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 Light" svg:font-family="'Calibri Light'"/>
    <style:font-face style:name="Courier New1" svg:font-family="'Courier New'"/>
    <style:font-face style:name="Ubuntu Mono1" svg:font-family="'Ubuntu Mono'" style:font-pitch="fixed"/>
    <style:font-face style:name="Bitstream Vera Sans1" svg:font-family="'Bitstream Vera Sans'" style:font-pitch="variable"/>
    <style:font-face style:name="Calibri1" svg:font-family="Calibri" style:font-pitch="variable"/>
    <style:font-face style:name="Calibri Light1" svg:font-family="'Calibri Light'" style:font-pitch="variable"/>
    <style:font-face style:name="Courier New" svg:font-family="'Courier New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Ubuntu1" svg:font-family="Ubuntu" style:font-adornments="Light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ff62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center" draw:textarea-vertical-align="top" draw:auto-grow-height="true" draw:auto-grow-width="false" fo:min-height="0.772cm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standard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2.738cm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false" fo:min-height="0.772cm" fo:padding-top="0.127cm" fo:padding-bottom="0.127cm" fo:padding-left="0.254cm" fo:padding-right="0.254cm" fo:wrap-option="wrap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false" fo:min-height="5.389cm" fo:padding-top="0.127cm" fo:padding-bottom="0.127cm" fo:padding-left="0.254cm" fo:padding-right="0.254cm" fo:wrap-option="wrap"/>
      <style:paragraph-properties style:writing-mode="lr-tb"/>
    </style:style>
    <style:style style:name="gr7" style:family="graphic" style:parent-style-name="standard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2.995cm" fo:padding-top="0.127cm" fo:padding-bottom="0.127cm" fo:padding-left="0.254cm" fo:padding-right="0.254cm" fo:wrap-option="wrap"/>
      <style:paragraph-properties style:writing-mode="lr-tb"/>
    </style:style>
    <style:style style:name="gr8" style:family="graphic" style:parent-style-name="standard">
      <style:graphic-properties draw:stroke="none" draw:fill="solid" draw:fill-color="#ff6200" draw:opacity="100%" draw:textarea-horizontal-align="center" draw:textarea-vertical-align="middle" draw:auto-grow-height="false" draw:auto-grow-width="false" fo:min-height="0.469cm" fo:min-width="33.359cm" fo:padding-top="0.127cm" fo:padding-bottom="0.127cm" fo:padding-left="0.254cm" fo:padding-right="0.254cm" fo:wrap-option="wrap"/>
      <style:paragraph-properties style:writing-mode="lr-tb"/>
    </style:style>
    <style:style style:name="gr9" style:family="graphic" style:parent-style-name="standard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4.145cm" fo:padding-top="0.127cm" fo:padding-bottom="0.127cm" fo:padding-left="0.254cm" fo:padding-right="0.254cm" fo:wrap-option="wrap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31cm" fo:min-width="13.549cm"/>
      <style:paragraph-properties style:writing-mode="lr-tb"/>
    </style:style>
    <style:style style:name="gr11" style:family="graphic" style:parent-style-name="standard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5.329cm" fo:padding-top="0.127cm" fo:padding-bottom="0.127cm" fo:padding-left="0.254cm" fo:padding-right="0.254cm" fo:wrap-option="wrap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cm" fo:min-width="16.70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2.542cm"/>
      <style:paragraph-properties style:writing-mode="lr-tb"/>
    </style:style>
    <style:style style:name="gr14" style:family="graphic" style:parent-style-name="standard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3.553cm" fo:padding-top="0.127cm" fo:padding-bottom="0.127cm" fo:padding-left="0.254cm" fo:padding-right="0.254cm" fo:wrap-option="wrap"/>
      <style:paragraph-properties style:writing-mode="lr-tb"/>
    </style:style>
    <style:style style:name="gr15" style:family="graphic" style:parent-style-name="standard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3.723cm" fo:padding-top="0.127cm" fo:padding-bottom="0.127cm" fo:padding-left="0.254cm" fo:padding-right="0.254cm" fo:wrap-option="wrap"/>
      <style:paragraph-properties style:writing-mode="lr-tb"/>
    </style:style>
    <style:style style:name="gr16" style:family="graphic" style:parent-style-name="standard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4.737cm" fo:padding-top="0.127cm" fo:padding-bottom="0.127cm" fo:padding-left="0.254cm" fo:padding-right="0.254cm" fo:wrap-option="wrap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cm" fo:min-width="0cm"/>
      <style:paragraph-properties style:writing-mode="lr-tb"/>
    </style:style>
    <style:style style:name="gr18" style:family="graphic" style:parent-style-name="standard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8.289cm" fo:padding-top="0.127cm" fo:padding-bottom="0.127cm" fo:padding-left="0.254cm" fo:padding-right="0.254cm" fo:wrap-option="wrap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39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93cm" fo:min-width="0cm"/>
      <style:paragraph-properties style:writing-mode="lr-tb"/>
    </style:style>
    <style:style style:name="gr21" style:family="graphic" style:parent-style-name="standard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7.105cm" fo:padding-top="0.127cm" fo:padding-bottom="0.127cm" fo:padding-left="0.254cm" fo:padding-right="0.254cm" fo:wrap-option="wrap"/>
      <style:paragraph-properties style:writing-mode="lr-tb"/>
    </style:style>
    <style:style style:name="gr22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4.985cm" fo:min-width="0cm"/>
      <style:paragraph-properties style:writing-mode="lr-tb"/>
    </style:style>
    <style:style style:name="pr1" style:family="presentation" style:parent-style-name="Master1-Layout1-title-Başlık-Slaydı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Başlık-Slaydı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Başlık-Slaydı-notes">
      <style:graphic-properties draw:fill-color="#ffffff" fo:min-height="13.364cm"/>
      <style:paragraph-properties style:writing-mode="lr-tb"/>
    </style:style>
    <style:style style:name="pr4" style:family="presentation" style:parent-style-name="Master1-Layout2-obj-Başlık-ve-İçerik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Master1-Layout2-obj-Başlık-ve-İçerik-notes">
      <style:graphic-properties draw:fill-color="#ffffff" fo:min-height="13.364cm"/>
      <style:paragraph-properties style:writing-mode="lr-tb"/>
    </style:style>
    <style:style style:name="pr7" style:family="presentation" style:parent-style-name="Master1-Layout2-obj-Başlık-ve-İçerik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Master1-Layout2-obj-Başlık-ve-İçerik-outline1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style:font-name="Ubuntu" fo:font-size="36pt" style:font-size-asian="36pt" style:font-size-complex="36pt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style:font-name="Ubuntu"/>
    </style:style>
    <style:style style:name="P5" style:family="paragraph">
      <loext:graphic-properties draw:fill="solid" draw:fill-color="#ff6200" draw:opacity="100%"/>
      <style:paragraph-properties style:writing-mode="lr-tb" style:font-independent-line-spacing="true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/>
      <style:paragraph-properties fo:margin-left="0cm" fo:margin-right="0cm" fo:margin-top="0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style:font-name="Ubuntu"/>
    </style:style>
    <style:style style:name="P8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P9" style:family="paragraph">
      <style:paragraph-properties fo:margin-left="0.953cm" fo:margin-right="0cm" fo:margin-top="0.353cm" fo:margin-bottom="0cm" fo:line-height="90%" fo:text-align="start" fo:text-indent="-0.953cm" style:punctuation-wrap="hanging" style:writing-mode="lr-tb">
        <style:tab-stops/>
      </style:paragraph-properties>
    </style:style>
    <style:style style:name="P10" style:family="paragraph">
      <loext:graphic-properties draw:fill="none"/>
      <style:paragraph-properties style:writing-mode="lr-tb" style:font-independent-line-spacing="true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12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style:font-name="Ubuntu Mono1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4" style:family="paragraph">
      <loext:graphic-properties draw:fill="solid" draw:fill-color="#ffffff" draw:opacity="100%"/>
      <style:paragraph-properties style:writing-mode="lr-tb" style:font-independent-line-spacing="true"/>
      <style:text-properties style:font-name="Ubuntu Mono1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Ubuntu Mono1"/>
    </style:style>
    <style:style style:name="P16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Ubuntu Mono1"/>
    </style:style>
    <style:style style:name="P17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Ubuntu Mono1" fo:font-size="18pt"/>
    </style:style>
    <style:style style:name="P18" style:family="paragraph">
      <loext:graphic-properties draw:fill="none" draw:fill-color="#ffffff"/>
      <style:paragraph-properties style:writing-mode="lr-tb"/>
      <style:text-properties fo:color="#000000" loext:opacity="100%" style:font-name="Ubuntu Mono1" fo:font-size="12pt" style:font-size-asian="12pt" style:font-size-complex="12pt"/>
    </style:style>
    <style:style style:name="P19" style:family="paragraph">
      <loext:graphic-properties draw:fill-color="#ffffff"/>
      <style:paragraph-properties style:writing-mode="lr-tb"/>
      <style:text-properties fo:font-size="20pt"/>
    </style:style>
    <style:style style:name="P20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Ubuntu Mono1" fo:font-size="14pt" style:font-size-asian="14pt" style:font-size-complex="14pt"/>
    </style:style>
    <style:style style:name="P21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Ubuntu Mono1" fo:font-size="18pt" style:font-size-asian="18pt" style:font-size-complex="18pt"/>
    </style:style>
    <style:style style:name="P22" style:family="paragraph">
      <loext:graphic-properties draw:fill="none"/>
      <style:paragraph-properties style:writing-mode="lr-tb" style:font-independent-line-spacing="true"/>
      <style:text-properties style:font-name="Ubuntu1"/>
    </style:style>
    <style:style style:name="P23" style:family="paragraph">
      <style:paragraph-properties fo:margin-left="0cm" fo:margin-right="0cm" fo:margin-top="0cm" fo:margin-bottom="0cm" fo:line-height="100%" fo:text-indent="0cm"/>
    </style:style>
    <style:style style:name="P24" style:family="paragraph">
      <loext:graphic-properties draw:fill="none" draw:fill-color="#ffffff"/>
      <style:paragraph-properties style:writing-mode="lr-tb"/>
      <style:text-properties style:font-name="Ubuntu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48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48pt" style:font-style-asian="normal" style:font-weight-asian="normal" style:font-name-complex="Calibri Light" style:font-size-complex="48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24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44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name-complex="Calibri Light" style:font-size-complex="44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28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5" style:family="text">
      <style:text-properties fo:font-variant="normal" fo:text-transform="none" fo:color="#00b050" loext:opacity="100%" style:text-line-through-style="none" style:text-line-through-type="none" style:text-position="0% 100%" style:font-name="Calibri" fo:font-size="28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8" style:family="text">
      <style:text-properties fo:font-variant="normal" fo:text-transform="none" fo:color="#92d050" loext:opacity="100%" style:text-line-through-style="none" style:text-line-through-type="none" style:text-position="0% 100%" style:font-name="Calibri" fo:font-size="20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9" style:family="text">
      <style:text-properties fo:font-variant="normal" fo:text-transform="none" fo:color="#ff0000" loext:opacity="100%" style:text-line-through-style="none" style:text-line-through-type="none" style:text-position="0% 100%" style:font-name="Calibri" fo:font-size="20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Ubuntu Mono1" fo:font-size="18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Courier New1" style:font-size-complex="18pt" style:font-style-complex="normal" style:font-weight-complex="normal"/>
    </style:style>
    <style:style style:name="T12" style:family="text">
      <style:text-properties fo:font-variant="normal" fo:text-transform="none" fo:color="#00b050" loext:opacity="100%" style:text-line-through-style="none" style:text-line-through-type="none" style:text-position="0% 100%" style:font-name="Calibri" fo:font-size="28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Ubuntu Mono1" fo:font-size="16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Ubuntu Mono1" fo:font-size="16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15" style:family="text">
      <style:text-properties fo:font-variant="normal" fo:text-transform="none" fo:color="#ff0000" loext:opacity="100%" style:text-line-through-style="none" style:text-line-through-type="none" style:text-position="0% 100%" style:font-name="Calibri" fo:font-size="18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Ubuntu Mono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Courier New1" style:font-size-complex="18pt" style:font-style-complex="normal" style:font-weight-complex="normal"/>
    </style:style>
    <style:style style:name="T17" style:family="text">
      <style:text-properties fo:font-variant="normal" fo:text-transform="none" fo:color="#ffc000" loext:opacity="100%" style:text-line-through-style="none" style:text-line-through-type="none" style:text-position="0% 100%" style:font-name="Ubuntu Mono1" fo:font-size="18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Courier New1" style:font-size-complex="18pt" style:font-style-complex="normal" style:font-weight-complex="normal"/>
    </style:style>
    <style:style style:name="T18" style:family="text">
      <style:text-properties fo:font-variant="normal" fo:text-transform="none" fo:color="#c9211e" loext:opacity="100%" style:text-line-through-style="none" style:text-line-through-type="none" style:text-position="0% 100%" style:font-name="Ubuntu Mono1" fo:font-size="18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Courier New1" style:font-size-complex="18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Ubuntu Mono1" fo:font-size="18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20" style:family="text">
      <style:text-properties fo:font-variant="normal" fo:text-transform="none" fo:color="#7f7f7f" loext:opacity="100%" style:text-line-through-style="none" style:text-line-through-type="none" style:text-position="0% 100%" style:font-name="Ubuntu Mono1" fo:font-size="18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Courier New1" style:font-size-complex="18pt" style:font-style-complex="normal" style:font-weight-complex="normal"/>
    </style:style>
    <style:style style:name="T21" style:family="text">
      <style:text-properties fo:font-variant="normal" fo:text-transform="none" fo:color="#c9211e" loext:opacity="100%" style:text-line-through-style="none" style:text-line-through-type="none" style:text-position="0% 100%" style:font-name="Ubuntu Mono1" fo:font-size="14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Ubuntu Mono1" fo:font-size="14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23" style:family="text">
      <style:text-properties fo:font-variant="normal" fo:text-transform="none" fo:color="#ff860d" loext:opacity="100%" style:text-line-through-style="none" style:text-line-through-type="none" style:text-position="0% 100%" style:font-name="Ubuntu Mono1" fo:font-size="14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24" style:family="text">
      <style:text-properties fo:font-variant="normal" fo:text-transform="none" style:text-line-through-style="none" style:text-line-through-type="none" style:text-position="0% 100%" style:font-name="Ubuntu Mono1" fo:font-size="14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25" style:family="text">
      <style:text-properties fo:color="#000000" loext:opacity="100%" style:font-name="Ubuntu Mono1" fo:font-size="12pt" style:font-size-asian="12pt" style:font-size-complex="12pt"/>
    </style:style>
    <style:style style:name="T26" style:family="text">
      <style:text-properties fo:color="#3faf46" loext:opacity="100%" style:font-name="Ubuntu Mono1" fo:font-size="12pt" style:font-size-asian="12pt" style:font-size-complex="12pt"/>
    </style:style>
    <style:style style:name="T27" style:family="text">
      <style:text-properties fo:color="#ff4000" loext:opacity="100%" style:font-name="Ubuntu Mono1" fo:font-size="12pt" style:font-size-asian="12pt" style:font-size-complex="12pt"/>
    </style:style>
    <style:style style:name="T28" style:family="text">
      <style:text-properties fo:font-variant="normal" fo:text-transform="none" fo:color="#999999" loext:opacity="100%" style:text-line-through-style="none" style:text-line-through-type="none" style:text-position="0% 100%" style:font-name="Ubuntu Mono1" fo:font-size="14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29" style:family="text">
      <style:text-properties fo:font-variant="normal" fo:text-transform="none" style:use-window-font-color="true" loext:opacity="0%" style:text-line-through-style="none" style:text-line-through-type="none" style:text-position="0% 100%" style:font-name="Ubuntu Mono1" fo:font-size="14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 Mono1" fo:font-size="14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" style:font-size-asian="14pt" style:font-style-asian="normal" style:font-weight-asian="normal" style:font-name-complex="Calib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780373" loext:opacity="100%" style:text-outline="false" style:text-line-through-style="none" style:text-line-through-type="none" style:text-position="0% 100%" style:font-name="Ubuntu Mono1" fo:font-size="14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" style:font-size-asian="14pt" style:font-style-asian="normal" style:font-weight-asian="normal" style:font-name-complex="Calib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a933" loext:opacity="100%" style:text-outline="false" style:text-line-through-style="none" style:text-line-through-type="none" style:text-position="0% 100%" style:font-name="Ubuntu Mono1" fo:font-size="14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" style:font-size-asian="14pt" style:font-style-asian="normal" style:font-weight-asian="normal" style:font-name-complex="Calib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a933" loext:opacity="100%" style:text-line-through-style="none" style:text-line-through-type="none" style:text-position="0% 100%" style:font-name="Ubuntu Mono1" fo:font-size="14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34" style:family="text">
      <style:text-properties fo:font-variant="normal" fo:text-transform="none" style:text-outline="false" style:text-line-through-style="none" style:text-line-through-type="none" style:text-position="0% 100%" style:font-name="Ubuntu Mono1" fo:font-size="14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" style:font-size-asian="14pt" style:font-style-asian="normal" style:font-weight-asian="normal" style:font-name-complex="Calib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Ubuntu Mono1" fo:font-size="14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" style:font-size-asian="14pt" style:font-style-asian="normal" style:font-weight-asian="normal" style:font-name-complex="Calib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780373" loext:opacity="100%" style:text-line-through-style="none" style:text-line-through-type="none" style:text-position="0% 100%" style:font-name="Ubuntu Mono1" fo:font-size="14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37" style:family="text">
      <style:text-properties fo:font-variant="normal" fo:text-transform="none" fo:color="#ff0000" loext:opacity="100%" style:text-line-through-style="none" style:text-line-through-type="none" style:text-position="0% 100%" style:font-name="Ubuntu Mono1" fo:font-size="14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 Mono1" fo:font-size="18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" style:font-size-asian="14pt" style:font-style-asian="normal" style:font-weight-asian="normal" style:font-name-complex="Calib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text-line-through-style="none" style:text-line-through-type="none" style:text-position="0% 100%" style:font-name="Ubuntu Mono1" fo:font-size="18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40" style:family="text">
      <style:text-properties fo:font-variant="normal" fo:text-transform="none" fo:color="#999999" loext:opacity="100%" style:text-outline="false" style:text-line-through-style="none" style:text-line-through-type="none" style:text-position="0% 100%" style:font-name="Ubuntu Mono1" fo:font-size="14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" style:font-size-asian="14pt" style:font-style-asian="normal" style:font-weight-asian="normal" style:font-name-complex="Calib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Ubuntu1" fo:font-size="44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name-complex="Calibri Light" style:font-size-complex="44pt" style:font-style-complex="normal" style:font-weight-complex="normal"/>
    </style:style>
    <style:style style:name="T42" style:family="text">
      <style:text-properties fo:color="#c9211e" loext:opacity="100%" style:font-name="Ubuntu Mono1" fo:font-size="14pt" style:font-size-asian="14pt" style:font-size-complex="14pt"/>
    </style:style>
    <style:style style:name="T43" style:family="text">
      <style:text-properties style:use-window-font-color="true" loext:opacity="0%" style:font-name="Ubuntu Mono1" fo:font-size="14pt" style:font-size-asian="14pt" style:font-size-complex="14pt"/>
    </style:style>
    <style:style style:name="T44" style:family="text">
      <style:text-properties fo:color="#ff860d" loext:opacity="100%" style:font-name="Ubuntu Mono1" fo:font-size="14pt" style:font-size-asian="14pt" style:font-size-complex="14pt"/>
    </style:style>
    <style:style style:name="T45" style:family="text">
      <style:text-properties fo:font-variant="normal" fo:text-transform="none" fo:color="#c9211e" loext:opacity="100%" style:text-outline="false" style:text-line-through-style="none" style:text-line-through-type="none" style:font-name="Ubuntu Mono1" fo:font-size="14pt" fo:font-style="normal" fo:text-shadow="none" style:text-underline-style="none" fo:font-weight="normal" style:letter-kerning="true" style:font-name-asian="Bitstream Vera Sans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font-name="Ubuntu Mono1" fo:font-size="14pt" fo:font-style="normal" fo:text-shadow="none" style:text-underline-style="none" fo:font-weight="normal" style:letter-kerning="true" style:font-name-asian="Bitstream Vera Sans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ff860d" loext:opacity="100%" style:text-outline="false" style:text-line-through-style="none" style:text-line-through-type="none" style:font-name="Ubuntu Mono1" fo:font-size="14pt" fo:font-style="normal" fo:text-shadow="none" style:text-underline-style="none" fo:font-weight="normal" style:letter-kerning="true" style:font-name-asian="Bitstream Vera Sans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3faf46" loext:opacity="100%" style:text-outline="false" style:text-line-through-style="none" style:text-line-through-type="none" style:text-position="0% 100%" style:font-name="Ubuntu Mono1" fo:font-size="14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" style:font-size-asian="14pt" style:font-style-asian="normal" style:font-weight-asian="normal" style:font-name-complex="Calib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ff860d" loext:opacity="100%" style:text-outline="false" style:text-line-through-style="none" style:text-line-through-type="none" style:text-position="0% 100%" style:font-name="Ubuntu Mono1" fo:font-size="14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" style:font-size-asian="14pt" style:font-style-asian="normal" style:font-weight-asian="normal" style:font-name-complex="Calib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style:font-name="Ubuntu"/>
    </style:style>
    <style:style style:name="T51" style:family="text">
      <style:text-properties style:font-name="Ubuntu Mono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Slide1" draw:style-name="dp1" draw:master-page-name="Master1-Layout1-title-Başlık-Slaydı" presentation:presentation-page-layout-name="AL1T33">
        <draw:frame draw:name="Başlık 1" presentation:style-name="pr1" draw:text-style-name="P2" draw:layer="layout" svg:width="25.4cm" svg:height="6.632cm" svg:x="4.233cm" svg:y="3.118cm" presentation:class="title" presentation:user-transformed="true">
          <draw:text-box>
            <text:p text:style-name="P1"><text:span text:style-name="T1">Rust'a Giriş</text:span></text:p>
          </draw:text-box>
        </draw:frame>
        <draw:frame draw:name="Alt Başlık 2" presentation:style-name="pr2" draw:text-style-name="P4" draw:layer="layout" svg:width="25.4cm" svg:height="4.599cm" svg:x="4.233cm" svg:y="10.006cm" presentation:class="subtitle" presentation:user-transformed="true">
          <draw:text-box>
            <text:p text:style-name="P3"><text:span text:style-name="T2">Hafta -1</text:span></text:p>
          </draw:text-box>
        </draw:frame>
        <draw:custom-shape draw:name="Dikdörtgen 3" draw:style-name="gr1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1" draw:master-page-name="Master1-Layout2-obj-Başlık-ve-İçerik" presentation:presentation-page-layout-name="AL2T18">
        <draw:frame draw:name="Başlık 1" presentation:style-name="pr4" draw:text-style-name="P7" draw:layer="layout" svg:width="29.21cm" svg:height="3.682cm" svg:x="2.328cm" svg:y="1.014cm" presentation:class="title" presentation:user-transformed="true">
          <draw:text-box>
            <text:p text:style-name="P1"><text:span text:style-name="T3">Kurulum</text:span></text:p>
          </draw:text-box>
        </draw:frame>
        <draw:frame draw:name="İçerik Yer Tutucusu 2" presentation:style-name="pr5" draw:text-style-name="P4" draw:layer="layout" svg:width="29.21cm" svg:height="12.087cm" svg:x="2.328cm" svg:y="5.071cm" presentation:class="outline" presentation:user-transformed="true">
          <draw:text-box>
            <text:list text:style-name="L2">
              <text:list-item>
                <text:p text:style-name="P3"><text:span text:style-name="T4">https://www.rust-lang.org/tools/install</text:span></text:p>
              </text:list-item>
            </text:list>
          </draw:text-box>
        </draw:frame>
        <draw:custom-shape draw:name="Dikdörtgen 4" draw:style-name="gr1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" draw:style-name="dp1" draw:master-page-name="Master1-Layout2-obj-Başlık-ve-İçerik" presentation:presentation-page-layout-name="AL2T18">
        <draw:frame draw:name="Başlık 1" presentation:style-name="pr4" draw:text-style-name="P7" draw:layer="layout" svg:width="29.21cm" svg:height="3.682cm" svg:x="2.328cm" svg:y="1.014cm" presentation:class="title" presentation:user-transformed="true">
          <draw:text-box>
            <text:p text:style-name="P1"><text:span text:style-name="T3">cargo</text:span></text:p>
          </draw:text-box>
        </draw:frame>
        <draw:frame draw:name="İçerik Yer Tutucusu 2" presentation:style-name="pr7" draw:text-style-name="P10" draw:layer="layout" svg:width="19.625cm" svg:height="12.087cm" svg:x="7.112cm" svg:y="4.693cm" presentation:class="outline">
          <draw:text-box>
            <text:list text:style-name="L2">
              <text:list-item>
                <text:p text:style-name="P8"><text:span text:style-name="T5">Ne için kullanılır?</text:span></text:p>
              </text:list-item>
            </text:list>
            <text:list text:style-name="L3">
              <text:list-item>
                <text:p text:style-name="P9"><text:span text:style-name="T6">Yeni proje oluşturmak</text:span></text:p>
              </text:list-item>
              <text:list-item>
                <text:p text:style-name="P9"><text:span text:style-name="T6">Projeyi derlemek</text:span></text:p>
              </text:list-item>
              <text:list-item>
                <text:p text:style-name="P9"><text:span text:style-name="T7">Projeye bağımlılık (paket) eklemek</text:span></text:p>
              </text:list-item>
              <text:list-item>
                <text:p text:style-name="P9"><text:span text:style-name="T7">Projeyi çalıştırmak</text:span></text:p>
              </text:list-item>
              <text:list-item>
                <text:p text:style-name="P9"><text:span text:style-name="T7">Projeyi test etmek</text:span></text:p>
              </text:list-item>
              <text:list-item>
                <text:p text:style-name="P9"><text:span text:style-name="T7"/></text:p>
              </text:list-item>
              <text:list-item>
                <text:p text:style-name="P9"><text:span text:style-name="T7">Kısaca:</text:span><text:span text:style-name="T8"> </text:span><text:span text:style-name="T9">Her şey için "cargo"</text:span></text:p>
              </text:list-item>
            </text:list>
            <text:list text:style-name="L2">
              <text:list-item>
                <text:p text:style-name="P8"><text:span text:style-name="T10"/></text:p>
              </text:list-item>
            </text:list>
          </draw:text-box>
        </draw:frame>
        <draw:custom-shape draw:name="Dikdörtgen 4" draw:style-name="gr1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1" draw:master-page-name="Master1-Layout2-obj-Başlık-ve-İçerik" presentation:presentation-page-layout-name="AL2T18">
        <draw:frame draw:name="Başlık 1" presentation:style-name="pr4" draw:text-style-name="P7" draw:layer="layout" svg:width="29.21cm" svg:height="3.682cm" svg:x="2.328cm" svg:y="1.014cm" presentation:class="title" presentation:user-transformed="true">
          <draw:text-box>
            <text:p text:style-name="P1"><text:span text:style-name="T3">cargo</text:span></text:p>
          </draw:text-box>
        </draw:frame>
        <draw:frame draw:name="İçerik Yer Tutucusu 2" presentation:style-name="pr8" draw:text-style-name="P10" draw:layer="layout" svg:width="19.625cm" svg:height="12.087cm" svg:x="7.112cm" svg:y="5.329cm" presentation:class="outline">
          <draw:text-box>
            <text:list text:style-name="L2">
              <text:list-item>
                <text:p text:style-name="P3"><text:span text:style-name="T5">Yeni proje</text:span></text:p>
              </text:list-item>
            </text:list>
          </draw:text-box>
        </draw:frame>
        <draw:custom-shape draw:name="Dikdörtgen 4" draw:style-name="gr1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" draw:style-name="gr3" draw:text-style-name="P12" draw:layer="layout" svg:width="19.649cm" svg:height="1.026cm" svg:x="7.118cm" svg:y="6.842cm">
          <draw:text-box>
            <text:p text:style-name="P11"><text:span text:style-name="T11">$ cargo ini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" draw:style-name="dp1" draw:master-page-name="Master1-Layout2-obj-Başlık-ve-İçerik" presentation:presentation-page-layout-name="AL2T18">
        <draw:frame draw:name="Başlık 1" presentation:style-name="pr4" draw:text-style-name="P7" draw:layer="layout" svg:width="29.21cm" svg:height="3.682cm" svg:x="2.328cm" svg:y="1.014cm" presentation:class="title" presentation:user-transformed="true">
          <draw:text-box>
            <text:p text:style-name="P1"><text:span text:style-name="T3">cargo</text:span></text:p>
          </draw:text-box>
        </draw:frame>
        <draw:frame draw:name="İçerik Yer Tutucusu 2" presentation:style-name="pr8" draw:text-style-name="P10" draw:layer="layout" svg:width="19.625cm" svg:height="12.087cm" svg:x="7.112cm" svg:y="5.329cm" presentation:class="outline">
          <draw:text-box>
            <text:list text:style-name="L2">
              <text:list-item>
                <text:p text:style-name="P3"><text:span text:style-name="T5">Derleme</text:span></text:p>
              </text:list-item>
            </text:list>
          </draw:text-box>
        </draw:frame>
        <draw:custom-shape draw:name="Dikdörtgen 4" draw:style-name="gr1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" draw:style-name="gr3" draw:text-style-name="P12" draw:layer="layout" svg:width="19.649cm" svg:height="1.026cm" svg:x="7.118cm" svg:y="6.842cm">
          <draw:text-box>
            <text:p text:style-name="P11"><text:span text:style-name="T11">$ cargo build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1" draw:master-page-name="Master1-Layout2-obj-Başlık-ve-İçerik" presentation:presentation-page-layout-name="AL2T18">
        <draw:frame draw:name="Başlık 1" presentation:style-name="pr4" draw:text-style-name="P7" draw:layer="layout" svg:width="29.21cm" svg:height="3.682cm" svg:x="2.328cm" svg:y="1.014cm" presentation:class="title" presentation:user-transformed="true">
          <draw:text-box>
            <text:p text:style-name="P1"><text:span text:style-name="T3">cargo</text:span></text:p>
          </draw:text-box>
        </draw:frame>
        <draw:frame draw:name="İçerik Yer Tutucusu 2" presentation:style-name="pr8" draw:text-style-name="P10" draw:layer="layout" svg:width="19.625cm" svg:height="12.087cm" svg:x="7.112cm" svg:y="5.329cm" presentation:class="outline">
          <draw:text-box>
            <text:list text:style-name="L2">
              <text:list-item>
                <text:p text:style-name="P3"><text:span text:style-name="T12">Bağımlılık ekleme</text:span></text:p>
              </text:list-item>
            </text:list>
          </draw:text-box>
        </draw:frame>
        <draw:custom-shape draw:name="Dikdörtgen 4" draw:style-name="gr1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" draw:style-name="gr4" draw:text-style-name="P14" draw:layer="layout" svg:width="19.649cm" svg:height="2.992cm" svg:x="7.118cm" svg:y="7.634cm">
          <draw:text-box>
            <text:p text:style-name="P13"><text:span text:style-name="T13">[dependencies]</text:span></text:p>
            <text:p text:style-name="P13"><text:span text:style-name="T13">paket = "versiyon"</text:span></text:p>
            <text:p text:style-name="P13"><text:span text:style-name="T14"/></text:p>
            <text:p text:style-name="P13"><text:span text:style-name="T14">rustfft = "6.0.1"</text:span></text:p>
          </draw:text-box>
        </draw:frame>
        <draw:frame draw:name="Metin kutusu 5" draw:style-name="gr5" draw:text-style-name="P10" draw:layer="layout" svg:width="7.62cm" svg:height="1.026cm" svg:x="6.945cm" svg:y="6.618cm">
          <draw:text-box>
            <text:p text:style-name="P13"><text:span text:style-name="T15">Cargo.toml: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1" draw:master-page-name="Master1-Layout2-obj-Başlık-ve-İçerik" presentation:presentation-page-layout-name="AL2T18">
        <draw:frame draw:name="Başlık 1" presentation:style-name="pr4" draw:text-style-name="P10" draw:layer="layout" svg:width="29.21cm" svg:height="3.682cm" svg:x="2.328cm" svg:y="1.014cm" presentation:class="title">
          <draw:text-box>
            <text:p text:style-name="P1"><text:span text:style-name="T3">cargo</text:span></text:p>
          </draw:text-box>
        </draw:frame>
        <draw:frame draw:name="İçerik Yer Tutucusu 2" presentation:style-name="pr8" draw:text-style-name="P10" draw:layer="layout" svg:width="19.625cm" svg:height="12.087cm" svg:x="7.112cm" svg:y="5.329cm" presentation:class="outline">
          <draw:text-box>
            <text:list text:style-name="L2">
              <text:list-item>
                <text:p text:style-name="P3"><text:span text:style-name="T5">Çalıştırma</text:span></text:p>
              </text:list-item>
            </text:list>
          </draw:text-box>
        </draw:frame>
        <draw:custom-shape draw:name="Dikdörtgen 4" draw:style-name="gr1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" draw:style-name="gr3" draw:text-style-name="P12" draw:layer="layout" svg:width="19.649cm" svg:height="1.026cm" svg:x="7.118cm" svg:y="6.842cm">
          <draw:text-box>
            <text:p text:style-name="P11"><text:span text:style-name="T11">$ cargo ru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1" draw:master-page-name="Master1-Layout2-obj-Başlık-ve-İçerik" presentation:presentation-page-layout-name="AL2T18">
        <draw:frame draw:name="Başlık 1" presentation:style-name="pr4" draw:text-style-name="P10" draw:layer="layout" svg:width="29.21cm" svg:height="3.682cm" svg:x="2.328cm" svg:y="1.014cm" presentation:class="title">
          <draw:text-box>
            <text:p text:style-name="P1"><text:span text:style-name="T3">cargo</text:span></text:p>
          </draw:text-box>
        </draw:frame>
        <draw:frame draw:name="İçerik Yer Tutucusu 2" presentation:style-name="pr8" draw:text-style-name="P10" draw:layer="layout" svg:width="19.625cm" svg:height="12.087cm" svg:x="7.112cm" svg:y="5.329cm" presentation:class="outline">
          <draw:text-box>
            <text:list text:style-name="L2">
              <text:list-item>
                <text:p text:style-name="P3"><text:span text:style-name="T5">Testleri çalıştırma</text:span></text:p>
              </text:list-item>
            </text:list>
          </draw:text-box>
        </draw:frame>
        <draw:custom-shape draw:name="Dikdörtgen 4" draw:style-name="gr1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" draw:style-name="gr3" draw:text-style-name="P12" draw:layer="layout" svg:width="19.649cm" svg:height="1.026cm" svg:x="7.118cm" svg:y="6.842cm">
          <draw:text-box>
            <text:p text:style-name="P11"><text:span text:style-name="T11">$ cargo tes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9" draw:style-name="dp1" draw:master-page-name="Master1-Layout2-obj-Başlık-ve-İçerik" presentation:presentation-page-layout-name="AL2T18">
        <draw:frame draw:name="Başlık 1" presentation:style-name="pr4" draw:text-style-name="P10" draw:layer="layout" svg:width="29.21cm" svg:height="3.682cm" svg:x="2.328cm" svg:y="1.014cm" presentation:class="title">
          <draw:text-box>
            <text:p text:style-name="P1"><text:span text:style-name="T3">cargo</text:span></text:p>
          </draw:text-box>
        </draw:frame>
        <draw:frame draw:name="İçerik Yer Tutucusu 2" presentation:style-name="pr8" draw:text-style-name="P10" draw:layer="layout" svg:width="19.625cm" svg:height="1.366cm" svg:x="7.112cm" svg:y="5.329cm" presentation:class="outline">
          <draw:text-box>
            <text:list text:style-name="L2">
              <text:list-item>
                <text:p text:style-name="P3"><text:span text:style-name="T5">Proje hiyerarşisi</text:span></text:p>
              </text:list-item>
            </text:list>
          </draw:text-box>
        </draw:frame>
        <draw:custom-shape draw:name="Dikdörtgen 4" draw:style-name="gr1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5" draw:style-name="gr6" draw:text-style-name="P15" draw:layer="layout" svg:width="14.159cm" svg:height="5.643cm" svg:x="9.854cm" svg:y="7.427cm">
          <draw:text-box>
            <text:p text:style-name="P13"><text:span text:style-name="T11">/Cargo.toml​</text:span></text:p>
            <text:p text:style-name="P13"><text:span text:style-name="T11"/></text:p>
            <text:p text:style-name="P13"><text:span text:style-name="T11">/src</text:span><text:span text:style-name="T16">​</text:span></text:p>
            <text:p text:style-name="P13"><text:span text:style-name="T11">  </text:span><text:span text:style-name="T11">--/main.rs</text:span></text:p>
            <text:p text:style-name="P13"><text:span text:style-name="T17">  </text:span><text:span text:style-name="T18">--/lib.rs</text:span></text:p>
            <text:p text:style-name="P13"><text:span text:style-name="T19"/></text:p>
            <text:p text:style-name="P13"><text:span text:style-name="T19">/target</text:span></text:p>
          </draw:text-box>
        </draw:frame>
        <draw:frame draw:name="Metin kutusu 6" draw:style-name="gr6" draw:text-style-name="P15" draw:layer="layout" svg:width="12.027cm" svg:height="5.643cm" svg:x="15.418cm" svg:y="7.427cm">
          <draw:text-box>
            <text:p text:style-name="P13"><text:span text:style-name="T20">- Proje bilgileri</text:span></text:p>
            <text:p text:style-name="P13"><text:span text:style-name="T20"/></text:p>
            <text:p text:style-name="P13"><text:span text:style-name="T20">- Kaynak kodlar</text:span></text:p>
            <text:p text:style-name="P13"><text:span text:style-name="T20"/></text:p>
            <text:p text:style-name="P13"><text:span text:style-name="T20">- *eğer bir crate ise</text:span></text:p>
            <text:p text:style-name="P13"><text:span text:style-name="T20"/></text:p>
            <text:p text:style-name="P13"><text:span text:style-name="T20">- Exe çıktısı ve bağımlılıklar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1" draw:master-page-name="Master1-Layout2-obj-Başlık-ve-İçerik" presentation:presentation-page-layout-name="AL2T18">
        <draw:frame draw:name="Başlık 1" presentation:style-name="pr4" draw:text-style-name="P10" draw:layer="layout" svg:width="29.21cm" svg:height="3.682cm" svg:x="2.328cm" svg:y="1.014cm" presentation:class="title">
          <draw:text-box>
            <text:p text:style-name="P1"><text:span text:style-name="T3">Syntax</text:span></text:p>
          </draw:text-box>
        </draw:frame>
        <draw:frame draw:name="İçerik Yer Tutucusu 2" presentation:style-name="pr8" draw:text-style-name="P10" draw:layer="layout" svg:width="19.625cm" svg:height="1.513cm" svg:x="7.112cm" svg:y="5.329cm" presentation:class="outline" presentation:user-transformed="true">
          <draw:text-box>
            <text:list text:style-name="L2">
              <text:list-item>
                <text:p text:style-name="P3"><text:span text:style-name="T5">Değişkenler</text:span></text:p>
              </text:list-item>
            </text:list>
          </draw:text-box>
        </draw:frame>
        <draw:custom-shape draw:name="Dikdörtgen 4" draw:style-name="gr1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" draw:style-name="gr7" draw:text-style-name="P16" draw:layer="layout" svg:width="19.649cm" svg:height="3.249cm" svg:x="7.118cm" svg:y="6.842cm">
          <draw:text-box>
            <text:p text:style-name="P13"><text:span text:style-name="T21">let</text:span><text:span text:style-name="T22"> a = </text:span><text:span text:style-name="T23">1</text:span><text:span text:style-name="T22">;</text:span></text:p>
            <text:p text:style-name="P13"><text:span text:style-name="T22"/></text:p>
            <text:p text:style-name="P13"><text:span text:style-name="T21">let</text:span><text:span text:style-name="T22"> b = </text:span><text:span text:style-name="T23">1i32</text:span><text:span text:style-name="T22">;</text:span></text:p>
            <text:p text:style-name="P13"><text:span text:style-name="T22"/></text:p>
            <text:p text:style-name="P13"><text:span text:style-name="T21">let</text:span><text:span text:style-name="T22"> c:</text:span><text:span text:style-name="T23">i32</text:span><text:span text:style-name="T22"> = </text:span><text:span text:style-name="T23">1</text:span><text:span text:style-name="T22">;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1-Layout2-obj-Başlık-ve-İçerik" presentation:presentation-page-layout-name="AL2T18">
        <draw:frame draw:name="Başlık 1_0" presentation:style-name="pr4" draw:text-style-name="P10" draw:layer="layout" svg:width="29.21cm" svg:height="3.682cm" svg:x="2.328cm" svg:y="1.014cm" presentation:class="title">
          <draw:text-box>
            <text:p text:style-name="P1"><text:span text:style-name="T3">Syntax</text:span></text:p>
          </draw:text-box>
        </draw:frame>
        <draw:frame draw:name="İçerik Yer Tutucusu 2_0" presentation:style-name="pr8" draw:text-style-name="P10" draw:layer="layout" svg:width="19.625cm" svg:height="1.513cm" svg:x="7.112cm" svg:y="5.329cm" presentation:class="outline" presentation:user-transformed="true">
          <draw:text-box>
            <text:list text:style-name="L2">
              <text:list-item>
                <text:p text:style-name="P3"><text:span text:style-name="T5">Değişkenler</text:span></text:p>
              </text:list-item>
            </text:list>
          </draw:text-box>
        </draw:frame>
        <draw:custom-shape draw:name="Dikdörtgen 4_0" draw:style-name="gr8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0" draw:style-name="gr9" draw:text-style-name="P16" draw:layer="layout" svg:width="19.649cm" svg:height="4.399cm" svg:x="7.118cm" svg:y="6.842cm">
          <draw:text-box>
            <text:p text:style-name="P13"><text:span text:style-name="T21">Length</text:span><text:span text:style-name="T21"><text:tab/></text:span><text:span text:style-name="T21"><text:tab/></text:span><text:span text:style-name="T21">Signed</text:span><text:span text:style-name="T21"><text:tab/></text:span><text:span text:style-name="T21">Unsigned</text:span></text:p>
            <text:p text:style-name="P13"><text:span text:style-name="T24">8-bit</text:span><text:span text:style-name="T24"><text:tab/></text:span><text:span text:style-name="T24"><text:tab/></text:span><text:span text:style-name="T24"><text:tab/></text:span><text:span text:style-name="T24">i8</text:span><text:span text:style-name="T24"><text:tab/></text:span><text:span text:style-name="T24"><text:tab/></text:span><text:span text:style-name="T24">u8</text:span></text:p>
            <text:p text:style-name="P13"><text:span text:style-name="T24">16-bit</text:span><text:span text:style-name="T24"><text:tab/></text:span><text:span text:style-name="T24"><text:tab/></text:span><text:span text:style-name="T24">i16</text:span><text:span text:style-name="T24"><text:tab/></text:span><text:span text:style-name="T24"><text:tab/></text:span><text:span text:style-name="T24">u16</text:span></text:p>
            <text:p text:style-name="P13"><text:span text:style-name="T24">32-bit</text:span><text:span text:style-name="T24"><text:tab/></text:span><text:span text:style-name="T24"><text:tab/></text:span><text:span text:style-name="T24">i32</text:span><text:span text:style-name="T24"><text:tab/></text:span><text:span text:style-name="T24"><text:tab/></text:span><text:span text:style-name="T24">u32</text:span></text:p>
            <text:p text:style-name="P13"><text:span text:style-name="T24">64-bit</text:span><text:span text:style-name="T24"><text:tab/></text:span><text:span text:style-name="T24"><text:tab/></text:span><text:span text:style-name="T24">i64</text:span><text:span text:style-name="T24"><text:tab/></text:span><text:span text:style-name="T24"><text:tab/></text:span><text:span text:style-name="T24">u64</text:span></text:p>
            <text:p text:style-name="P13"><text:span text:style-name="T24">128-bit</text:span><text:span text:style-name="T24"><text:tab/></text:span><text:span text:style-name="T24"><text:tab/></text:span><text:span text:style-name="T24">i128</text:span><text:span text:style-name="T24"><text:tab/></text:span><text:span text:style-name="T24"><text:tab/></text:span><text:span text:style-name="T24">u128</text:span></text:p>
            <text:p text:style-name="P13"><text:span text:style-name="T24">arch</text:span><text:span text:style-name="T24"><text:tab/></text:span><text:span text:style-name="T24"><text:tab/></text:span><text:span text:style-name="T24"><text:tab/></text:span><text:span text:style-name="T24">isize</text:span><text:span text:style-name="T24"><text:tab/></text:span><text:span text:style-name="T24">usiz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ster1-Layout2-obj-Başlık-ve-İçerik" presentation:presentation-page-layout-name="AL2T18">
        <draw:frame draw:name="Başlık 1_1" presentation:style-name="pr4" draw:text-style-name="P10" draw:layer="layout" svg:width="29.21cm" svg:height="3.682cm" svg:x="2.328cm" svg:y="1.014cm" presentation:class="title">
          <draw:text-box>
            <text:p text:style-name="P1"><text:span text:style-name="T3">Syntax</text:span></text:p>
          </draw:text-box>
        </draw:frame>
        <draw:frame draw:name="İçerik Yer Tutucusu 2_1" presentation:style-name="pr8" draw:text-style-name="P10" draw:layer="layout" svg:width="19.625cm" svg:height="1.513cm" svg:x="7.112cm" svg:y="5.329cm" presentation:class="outline" presentation:user-transformed="true">
          <draw:text-box>
            <text:list text:style-name="L2">
              <text:list-item>
                <text:p text:style-name="P3"><text:span text:style-name="T5">Değişkenler</text:span></text:p>
              </text:list-item>
            </text:list>
          </draw:text-box>
        </draw:frame>
        <draw:custom-shape draw:name="Dikdörtgen 4_1" draw:style-name="gr8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1" draw:style-name="gr7" draw:text-style-name="P17" draw:layer="layout" svg:width="19.649cm" svg:height="3.249cm" svg:x="7.118cm" svg:y="6.842cm">
          <draw:text-box>
            <text:p text:style-name="P13"><text:span text:style-name="T21">let</text:span><text:span text:style-name="T22"> i = </text:span><text:span text:style-name="T23">1</text:span><text:span text:style-name="T22">;</text:span></text:p>
            <text:p text:style-name="P13"><text:span text:style-name="T22"/></text:p>
            <text:p text:style-name="P13"><text:span text:style-name="T22">i = </text:span><text:span text:style-name="T23">5</text:span><text:span text:style-name="T22">;</text:span></text:p>
          </draw:text-box>
        </draw:frame>
        <draw:frame draw:style-name="gr10" draw:text-style-name="P18" draw:layer="layout" svg:width="14.049cm" svg:height="4.481cm" svg:x="7cm" svg:y="11cm">
          <draw:text-box>
            <text:p><text:span text:style-name="T25">error[E0384]: cannot assign twice to immutable variable `i`</text:span></text:p>
            <text:p><text:span text:style-name="T25"><text:s text:c="2"/></text:span><text:span text:style-name="T25">--&gt; main.rs:14:5</text:span></text:p>
            <text:p><text:span text:style-name="T25"><text:s text:c="3"/></text:span><text:span text:style-name="T25">|</text:span></text:p>
            <text:p><text:span text:style-name="T25">13 | <text:s text:c="4"/>let i = 1;</text:span></text:p>
            <text:p><text:span text:style-name="T25"><text:s text:c="3"/></text:span><text:span text:style-name="T25">| <text:s text:c="8"/>-</text:span></text:p>
            <text:p><text:span text:style-name="T25"><text:s text:c="3"/></text:span><text:span text:style-name="T25">| <text:s text:c="8"/>|</text:span></text:p>
            <text:p><text:span text:style-name="T25"><text:s text:c="3"/></text:span><text:span text:style-name="T25">| <text:s text:c="8"/>first assignment to `i`</text:span></text:p>
            <text:p><text:span text:style-name="T25"><text:s text:c="3"/></text:span><text:span text:style-name="T25">| <text:s text:c="8"/>help: </text:span><text:span text:style-name="T26">consider making this binding mutable: `mut i`</text:span></text:p>
            <text:p><text:span text:style-name="T25">14 | <text:s text:c="4"/>i = 5;</text:span></text:p>
            <text:p><text:span text:style-name="T25"><text:s text:c="3"/></text:span><text:span text:style-name="T25">| <text:s text:c="4"/>^^^^^ </text:span><text:span text:style-name="T27">cannot assign twice to immutable variabl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ster1-Layout2-obj-Başlık-ve-İçerik" presentation:presentation-page-layout-name="AL2T18">
        <draw:frame draw:name="Başlık 1_2" presentation:style-name="pr4" draw:text-style-name="P10" draw:layer="layout" svg:width="29.21cm" svg:height="3.682cm" svg:x="2.328cm" svg:y="1.014cm" presentation:class="title">
          <draw:text-box>
            <text:p text:style-name="P1"><text:span text:style-name="T3">Syntax</text:span></text:p>
          </draw:text-box>
        </draw:frame>
        <draw:frame draw:name="İçerik Yer Tutucusu 2_2" presentation:style-name="pr8" draw:text-style-name="P10" draw:layer="layout" svg:width="19.625cm" svg:height="1.513cm" svg:x="7.112cm" svg:y="5.329cm" presentation:class="outline" presentation:user-transformed="true">
          <draw:text-box>
            <text:list text:style-name="L2">
              <text:list-item>
                <text:p text:style-name="P3"><text:span text:style-name="T5">Mutability (Değiştirilebilirlik)</text:span></text:p>
              </text:list-item>
            </text:list>
          </draw:text-box>
        </draw:frame>
        <draw:custom-shape draw:name="Dikdörtgen 4_2" draw:style-name="gr8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2" draw:style-name="gr7" draw:text-style-name="P17" draw:layer="layout" svg:width="19.649cm" svg:height="3.249cm" svg:x="7.118cm" svg:y="6.842cm">
          <draw:text-box>
            <text:p text:style-name="P13"><text:span text:style-name="T21">let</text:span><text:span text:style-name="T22"> </text:span><text:span text:style-name="T21">mut</text:span><text:span text:style-name="T22"> i = </text:span><text:span text:style-name="T23">1</text:span><text:span text:style-name="T22">;</text:span></text:p>
            <text:p text:style-name="P13"><text:span text:style-name="T22"/></text:p>
            <text:p text:style-name="P13"><text:span text:style-name="T22">i = </text:span><text:span text:style-name="T23">5</text:span><text:span text:style-name="T22">;</text:span><text:span text:style-name="T28"> // Ok!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ster1-Layout2-obj-Başlık-ve-İçerik" presentation:presentation-page-layout-name="AL2T18">
        <draw:frame draw:name="Başlık 1_3" presentation:style-name="pr4" draw:text-style-name="P10" draw:layer="layout" svg:width="29.21cm" svg:height="3.682cm" svg:x="2.328cm" svg:y="1.014cm" presentation:class="title">
          <draw:text-box>
            <text:p text:style-name="P1"><text:span text:style-name="T3">Syntax</text:span></text:p>
          </draw:text-box>
        </draw:frame>
        <draw:frame draw:name="İçerik Yer Tutucusu 2_3" presentation:style-name="pr8" draw:text-style-name="P10" draw:layer="layout" svg:width="19.625cm" svg:height="1.513cm" svg:x="7.112cm" svg:y="5.329cm" presentation:class="outline" presentation:user-transformed="true">
          <draw:text-box>
            <text:list text:style-name="L2">
              <text:list-item>
                <text:p text:style-name="P3"><text:span text:style-name="T5">Fonksiyonlar</text:span></text:p>
              </text:list-item>
            </text:list>
          </draw:text-box>
        </draw:frame>
        <draw:custom-shape draw:name="Dikdörtgen 4_3" draw:style-name="gr8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3" draw:style-name="gr7" draw:text-style-name="P17" draw:layer="layout" svg:width="19.649cm" svg:height="3.249cm" svg:x="7.118cm" svg:y="6.842cm">
          <draw:text-box>
            <text:p text:style-name="P13"><text:span text:style-name="T21">fn</text:span><text:span text:style-name="T24"> main() {</text:span></text:p>
            <text:p text:style-name="P13"><text:span text:style-name="T24"/></text:p>
            <text:p text:style-name="P13"><text:span text:style-name="T24">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aster1-Layout2-obj-Başlık-ve-İçerik" presentation:presentation-page-layout-name="AL2T18">
        <draw:frame draw:name="Başlık 1_4" presentation:style-name="pr4" draw:text-style-name="P10" draw:layer="layout" svg:width="29.21cm" svg:height="3.682cm" svg:x="2.328cm" svg:y="1.014cm" presentation:class="title">
          <draw:text-box>
            <text:p text:style-name="P1"><text:span text:style-name="T3">Syntax</text:span></text:p>
          </draw:text-box>
        </draw:frame>
        <draw:frame draw:name="İçerik Yer Tutucusu 2_4" presentation:style-name="pr8" draw:text-style-name="P10" draw:layer="layout" svg:width="19.625cm" svg:height="1.513cm" svg:x="7.112cm" svg:y="5.329cm" presentation:class="outline" presentation:user-transformed="true">
          <draw:text-box>
            <text:list text:style-name="L2">
              <text:list-item>
                <text:p text:style-name="P3"><text:span text:style-name="T5">Fonksiyonlar</text:span></text:p>
              </text:list-item>
            </text:list>
          </draw:text-box>
        </draw:frame>
        <draw:custom-shape draw:name="Dikdörtgen 4_4" draw:style-name="gr8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4" draw:style-name="gr9" draw:text-style-name="P17" draw:layer="layout" svg:width="19.649cm" svg:height="4.399cm" svg:x="7.118cm" svg:y="6.842cm">
          <draw:text-box>
            <text:p text:style-name="P13"><text:span text:style-name="T21">fn</text:span><text:span text:style-name="T29"> karesi( sayi:</text:span><text:span text:style-name="T23">i32</text:span><text:span text:style-name="T29"> ) -&gt; </text:span><text:span text:style-name="T23">i32</text:span><text:span text:style-name="T29"> {</text:span></text:p>
            <text:p text:style-name="P13"><text:span text:style-name="T29"><text:tab/></text:span><text:span text:style-name="T21">return</text:span><text:span text:style-name="T29"> sayi * sayi;</text:span></text:p>
            <text:p text:style-name="P13"><text:span text:style-name="T29">}</text:span></text:p>
            <text:p text:style-name="P13"><text:span text:style-name="T21"/></text:p>
            <text:p text:style-name="P13"><text:span text:style-name="T21">fn</text:span><text:span text:style-name="T24"> main() {</text:span></text:p>
            <text:p text:style-name="P13"><text:span text:style-name="T24"><text:tab/></text:span><text:span text:style-name="T24">karesi(2);</text:span><text:span text:style-name="T28"> // 4</text:span></text:p>
            <text:p text:style-name="P13"><text:span text:style-name="T24">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aster1-Layout2-obj-Başlık-ve-İçerik" presentation:presentation-page-layout-name="AL2T18">
        <draw:frame draw:name="Başlık 1_5" presentation:style-name="pr4" draw:text-style-name="P10" draw:layer="layout" svg:width="29.21cm" svg:height="3.682cm" svg:x="2.328cm" svg:y="1.014cm" presentation:class="title">
          <draw:text-box>
            <text:p text:style-name="P1"><text:span text:style-name="T3">Syntax</text:span></text:p>
          </draw:text-box>
        </draw:frame>
        <draw:frame draw:name="İçerik Yer Tutucusu 2_5" presentation:style-name="pr8" draw:text-style-name="P10" draw:layer="layout" svg:width="19.625cm" svg:height="1.513cm" svg:x="7.112cm" svg:y="5.329cm" presentation:class="outline" presentation:user-transformed="true">
          <draw:text-box>
            <text:list text:style-name="L2">
              <text:list-item>
                <text:p text:style-name="P3"><text:span text:style-name="T5">Fonksiyonlar</text:span></text:p>
              </text:list-item>
            </text:list>
          </draw:text-box>
        </draw:frame>
        <draw:custom-shape draw:name="Dikdörtgen 4_5" draw:style-name="gr8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5" draw:style-name="gr9" draw:text-style-name="P17" draw:layer="layout" svg:width="19.649cm" svg:height="4.399cm" svg:x="7.118cm" svg:y="6.842cm">
          <draw:text-box>
            <text:p text:style-name="P13"><text:span text:style-name="T21">fn</text:span><text:span text:style-name="T29"> karesi( sayi:</text:span><text:span text:style-name="T23">i32</text:span><text:span text:style-name="T29"> ) -&gt; </text:span><text:span text:style-name="T23">i32</text:span><text:span text:style-name="T29"> {</text:span></text:p>
            <text:p text:style-name="P13"><text:span text:style-name="T29"><text:tab/></text:span><text:span text:style-name="T29">sayi * sayi</text:span></text:p>
            <text:p text:style-name="P13"><text:span text:style-name="T29">}</text:span></text:p>
            <text:p text:style-name="P13"><text:span text:style-name="T21"/></text:p>
            <text:p text:style-name="P13"><text:span text:style-name="T21">fn</text:span><text:span text:style-name="T24"> main() {</text:span></text:p>
            <text:p text:style-name="P13"><text:span text:style-name="T24"><text:tab/></text:span><text:span text:style-name="T24">karesi(2);</text:span><text:span text:style-name="T28"> // 4</text:span></text:p>
            <text:p text:style-name="P13"><text:span text:style-name="T24">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aster1-Layout2-obj-Başlık-ve-İçerik" presentation:presentation-page-layout-name="AL2T18">
        <draw:frame draw:name="Başlık 1_6" presentation:style-name="pr4" draw:text-style-name="P10" draw:layer="layout" svg:width="29.21cm" svg:height="3.682cm" svg:x="2.328cm" svg:y="1.014cm" presentation:class="title">
          <draw:text-box>
            <text:p text:style-name="P1"><text:span text:style-name="T3">Syntax</text:span></text:p>
          </draw:text-box>
        </draw:frame>
        <draw:frame draw:name="İçerik Yer Tutucusu 2_6" presentation:style-name="pr8" draw:text-style-name="P10" draw:layer="layout" svg:width="19.625cm" svg:height="1.513cm" svg:x="7.112cm" svg:y="5.329cm" presentation:class="outline" presentation:user-transformed="true">
          <draw:text-box>
            <text:list text:style-name="L2">
              <text:list-item>
                <text:p text:style-name="P3"><text:span text:style-name="T5">String ve str</text:span></text:p>
              </text:list-item>
            </text:list>
          </draw:text-box>
        </draw:frame>
        <draw:custom-shape draw:name="Dikdörtgen 4_6" draw:style-name="gr8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6" draw:style-name="gr11" draw:text-style-name="P20" draw:layer="layout" svg:width="19.649cm" svg:height="5.583cm" svg:x="7.118cm" svg:y="6.842cm">
          <draw:text-box>
            <text:p text:style-name="P13"><text:span text:style-name="T21">fn</text:span><text:span text:style-name="T29"> selam( isim:</text:span><text:span text:style-name="T23">&amp;str</text:span><text:span text:style-name="T29"> ) -&gt; </text:span><text:span text:style-name="T23">String</text:span><text:span text:style-name="T29"> {</text:span></text:p>
            <text:p text:style-name="P13"><text:span text:style-name="T30"><text:tab/></text:span><text:span text:style-name="T31">format!</text:span><text:span text:style-name="T30">(</text:span><text:span text:style-name="T32">"Selam {}</text:span><text:span text:style-name="T33">"</text:span><text:span text:style-name="T29">, isim)</text:span></text:p>
            <text:p text:style-name="P13"><text:span text:style-name="T29">}</text:span></text:p>
            <text:p text:style-name="P13"><text:span text:style-name="T21"/></text:p>
            <text:p text:style-name="P13"><text:span text:style-name="T21">fn</text:span><text:span text:style-name="T24"> main() {</text:span></text:p>
            <text:p text:style-name="P13"><text:span text:style-name="T34"><text:tab/></text:span><text:span text:style-name="T35">let</text:span><text:span text:style-name="T30"> isim = </text:span><text:span text:style-name="T32">"Emin</text:span><text:span text:style-name="T33">"</text:span><text:span text:style-name="T24">;</text:span></text:p>
            <text:p text:style-name="P13"><text:span text:style-name="T24"/></text:p>
            <text:p text:style-name="P13"><text:span text:style-name="T24"><text:tab/></text:span><text:span text:style-name="T24">selam(</text:span><text:span text:style-name="T29">isim</text:span><text:span text:style-name="T24">);</text:span><text:span text:style-name="T28"> // "Selam Emin"</text:span></text:p>
            <text:p text:style-name="P13"><text:span text:style-name="T24">}</text:span></text:p>
          </draw:text-box>
        </draw:frame>
        <draw:frame draw:style-name="gr12" draw:text-style-name="P18" draw:layer="layout" svg:width="17.204cm" svg:height="1.52cm" svg:x="7cm" svg:y="13cm">
          <draw:text-box>
            <text:p><text:span text:style-name="T25">&amp;str</text:span><text:span text:style-name="T25"><text:tab/></text:span><text:span text:style-name="T25">: Derleme zamanında programa gömülen, sadece okunabilen static bir string</text:span></text:p>
            <text:p><text:span text:style-name="T25"/></text:p>
            <text:p><text:span text:style-name="T25">String: Heap’te oluşturulan dinamik bir String struct’ı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aster1-Layout2-obj-Başlık-ve-İçerik" presentation:presentation-page-layout-name="AL2T18">
        <draw:frame draw:name="Başlık 1_7" presentation:style-name="pr4" draw:text-style-name="P10" draw:layer="layout" svg:width="29.21cm" svg:height="3.682cm" svg:x="2.328cm" svg:y="1.014cm" presentation:class="title">
          <draw:text-box>
            <text:p text:style-name="P1"><text:span text:style-name="T3">Syntax</text:span></text:p>
          </draw:text-box>
        </draw:frame>
        <draw:frame draw:name="İçerik Yer Tutucusu 2_7" presentation:style-name="pr8" draw:text-style-name="P10" draw:layer="layout" svg:width="19.625cm" svg:height="1.513cm" svg:x="7.112cm" svg:y="5.329cm" presentation:class="outline" presentation:user-transformed="true">
          <draw:text-box>
            <text:list text:style-name="L2">
              <text:list-item>
                <text:p text:style-name="P3"><text:span text:style-name="T5">String ve str</text:span></text:p>
              </text:list-item>
            </text:list>
          </draw:text-box>
        </draw:frame>
        <draw:custom-shape draw:name="Dikdörtgen 4_7" draw:style-name="gr8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7" draw:style-name="gr11" draw:text-style-name="P17" draw:layer="layout" svg:width="19.649cm" svg:height="5.583cm" svg:x="7.118cm" svg:y="6.842cm">
          <draw:text-box>
            <text:p text:style-name="P13"><text:span text:style-name="T21">fn</text:span><text:span text:style-name="T29"> selam( isim:</text:span><text:span text:style-name="T23">&amp;str</text:span><text:span text:style-name="T29"> ) -&gt; </text:span><text:span text:style-name="T23">String</text:span><text:span text:style-name="T29"> {</text:span></text:p>
            <text:p text:style-name="P13"><text:span text:style-name="T29"><text:tab/></text:span><text:span text:style-name="T36">format!</text:span><text:span text:style-name="T29">(</text:span><text:span text:style-name="T33">"Selam {}"</text:span><text:span text:style-name="T29">, isim)</text:span></text:p>
            <text:p text:style-name="P13"><text:span text:style-name="T29">}</text:span></text:p>
            <text:p text:style-name="P13"><text:span text:style-name="T21"/></text:p>
            <text:p text:style-name="P13"><text:span text:style-name="T21">fn</text:span><text:span text:style-name="T24"> main() {</text:span></text:p>
            <text:p text:style-name="P13"><text:span text:style-name="T24"><text:tab/></text:span><text:span text:style-name="T21">let</text:span><text:span text:style-name="T24"> isim = </text:span><text:span text:style-name="T33">"Emin"</text:span><text:span text:style-name="T24">;</text:span></text:p>
            <text:p text:style-name="P13"><text:span text:style-name="T24"/></text:p>
            <text:p text:style-name="P13"><text:span text:style-name="T24"><text:tab/></text:span><text:span text:style-name="T36">println!</text:span><text:span text:style-name="T24">(</text:span><text:span text:style-name="T33">"{}"</text:span><text:span text:style-name="T24">, selam(</text:span><text:span text:style-name="T29">isim</text:span><text:span text:style-name="T24">));</text:span></text:p>
            <text:p text:style-name="P13"><text:span text:style-name="T24">}</text:span></text:p>
          </draw:text-box>
        </draw:frame>
        <draw:frame draw:style-name="gr13" draw:text-style-name="P18" draw:layer="layout" svg:width="3.042cm" svg:height="0.674cm" svg:x="7cm" svg:y="13cm">
          <draw:text-box>
            <text:p><text:span text:style-name="T25">&gt; Selam Emi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aster1-Layout2-obj-Başlık-ve-İçerik" presentation:presentation-page-layout-name="AL2T18">
        <draw:frame draw:name="Başlık 1_8" presentation:style-name="pr4" draw:text-style-name="P10" draw:layer="layout" svg:width="29.21cm" svg:height="3.682cm" svg:x="2.328cm" svg:y="1.014cm" presentation:class="title">
          <draw:text-box>
            <text:p text:style-name="P1"><text:span text:style-name="T3">Syntax</text:span></text:p>
          </draw:text-box>
        </draw:frame>
        <draw:frame draw:name="İçerik Yer Tutucusu 2_8" presentation:style-name="pr8" draw:text-style-name="P10" draw:layer="layout" svg:width="19.625cm" svg:height="1.513cm" svg:x="7.112cm" svg:y="5.329cm" presentation:class="outline" presentation:user-transformed="true">
          <draw:text-box>
            <text:list text:style-name="L2">
              <text:list-item>
                <text:p text:style-name="P3"><text:span text:style-name="T5">Vec ve array</text:span></text:p>
              </text:list-item>
            </text:list>
          </draw:text-box>
        </draw:frame>
        <draw:custom-shape draw:name="Dikdörtgen 4_8" draw:style-name="gr8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8" draw:style-name="gr7" draw:text-style-name="P17" draw:layer="layout" svg:width="19.649cm" svg:height="3.249cm" svg:x="7.118cm" svg:y="6.842cm">
          <draw:text-box>
            <text:p text:style-name="P13"><text:span text:style-name="T21">fn</text:span><text:span text:style-name="T24"> main() {</text:span></text:p>
            <text:p text:style-name="P13"><text:span text:style-name="T24"><text:tab/></text:span><text:span text:style-name="T21">let</text:span><text:span text:style-name="T24"> array:[</text:span><text:span text:style-name="T23">i32</text:span><text:span text:style-name="T24">; 3] = </text:span><text:span text:style-name="T29">[1, 2, 3]</text:span><text:span text:style-name="T24">;</text:span></text:p>
            <text:p text:style-name="P13"><text:span text:style-name="T24">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aster1-Layout2-obj-Başlık-ve-İçerik" presentation:presentation-page-layout-name="AL2T18">
        <draw:frame draw:name="Başlık 1_9" presentation:style-name="pr4" draw:text-style-name="P10" draw:layer="layout" svg:width="29.21cm" svg:height="3.682cm" svg:x="2.328cm" svg:y="1.014cm" presentation:class="title">
          <draw:text-box>
            <text:p text:style-name="P1"><text:span text:style-name="T3">Syntax</text:span></text:p>
          </draw:text-box>
        </draw:frame>
        <draw:frame draw:name="İçerik Yer Tutucusu 2_9" presentation:style-name="pr8" draw:text-style-name="P10" draw:layer="layout" svg:width="19.625cm" svg:height="1.513cm" svg:x="7.112cm" svg:y="5.329cm" presentation:class="outline" presentation:user-transformed="true">
          <draw:text-box>
            <text:list text:style-name="L2">
              <text:list-item>
                <text:p text:style-name="P3"><text:span text:style-name="T5">Vec ve array</text:span></text:p>
              </text:list-item>
            </text:list>
          </draw:text-box>
        </draw:frame>
        <draw:custom-shape draw:name="Dikdörtgen 4_9" draw:style-name="gr8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9" draw:style-name="gr14" draw:text-style-name="P17" draw:layer="layout" svg:width="19.649cm" svg:height="3.807cm" svg:x="7.118cm" svg:y="6.842cm">
          <draw:text-box>
            <text:p text:style-name="P13"><text:span text:style-name="T21">fn</text:span><text:span text:style-name="T24"> main() {</text:span></text:p>
            <text:p text:style-name="P13"><text:span text:style-name="T24"><text:tab/></text:span><text:span text:style-name="T21">let</text:span><text:span text:style-name="T24"> array = </text:span><text:span text:style-name="T29">[1, 2, 3]</text:span><text:span text:style-name="T24">;</text:span></text:p>
            <text:p text:style-name="P13"><text:span text:style-name="T24"><text:tab/></text:span></text:p>
            <text:p text:style-name="P13"><text:span text:style-name="T24"><text:tab/></text:span><text:span text:style-name="T37">array[3] = 4;</text:span><text:span text:style-name="T28"> </text:span><text:span text:style-name="T28"><text:tab/></text:span><text:span text:style-name="T28">// index out of bounds</text:span></text:p>
            <text:p text:style-name="P13"><text:span text:style-name="T28"><text:tab/></text:span><text:span text:style-name="T37">array[0] = 10;</text:span><text:span text:style-name="T28"> // cannot assign immutable variable</text:span></text:p>
            <text:p text:style-name="P13"><text:span text:style-name="T24">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aster1-Layout2-obj-Başlık-ve-İçerik" presentation:presentation-page-layout-name="AL2T18">
        <draw:frame draw:name="Başlık 1_10" presentation:style-name="pr4" draw:text-style-name="P10" draw:layer="layout" svg:width="29.21cm" svg:height="3.682cm" svg:x="2.328cm" svg:y="1.014cm" presentation:class="title">
          <draw:text-box>
            <text:p text:style-name="P1"><text:span text:style-name="T3">Syntax</text:span></text:p>
          </draw:text-box>
        </draw:frame>
        <draw:frame draw:name="İçerik Yer Tutucusu 2_10" presentation:style-name="pr8" draw:text-style-name="P10" draw:layer="layout" svg:width="19.625cm" svg:height="1.513cm" svg:x="7.112cm" svg:y="5.329cm" presentation:class="outline" presentation:user-transformed="true">
          <draw:text-box>
            <text:list text:style-name="L2">
              <text:list-item>
                <text:p text:style-name="P3"><text:span text:style-name="T5">Vec ve array</text:span></text:p>
              </text:list-item>
            </text:list>
          </draw:text-box>
        </draw:frame>
        <draw:custom-shape draw:name="Dikdörtgen 4_10" draw:style-name="gr8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10" draw:style-name="gr15" draw:text-style-name="P17" draw:layer="layout" svg:width="19.649cm" svg:height="3.977cm" svg:x="7.118cm" svg:y="6.842cm">
          <draw:text-box>
            <text:p text:style-name="P13"><text:span text:style-name="T21">fn</text:span><text:span text:style-name="T24"> main() {</text:span></text:p>
            <text:p text:style-name="P13"><text:span text:style-name="T24"><text:tab/></text:span><text:span text:style-name="T21">let</text:span><text:span text:style-name="T24"> </text:span><text:span text:style-name="T21">mut</text:span><text:span text:style-name="T24"> array = </text:span><text:span text:style-name="T29">[1, 2, 3]</text:span><text:span text:style-name="T24">;</text:span></text:p>
            <text:p text:style-name="P13"><text:span text:style-name="T24"><text:tab/></text:span></text:p>
            <text:p text:style-name="P13"><text:span text:style-name="T38"><text:tab/></text:span><text:span text:style-name="T37">array[3] = 4;</text:span><text:span text:style-name="T28"> </text:span><text:span text:style-name="T28"><text:tab/></text:span><text:span text:style-name="T28">// index out of bounds</text:span></text:p>
            <text:p text:style-name="P13"><text:span text:style-name="T28"><text:tab/></text:span><text:span text:style-name="T29">array[0] = 10;</text:span></text:p>
            <text:p text:style-name="P13"><text:span text:style-name="T24">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aster1-Layout2-obj-Başlık-ve-İçerik" presentation:presentation-page-layout-name="AL2T18">
        <draw:frame draw:name="Başlık 1_11" presentation:style-name="pr4" draw:text-style-name="P10" draw:layer="layout" svg:width="29.21cm" svg:height="3.682cm" svg:x="2.328cm" svg:y="1.014cm" presentation:class="title">
          <draw:text-box>
            <text:p text:style-name="P1"><text:span text:style-name="T3">Syntax</text:span></text:p>
          </draw:text-box>
        </draw:frame>
        <draw:frame draw:name="İçerik Yer Tutucusu 2_11" presentation:style-name="pr8" draw:text-style-name="P10" draw:layer="layout" svg:width="19.625cm" svg:height="1.513cm" svg:x="7.112cm" svg:y="5.329cm" presentation:class="outline" presentation:user-transformed="true">
          <draw:text-box>
            <text:list text:style-name="L2">
              <text:list-item>
                <text:p text:style-name="P3"><text:span text:style-name="T5">Vec ve array</text:span></text:p>
              </text:list-item>
            </text:list>
          </draw:text-box>
        </draw:frame>
        <draw:custom-shape draw:name="Dikdörtgen 4_11" draw:style-name="gr8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11" draw:style-name="gr7" draw:text-style-name="P17" draw:layer="layout" svg:width="19.649cm" svg:height="3.249cm" svg:x="7.118cm" svg:y="6.842cm">
          <draw:text-box>
            <text:p text:style-name="P13"><text:span text:style-name="T21">fn</text:span><text:span text:style-name="T24"> main() {</text:span></text:p>
            <text:p text:style-name="P13"><text:span text:style-name="T24"><text:tab/></text:span><text:span text:style-name="T21">let</text:span><text:span text:style-name="T24"> </text:span><text:span text:style-name="T21">mut</text:span><text:span text:style-name="T24"> vector = </text:span><text:span text:style-name="T23">Vec</text:span><text:span text:style-name="T24">::from([</text:span><text:span text:style-name="T29">1, 2, 3])</text:span><text:span text:style-name="T24">;</text:span></text:p>
            <text:p text:style-name="P13"><text:span text:style-name="T24">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aster1-Layout2-obj-Başlık-ve-İçerik" presentation:presentation-page-layout-name="AL2T18">
        <draw:frame draw:name="Başlık 1_12" presentation:style-name="pr4" draw:text-style-name="P10" draw:layer="layout" svg:width="29.21cm" svg:height="3.682cm" svg:x="2.328cm" svg:y="1.014cm" presentation:class="title">
          <draw:text-box>
            <text:p text:style-name="P1"><text:span text:style-name="T3">Syntax</text:span></text:p>
          </draw:text-box>
        </draw:frame>
        <draw:frame draw:name="İçerik Yer Tutucusu 2_12" presentation:style-name="pr8" draw:text-style-name="P10" draw:layer="layout" svg:width="19.625cm" svg:height="1.513cm" svg:x="7.112cm" svg:y="5.329cm" presentation:class="outline" presentation:user-transformed="true">
          <draw:text-box>
            <text:list text:style-name="L2">
              <text:list-item>
                <text:p text:style-name="P3"><text:span text:style-name="T5">Vec ve array</text:span></text:p>
              </text:list-item>
            </text:list>
          </draw:text-box>
        </draw:frame>
        <draw:custom-shape draw:name="Dikdörtgen 4_12" draw:style-name="gr8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12" draw:style-name="gr7" draw:text-style-name="P17" draw:layer="layout" svg:width="19.649cm" svg:height="3.249cm" svg:x="7.118cm" svg:y="6.842cm">
          <draw:text-box>
            <text:p text:style-name="P13"><text:span text:style-name="T21">fn</text:span><text:span text:style-name="T24"> main() {</text:span></text:p>
            <text:p text:style-name="P13"><text:span text:style-name="T24"><text:tab/></text:span><text:span text:style-name="T21">let</text:span><text:span text:style-name="T24"> </text:span><text:span text:style-name="T21">mut</text:span><text:span text:style-name="T24"> vector = </text:span><text:span text:style-name="T36">vec!</text:span><text:span text:style-name="T29">[1, 2, 3]</text:span><text:span text:style-name="T24">;</text:span></text:p>
            <text:p text:style-name="P13"><text:span text:style-name="T24">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aster1-Layout2-obj-Başlık-ve-İçerik" presentation:presentation-page-layout-name="AL2T18">
        <draw:frame draw:name="Başlık 1_13" presentation:style-name="pr4" draw:text-style-name="P10" draw:layer="layout" svg:width="29.21cm" svg:height="3.682cm" svg:x="2.328cm" svg:y="1.014cm" presentation:class="title">
          <draw:text-box>
            <text:p text:style-name="P1"><text:span text:style-name="T3">Syntax</text:span></text:p>
          </draw:text-box>
        </draw:frame>
        <draw:frame draw:name="İçerik Yer Tutucusu 2_13" presentation:style-name="pr8" draw:text-style-name="P10" draw:layer="layout" svg:width="19.625cm" svg:height="1.513cm" svg:x="7.112cm" svg:y="5.329cm" presentation:class="outline" presentation:user-transformed="true">
          <draw:text-box>
            <text:list text:style-name="L2">
              <text:list-item>
                <text:p text:style-name="P3"><text:span text:style-name="T5">Vec ve array</text:span></text:p>
              </text:list-item>
            </text:list>
          </draw:text-box>
        </draw:frame>
        <draw:custom-shape draw:name="Dikdörtgen 4_13" draw:style-name="gr8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13" draw:style-name="gr15" draw:text-style-name="P21" draw:layer="layout" svg:width="19.649cm" svg:height="3.977cm" svg:x="7.118cm" svg:y="6.842cm">
          <draw:text-box>
            <text:p text:style-name="P13"><text:span text:style-name="T21">fn</text:span><text:span text:style-name="T24"> main() {</text:span></text:p>
            <text:p text:style-name="P13"><text:span text:style-name="T24"><text:tab/></text:span><text:span text:style-name="T21">let</text:span><text:span text:style-name="T24"> </text:span><text:span text:style-name="T21">mut</text:span><text:span text:style-name="T24"> vector = </text:span><text:span text:style-name="T36">vec!</text:span><text:span text:style-name="T29">[0; 3]</text:span><text:span text:style-name="T24">;</text:span></text:p>
            <text:p text:style-name="P13"><text:span text:style-name="T39"/></text:p>
            <text:p text:style-name="P13"><text:span text:style-name="T30"><text:tab/></text:span><text:span text:style-name="T30">vector.push(4); </text:span><text:span text:style-name="T40">// vector = [0, 0, 0, 4]</text:span></text:p>
            <text:p text:style-name="P13"><text:span text:style-name="T30"><text:tab/></text:span><text:span text:style-name="T30">vector.pop(); <text:s text:c="2"/></text:span><text:span text:style-name="T40">// vector = [0, 0, 0]</text:span></text:p>
            <text:p text:style-name="P13"><text:span text:style-name="T24">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Master1-Layout2-obj-Başlık-ve-İçerik" presentation:presentation-page-layout-name="AL2T18">
        <draw:frame draw:name="Başlık 1_14" presentation:style-name="pr4" draw:text-style-name="P10" draw:layer="layout" svg:width="29.21cm" svg:height="3.682cm" svg:x="2.328cm" svg:y="1.014cm" presentation:class="title">
          <draw:text-box>
            <text:p text:style-name="P1"><text:span text:style-name="T3">Syntax</text:span></text:p>
          </draw:text-box>
        </draw:frame>
        <draw:frame draw:name="İçerik Yer Tutucusu 2_14" presentation:style-name="pr8" draw:text-style-name="P10" draw:layer="layout" svg:width="19.625cm" svg:height="1.513cm" svg:x="7.112cm" svg:y="5.329cm" presentation:class="outline" presentation:user-transformed="true">
          <draw:text-box>
            <text:list text:style-name="L2">
              <text:list-item>
                <text:p text:style-name="P3"><text:span text:style-name="T5">HashMap (Dictionary)</text:span></text:p>
              </text:list-item>
            </text:list>
          </draw:text-box>
        </draw:frame>
        <draw:custom-shape draw:name="Dikdörtgen 4_14" draw:style-name="gr8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14" draw:style-name="gr16" draw:text-style-name="P20" draw:layer="layout" svg:width="19.649cm" svg:height="4.991cm" svg:x="7.088cm" svg:y="6.842cm">
          <draw:text-box>
            <text:p text:style-name="P13"><text:span text:style-name="T21">fn</text:span><text:span text:style-name="T24"> main() {</text:span></text:p>
            <text:p text:style-name="P13"><text:span text:style-name="T24"><text:tab/></text:span><text:span text:style-name="T21">let</text:span><text:span text:style-name="T24"> </text:span><text:span text:style-name="T21">mut</text:span><text:span text:style-name="T24"> hm:</text:span><text:span text:style-name="T23">HashMap</text:span><text:span text:style-name="T24">&lt;</text:span><text:span text:style-name="T23">i32</text:span><text:span text:style-name="T24">, </text:span><text:span text:style-name="T23">&amp;str</text:span><text:span text:style-name="T24">&gt; = </text:span><text:span text:style-name="T23">HashMap</text:span><text:span text:style-name="T24">::new();</text:span></text:p>
            <text:p text:style-name="P13"><text:span text:style-name="T24"/></text:p>
            <text:p text:style-name="P13"><text:span text:style-name="T30"><text:tab/></text:span><text:span text:style-name="T30">hm.insert(42, </text:span><text:span text:style-name="T32">"masa"</text:span><text:span text:style-name="T30">);</text:span></text:p>
            <text:p text:style-name="P13"><text:span text:style-name="T30"><text:tab/></text:span><text:span text:style-name="T30">hm.insert(16, </text:span><text:span text:style-name="T32">"sandalye"</text:span><text:span text:style-name="T30">);</text:span></text:p>
            <text:p text:style-name="P13"><text:span text:style-name="T30"/></text:p>
            <text:p text:style-name="P13"><text:span text:style-name="T30"><text:tab/></text:span><text:span text:style-name="T31">println!</text:span><text:span text:style-name="T30">(</text:span><text:span text:style-name="T32">"{:?}"</text:span><text:span text:style-name="T30">, hm);</text:span></text:p>
            <text:p text:style-name="P13"><text:span text:style-name="T24">}</text:span></text:p>
          </draw:text-box>
        </draw:frame>
        <draw:frame draw:style-name="gr17" draw:text-style-name="P18" draw:layer="layout" svg:width="18cm" svg:height="1.52cm" svg:x="7cm" svg:y="13cm">
          <draw:text-box>
            <text:p><text:span text:style-name="T25">&gt; {42: "masa", 12: "sandalye"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Master1-Layout2-obj-Başlık-ve-İçerik" presentation:presentation-page-layout-name="AL2T18">
        <draw:frame draw:name="Başlık 1_15" presentation:style-name="pr4" draw:text-style-name="P10" draw:layer="layout" svg:width="29.21cm" svg:height="3.682cm" svg:x="2.328cm" svg:y="1.014cm" presentation:class="title">
          <draw:text-box>
            <text:p text:style-name="P1"><text:span text:style-name="T3">Syntax</text:span></text:p>
          </draw:text-box>
        </draw:frame>
        <draw:frame draw:name="İçerik Yer Tutucusu 2_15" presentation:style-name="pr8" draw:text-style-name="P10" draw:layer="layout" svg:width="19.625cm" svg:height="1.513cm" svg:x="7.112cm" svg:y="5.329cm" presentation:class="outline" presentation:user-transformed="true">
          <draw:text-box>
            <text:list text:style-name="L2">
              <text:list-item>
                <text:p text:style-name="P3"><text:span text:style-name="T5">HashMap (Dictionary)</text:span></text:p>
              </text:list-item>
            </text:list>
          </draw:text-box>
        </draw:frame>
        <draw:custom-shape draw:name="Dikdörtgen 4_15" draw:style-name="gr8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15" draw:style-name="gr16" draw:text-style-name="P20" draw:layer="layout" svg:width="19.649cm" svg:height="4.991cm" svg:x="7.088cm" svg:y="6.842cm">
          <draw:text-box>
            <text:p text:style-name="P13"><text:span text:style-name="T21">fn</text:span><text:span text:style-name="T24"> main() {</text:span></text:p>
            <text:p text:style-name="P13"><text:span text:style-name="T24"><text:tab/></text:span><text:span text:style-name="T21">let</text:span><text:span text:style-name="T24"> </text:span><text:span text:style-name="T21">mut</text:span><text:span text:style-name="T24"> hm = </text:span><text:span text:style-name="T23">HashMap</text:span><text:span text:style-name="T24">::new();</text:span></text:p>
            <text:p text:style-name="P13"><text:span text:style-name="T24"/></text:p>
            <text:p text:style-name="P13"><text:span text:style-name="T30"><text:tab/></text:span><text:span text:style-name="T30">hm.insert(42, </text:span><text:span text:style-name="T32">"masa"</text:span><text:span text:style-name="T30">); <text:s text:c="4"/></text:span><text:span text:style-name="T40">// derleyici, HashMap'in tipini algılar</text:span></text:p>
            <text:p text:style-name="P13"><text:span text:style-name="T30"><text:tab/></text:span><text:span text:style-name="T30">hm.insert(16, </text:span><text:span text:style-name="T32">"sandalye"</text:span><text:span text:style-name="T30">);</text:span></text:p>
            <text:p text:style-name="P13"><text:span text:style-name="T30"/></text:p>
            <text:p text:style-name="P13"><text:span text:style-name="T30"><text:tab/></text:span><text:span text:style-name="T31">println!</text:span><text:span text:style-name="T30">(</text:span><text:span text:style-name="T32">"{:?}"</text:span><text:span text:style-name="T30">, hm);</text:span></text:p>
            <text:p text:style-name="P13"><text:span text:style-name="T24">}</text:span></text:p>
          </draw:text-box>
        </draw:frame>
        <draw:frame draw:style-name="gr17" draw:text-style-name="P18" draw:layer="layout" svg:width="18cm" svg:height="1.52cm" svg:x="7cm" svg:y="13cm">
          <draw:text-box>
            <text:p><text:span text:style-name="T25">&gt; {42: "masa", 12: "sandalye"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Master1-Layout2-obj-Başlık-ve-İçerik" presentation:presentation-page-layout-name="AL2T18">
        <draw:frame draw:name="Başlık 1_16" presentation:style-name="pr4" draw:text-style-name="P22" draw:layer="layout" svg:width="29.21cm" svg:height="3.682cm" svg:x="2.328cm" svg:y="1.014cm" presentation:class="title">
          <draw:text-box>
            <text:p text:style-name="P1"><text:span text:style-name="T41">Ownership</text:span></text:p>
          </draw:text-box>
        </draw:frame>
        <draw:custom-shape draw:name="Dikdörtgen 4_16" draw:style-name="gr8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16" draw:style-name="gr18" draw:text-style-name="P20" draw:layer="layout" svg:width="19.649cm" svg:height="8.543cm" svg:x="7cm" svg:y="4.696cm">
          <draw:text-box>
            <text:p text:style-name="P13"><text:span text:style-name="T42">fn</text:span><text:span text:style-name="T43"> use_hashmap(hm:</text:span><text:span text:style-name="T44">HashMap</text:span><text:span text:style-name="T43">&lt;</text:span><text:span text:style-name="T44">i32</text:span><text:span text:style-name="T43">, </text:span><text:span text:style-name="T44">&amp;str</text:span><text:span text:style-name="T43">&gt;) {</text:span></text:p>
            <text:p text:style-name="P13"><text:span text:style-name="T43"><text:tab/></text:span></text:p>
            <text:p text:style-name="P13"><text:span text:style-name="T43">}</text:span></text:p>
            <text:p text:style-name="P13"><text:span text:style-name="T21"/></text:p>
            <text:p text:style-name="P13"><text:span text:style-name="T21">fn</text:span><text:span text:style-name="T24"> main() {</text:span></text:p>
            <text:p text:style-name="P13"><text:span text:style-name="T24"><text:tab/></text:span><text:span text:style-name="T21">let</text:span><text:span text:style-name="T24"> </text:span><text:span text:style-name="T21">mut</text:span><text:span text:style-name="T24"> hm = </text:span><text:span text:style-name="T23">HashMap</text:span><text:span text:style-name="T24">::new();</text:span></text:p>
            <text:p text:style-name="P13"><text:span text:style-name="T30"/></text:p>
            <text:p text:style-name="P13"><text:span text:style-name="T30"><text:tab/></text:span><text:span text:style-name="T30">hm.insert(42, </text:span><text:span text:style-name="T32">"masa"</text:span><text:span text:style-name="T30">);</text:span></text:p>
            <text:p text:style-name="P13"><text:span text:style-name="T30"><text:tab/></text:span><text:span text:style-name="T30">hm.insert(16, </text:span><text:span text:style-name="T32">"sandalye"</text:span><text:span text:style-name="T30">);</text:span></text:p>
            <text:p text:style-name="P13"><text:span text:style-name="T30"/></text:p>
            <text:p text:style-name="P13"><text:span text:style-name="T30"><text:tab/></text:span><text:span text:style-name="T30">use_hashmap(hm);</text:span></text:p>
            <text:p text:style-name="P13"><text:span text:style-name="T30"/></text:p>
            <text:p text:style-name="P13"><text:span text:style-name="T30"><text:tab/></text:span><text:span text:style-name="T31">println!</text:span><text:span text:style-name="T30">(</text:span><text:span text:style-name="T32">"{:?}"</text:span><text:span text:style-name="T30">, hm);</text:span></text:p>
            <text:p text:style-name="P13"><text:span text:style-name="T24">}</text:span></text:p>
          </draw:text-box>
        </draw:frame>
        <draw:frame draw:style-name="gr19" draw:text-style-name="P18" draw:layer="layout" svg:width="18cm" svg:height="2.789cm" svg:x="7cm" svg:y="14cm">
          <draw:text-box>
            <text:p><text:span text:style-name="T25">11 | <text:s text:c="4"/>use_hashmap(hm);</text:span></text:p>
            <text:p><text:span text:style-name="T25"><text:s text:c="3"/></text:span><text:span text:style-name="T25">| <text:s text:c="16"/>-- value moved here</text:span></text:p>
            <text:p><text:span text:style-name="T25">12 | </text:span></text:p>
            <text:p><text:span text:style-name="T25">13 | <text:s text:c="4"/>println!("{:?}", hm);</text:span></text:p>
            <text:p><text:span text:style-name="T25"><text:s text:c="3"/></text:span><text:span text:style-name="T25">| <text:s text:c="21"/>^^ value borrowed here after move</text:span></text:p>
            <text:p><text:span text:style-name="T25"/></text:p>
          </draw:text-box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Master1-Layout2-obj-Başlık-ve-İçerik" presentation:presentation-page-layout-name="AL2T18">
        <draw:frame draw:name="Başlık 1_17" presentation:style-name="pr4" draw:text-style-name="P10" draw:layer="layout" svg:width="29.21cm" svg:height="3.682cm" svg:x="2.29cm" svg:y="1cm" presentation:class="title" presentation:user-transformed="true">
          <draw:text-box>
            <text:p text:style-name="P1"><text:span text:style-name="T41">Ownership</text:span></text:p>
          </draw:text-box>
        </draw:frame>
        <draw:custom-shape draw:name="Dikdörtgen 4_17" draw:style-name="gr8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17" draw:style-name="gr18" draw:text-style-name="P20" draw:layer="layout" svg:width="19.649cm" svg:height="8.543cm" svg:x="7cm" svg:y="4.696cm">
          <draw:text-box>
            <text:p text:style-name="P13"><text:span text:style-name="T45">fn</text:span><text:span text:style-name="T46"> use_hashmap(hm:</text:span><text:span text:style-name="T47">HashMap</text:span><text:span text:style-name="T46">&lt;</text:span><text:span text:style-name="T47">i32</text:span><text:span text:style-name="T46">, </text:span><text:span text:style-name="T47">&amp;str</text:span><text:span text:style-name="T46">&gt;) -&gt; </text:span><text:span text:style-name="T44">HashMap</text:span><text:span text:style-name="T43">&lt;</text:span><text:span text:style-name="T44">i32</text:span><text:span text:style-name="T43">, </text:span><text:span text:style-name="T44">&amp;str</text:span><text:span text:style-name="T43">&gt; {</text:span></text:p>
            <text:p text:style-name="P13"><text:span text:style-name="T43"><text:tab/></text:span><text:span text:style-name="T43">hm</text:span></text:p>
            <text:p text:style-name="P13"><text:span text:style-name="T43">}</text:span></text:p>
            <text:p text:style-name="P13"><text:span text:style-name="T21"/></text:p>
            <text:p text:style-name="P13"><text:span text:style-name="T21">fn</text:span><text:span text:style-name="T24"> main() {</text:span></text:p>
            <text:p text:style-name="P13"><text:span text:style-name="T24"><text:tab/></text:span><text:span text:style-name="T21">let</text:span><text:span text:style-name="T24"> </text:span><text:span text:style-name="T21">mut</text:span><text:span text:style-name="T24"> hm = </text:span><text:span text:style-name="T23">HashMap</text:span><text:span text:style-name="T24">::new();</text:span></text:p>
            <text:p text:style-name="P13"><text:span text:style-name="T30"/></text:p>
            <text:p text:style-name="P13"><text:span text:style-name="T30"><text:tab/></text:span><text:span text:style-name="T30">hm.insert(42, </text:span><text:span text:style-name="T32">"masa"</text:span><text:span text:style-name="T30">);</text:span></text:p>
            <text:p text:style-name="P13"><text:span text:style-name="T30"><text:tab/></text:span><text:span text:style-name="T30">hm.insert(16, </text:span><text:span text:style-name="T32">"sandalye"</text:span><text:span text:style-name="T30">);</text:span></text:p>
            <text:p text:style-name="P13"><text:span text:style-name="T30"/></text:p>
            <text:p text:style-name="P13"><text:span text:style-name="T30"><text:tab/></text:span><text:span text:style-name="T35">let</text:span><text:span text:style-name="T30"> </text:span><text:span text:style-name="T35">mut</text:span><text:span text:style-name="T30"> hm = use_hashmap(hm);</text:span></text:p>
            <text:p text:style-name="P13"><text:span text:style-name="T30"/></text:p>
            <text:p text:style-name="P13"><text:span text:style-name="T30"><text:tab/></text:span><text:span text:style-name="T31">println!</text:span><text:span text:style-name="T30">(</text:span><text:span text:style-name="T32">"{:?}"</text:span><text:span text:style-name="T30">, hm);</text:span></text:p>
            <text:p text:style-name="P13"><text:span text:style-name="T24">}</text:span></text:p>
          </draw:text-box>
        </draw:frame>
        <draw:frame draw:style-name="gr17" draw:text-style-name="P18" draw:layer="layout" svg:width="18cm" svg:height="1.52cm" svg:x="7cm" svg:y="14cm">
          <draw:text-box>
            <text:p text:style-name="P23"><text:span text:style-name="T25">&gt; {42: "masa", 12: "sandalye"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Master1-Layout2-obj-Başlık-ve-İçerik" presentation:presentation-page-layout-name="AL2T18">
        <draw:frame draw:name="Başlık 1_18" presentation:style-name="pr4" draw:text-style-name="P10" draw:layer="layout" svg:width="29.21cm" svg:height="3.682cm" svg:x="2.29cm" svg:y="1cm" presentation:class="title" presentation:user-transformed="true">
          <draw:text-box>
            <text:p text:style-name="P1"><text:span text:style-name="T41">Borrowing</text:span></text:p>
          </draw:text-box>
        </draw:frame>
        <draw:custom-shape draw:name="Dikdörtgen 4_18" draw:style-name="gr8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18" draw:style-name="gr18" draw:text-style-name="P20" draw:layer="layout" svg:width="19.649cm" svg:height="8.543cm" svg:x="7cm" svg:y="4.696cm">
          <draw:text-box>
            <text:p text:style-name="P13"><text:span text:style-name="T45">fn</text:span><text:span text:style-name="T46"> use_hashmap(hm:&amp;</text:span><text:span text:style-name="T47">HashMap</text:span><text:span text:style-name="T46">&lt;</text:span><text:span text:style-name="T47">i32</text:span><text:span text:style-name="T46">, </text:span><text:span text:style-name="T47">&amp;str</text:span><text:span text:style-name="T46">&gt;)</text:span><text:span text:style-name="T43"> {</text:span></text:p>
            <text:p text:style-name="P13"><text:span text:style-name="T43"/></text:p>
            <text:p text:style-name="P13"><text:span text:style-name="T43">}</text:span></text:p>
            <text:p text:style-name="P13"><text:span text:style-name="T21"/></text:p>
            <text:p text:style-name="P13"><text:span text:style-name="T21">fn</text:span><text:span text:style-name="T24"> main() {</text:span></text:p>
            <text:p text:style-name="P13"><text:span text:style-name="T24"><text:tab/></text:span><text:span text:style-name="T21">let</text:span><text:span text:style-name="T24"> </text:span><text:span text:style-name="T21">mut</text:span><text:span text:style-name="T24"> hm = </text:span><text:span text:style-name="T23">HashMap</text:span><text:span text:style-name="T24">::new();</text:span></text:p>
            <text:p text:style-name="P13"><text:span text:style-name="T30"/></text:p>
            <text:p text:style-name="P13"><text:span text:style-name="T30"><text:tab/></text:span><text:span text:style-name="T30">hm.insert(42, </text:span><text:span text:style-name="T32">"masa"</text:span><text:span text:style-name="T30">);</text:span></text:p>
            <text:p text:style-name="P13"><text:span text:style-name="T30"><text:tab/></text:span><text:span text:style-name="T30">hm.insert(16, </text:span><text:span text:style-name="T32">"sandalye"</text:span><text:span text:style-name="T30">);</text:span></text:p>
            <text:p text:style-name="P13"><text:span text:style-name="T30"/></text:p>
            <text:p text:style-name="P13"><text:span text:style-name="T30"><text:tab/></text:span><text:span text:style-name="T30">use_hashmap(&amp;hm); </text:span><text:span text:style-name="T40">// Sahipliğini almadı, reference</text:span></text:p>
            <text:p text:style-name="P13"><text:span text:style-name="T30"/></text:p>
            <text:p text:style-name="P13"><text:span text:style-name="T30"><text:tab/></text:span><text:span text:style-name="T31">println!</text:span><text:span text:style-name="T30">(</text:span><text:span text:style-name="T32">"{:?}"</text:span><text:span text:style-name="T30">, hm);</text:span></text:p>
            <text:p text:style-name="P13"><text:span text:style-name="T24">}</text:span></text:p>
          </draw:text-box>
        </draw:frame>
        <draw:frame draw:style-name="gr17" draw:text-style-name="P18" draw:layer="layout" svg:width="18cm" svg:height="1.52cm" svg:x="7cm" svg:y="14cm">
          <draw:text-box>
            <text:p text:style-name="P23"><text:span text:style-name="T25">&gt; {42: "masa", 12: "sandalye"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Master1-Layout2-obj-Başlık-ve-İçerik" presentation:presentation-page-layout-name="AL2T18">
        <draw:frame draw:name="Başlık 1_19" presentation:style-name="pr4" draw:text-style-name="P10" draw:layer="layout" svg:width="29.21cm" svg:height="3.682cm" svg:x="2.328cm" svg:y="1.014cm" presentation:class="title">
          <draw:text-box>
            <text:p text:style-name="P1"><text:span text:style-name="T3">Syntax</text:span></text:p>
          </draw:text-box>
        </draw:frame>
        <draw:frame draw:name="İçerik Yer Tutucusu 2_16" presentation:style-name="pr8" draw:text-style-name="P10" draw:layer="layout" svg:width="19.625cm" svg:height="1.513cm" svg:x="7.112cm" svg:y="5.329cm" presentation:class="outline" presentation:user-transformed="true">
          <draw:text-box>
            <text:list text:style-name="L2">
              <text:list-item>
                <text:p text:style-name="P3"><text:span text:style-name="T5">Control Flow: if, if let</text:span></text:p>
              </text:list-item>
            </text:list>
          </draw:text-box>
        </draw:frame>
        <draw:custom-shape draw:name="Dikdörtgen 4_19" draw:style-name="gr8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19" draw:style-name="gr16" draw:text-style-name="P20" draw:layer="layout" svg:width="19.649cm" svg:height="4.991cm" svg:x="7.088cm" svg:y="6.842cm">
          <draw:text-box>
            <text:p text:style-name="P13"><text:span text:style-name="T21">fn</text:span><text:span text:style-name="T24"> main() {</text:span></text:p>
            <text:p text:style-name="P13"><text:span text:style-name="T30"><text:tab/></text:span><text:span text:style-name="T35">let</text:span><text:span text:style-name="T30"> a = 1;</text:span></text:p>
            <text:p text:style-name="P13"><text:span text:style-name="T30"><text:tab/></text:span><text:span text:style-name="T35">if</text:span><text:span text:style-name="T30"> a == 1 {</text:span></text:p>
            <text:p text:style-name="P13"><text:span text:style-name="T30"><text:tab/></text:span><text:span text:style-name="T30"><text:tab/></text:span><text:span text:style-name="T31">println!</text:span><text:span text:style-name="T30">(</text:span><text:span text:style-name="T48">"a == 1"</text:span><text:span text:style-name="T30">);</text:span></text:p>
            <text:p text:style-name="P13"><text:span text:style-name="T30"><text:tab/></text:span><text:span text:style-name="T30">} </text:span><text:span text:style-name="T35">else</text:span><text:span text:style-name="T30"> {</text:span></text:p>
            <text:p text:style-name="P13"><text:span text:style-name="T30"><text:tab/></text:span><text:span text:style-name="T30"><text:tab/></text:span><text:span text:style-name="T31">println!</text:span><text:span text:style-name="T30">(</text:span><text:span text:style-name="T48">"a != 1"</text:span><text:span text:style-name="T30">);</text:span></text:p>
            <text:p text:style-name="P13"><text:span text:style-name="T30"><text:tab/></text:span><text:span text:style-name="T30">}</text:span></text:p>
            <text:p text:style-name="P13"><text:span text:style-name="T24">}</text:span></text:p>
          </draw:text-box>
        </draw:frame>
        <draw:frame draw:style-name="gr17" draw:text-style-name="P18" draw:layer="layout" svg:width="18cm" svg:height="1.52cm" svg:x="7cm" svg:y="13cm">
          <draw:text-box>
            <text:p><text:span text:style-name="T25">&gt; a == 1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Master1-Layout2-obj-Başlık-ve-İçerik" presentation:presentation-page-layout-name="AL2T18">
        <draw:frame draw:name="Başlık 1_22" presentation:style-name="pr4" draw:text-style-name="P10" draw:layer="layout" svg:width="29.21cm" svg:height="3.682cm" svg:x="2.328cm" svg:y="1.014cm" presentation:class="title">
          <draw:text-box>
            <text:p text:style-name="P1"><text:span text:style-name="T3">Syntax</text:span></text:p>
          </draw:text-box>
        </draw:frame>
        <draw:frame draw:name="İçerik Yer Tutucusu 2_19" presentation:style-name="pr8" draw:text-style-name="P10" draw:layer="layout" svg:width="19.625cm" svg:height="1.513cm" svg:x="7.112cm" svg:y="5.329cm" presentation:class="outline" presentation:user-transformed="true">
          <draw:text-box>
            <text:list text:style-name="L2">
              <text:list-item>
                <text:p text:style-name="P3"><text:span text:style-name="T5">Control Flow: if, if let</text:span></text:p>
              </text:list-item>
            </text:list>
          </draw:text-box>
        </draw:frame>
        <draw:custom-shape draw:name="Dikdörtgen 4_22" draw:style-name="gr8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22" draw:style-name="gr11" draw:text-style-name="P20" draw:layer="layout" svg:width="19.649cm" svg:height="5.583cm" svg:x="7.088cm" svg:y="6.842cm">
          <draw:text-box>
            <text:p text:style-name="P13"><text:span text:style-name="T21">fn</text:span><text:span text:style-name="T24"> main() {</text:span></text:p>
            <text:p text:style-name="P13"><text:span text:style-name="T30"><text:tab/></text:span><text:span text:style-name="T35">let</text:span><text:span text:style-name="T30"> a:</text:span><text:span text:style-name="T49">Option</text:span><text:span text:style-name="T30">&lt;</text:span><text:span text:style-name="T49">i32</text:span><text:span text:style-name="T30">&gt; = </text:span><text:span text:style-name="T49">Some</text:span><text:span text:style-name="T30">(1);</text:span></text:p>
            <text:p text:style-name="P13"><text:span text:style-name="T30"/></text:p>
            <text:p text:style-name="P13"><text:span text:style-name="T30"><text:tab/></text:span><text:span text:style-name="T35">if</text:span><text:span text:style-name="T30"> </text:span><text:span text:style-name="T35">let</text:span><text:span text:style-name="T30"> </text:span><text:span text:style-name="T49">Some</text:span><text:span text:style-name="T30">(deger) = a {</text:span></text:p>
            <text:p text:style-name="P13"><text:span text:style-name="T30"><text:tab/></text:span><text:span text:style-name="T30"><text:tab/></text:span><text:span text:style-name="T31">println!</text:span><text:span text:style-name="T30">(</text:span><text:span text:style-name="T48">"Bir değer varmış: {}"</text:span><text:span text:style-name="T30">, deger);</text:span></text:p>
            <text:p text:style-name="P13"><text:span text:style-name="T30"><text:tab/></text:span><text:span text:style-name="T30">} </text:span><text:span text:style-name="T35">else</text:span><text:span text:style-name="T30"> {</text:span></text:p>
            <text:p text:style-name="P13"><text:span text:style-name="T30"><text:tab/></text:span><text:span text:style-name="T30"><text:tab/></text:span><text:span text:style-name="T31">println!</text:span><text:span text:style-name="T30">(</text:span><text:span text:style-name="T48">"a nullmuş."</text:span><text:span text:style-name="T30">);</text:span></text:p>
            <text:p text:style-name="P13"><text:span text:style-name="T30"><text:tab/></text:span><text:span text:style-name="T30">}</text:span></text:p>
            <text:p text:style-name="P13"><text:span text:style-name="T24">}</text:span></text:p>
          </draw:text-box>
        </draw:frame>
        <draw:frame draw:style-name="gr17" draw:text-style-name="P18" draw:layer="layout" svg:width="18cm" svg:height="1.52cm" svg:x="7cm" svg:y="13cm">
          <draw:text-box>
            <text:p><text:span text:style-name="T25">&gt; Bir değer varmış: 1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Master1-Layout2-obj-Başlık-ve-İçerik" presentation:presentation-page-layout-name="AL2T18">
        <draw:frame draw:name="Başlık 1_23" presentation:style-name="pr4" draw:text-style-name="P10" draw:layer="layout" svg:width="29.21cm" svg:height="3.682cm" svg:x="2.328cm" svg:y="1.014cm" presentation:class="title">
          <draw:text-box>
            <text:p text:style-name="P1"><text:span text:style-name="T3">Syntax</text:span></text:p>
          </draw:text-box>
        </draw:frame>
        <draw:frame draw:name="İçerik Yer Tutucusu 2_20" presentation:style-name="pr8" draw:text-style-name="P10" draw:layer="layout" svg:width="19.625cm" svg:height="1.513cm" svg:x="7.112cm" svg:y="5.329cm" presentation:class="outline" presentation:user-transformed="true">
          <draw:text-box>
            <text:list text:style-name="L2">
              <text:list-item>
                <text:p text:style-name="P3"><text:span text:style-name="T5">Control Flow: if, if let</text:span></text:p>
              </text:list-item>
            </text:list>
          </draw:text-box>
        </draw:frame>
        <draw:custom-shape draw:name="Dikdörtgen 4_23" draw:style-name="gr8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23" draw:style-name="gr11" draw:text-style-name="P20" draw:layer="layout" svg:width="19.649cm" svg:height="5.583cm" svg:x="7.088cm" svg:y="6.842cm">
          <draw:text-box>
            <text:p text:style-name="P13"><text:span text:style-name="T21">fn</text:span><text:span text:style-name="T24"> main() {</text:span></text:p>
            <text:p text:style-name="P13"><text:span text:style-name="T30"><text:tab/></text:span><text:span text:style-name="T35">let</text:span><text:span text:style-name="T30"> a:</text:span><text:span text:style-name="T49">Option</text:span><text:span text:style-name="T30">&lt;</text:span><text:span text:style-name="T49">i32</text:span><text:span text:style-name="T30">&gt; = </text:span><text:span text:style-name="T49">None</text:span><text:span text:style-name="T30">;</text:span></text:p>
            <text:p text:style-name="P13"><text:span text:style-name="T30"/></text:p>
            <text:p text:style-name="P13"><text:span text:style-name="T30"><text:tab/></text:span><text:span text:style-name="T35">if</text:span><text:span text:style-name="T30"> let </text:span><text:span text:style-name="T49">Some</text:span><text:span text:style-name="T30">(deger) = a {</text:span></text:p>
            <text:p text:style-name="P13"><text:span text:style-name="T30"><text:tab/></text:span><text:span text:style-name="T30"><text:tab/></text:span><text:span text:style-name="T31">println!</text:span><text:span text:style-name="T30">(</text:span><text:span text:style-name="T48">"Bir değer varmış: {}"</text:span><text:span text:style-name="T30">, deger);</text:span></text:p>
            <text:p text:style-name="P13"><text:span text:style-name="T30"><text:tab/></text:span><text:span text:style-name="T30">} </text:span><text:span text:style-name="T35">else</text:span><text:span text:style-name="T30"> {</text:span></text:p>
            <text:p text:style-name="P13"><text:span text:style-name="T30"><text:tab/></text:span><text:span text:style-name="T30"><text:tab/></text:span><text:span text:style-name="T31">println!</text:span><text:span text:style-name="T30">(</text:span><text:span text:style-name="T48">"a nullmuş."</text:span><text:span text:style-name="T30">);</text:span></text:p>
            <text:p text:style-name="P13"><text:span text:style-name="T30"><text:tab/></text:span><text:span text:style-name="T30">}</text:span></text:p>
            <text:p text:style-name="P13"><text:span text:style-name="T24">}</text:span></text:p>
          </draw:text-box>
        </draw:frame>
        <draw:frame draw:style-name="gr17" draw:text-style-name="P18" draw:layer="layout" svg:width="18cm" svg:height="1.52cm" svg:x="7cm" svg:y="13cm">
          <draw:text-box>
            <text:p><text:span text:style-name="T25">&gt; a nullmuş.</text:span></text:p>
            <text:p><text:span text:style-name="T25"/></text:p>
          </draw:text-box>
        </draw:frame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Master1-Layout2-obj-Başlık-ve-İçerik" presentation:presentation-page-layout-name="AL2T18">
        <draw:frame draw:name="Başlık 1_20" presentation:style-name="pr4" draw:text-style-name="P10" draw:layer="layout" svg:width="29.21cm" svg:height="3.682cm" svg:x="2.328cm" svg:y="1.014cm" presentation:class="title">
          <draw:text-box>
            <text:p text:style-name="P1"><text:span text:style-name="T3">Syntax</text:span></text:p>
          </draw:text-box>
        </draw:frame>
        <draw:frame draw:name="İçerik Yer Tutucusu 2_17" presentation:style-name="pr8" draw:text-style-name="P10" draw:layer="layout" svg:width="19.625cm" svg:height="1.513cm" svg:x="7.112cm" svg:y="5.329cm" presentation:class="outline" presentation:user-transformed="true">
          <draw:text-box>
            <text:list text:style-name="L2">
              <text:list-item>
                <text:p text:style-name="P3"><text:span text:style-name="T5">match</text:span></text:p>
              </text:list-item>
            </text:list>
          </draw:text-box>
        </draw:frame>
        <draw:custom-shape draw:name="Dikdörtgen 4_20" draw:style-name="gr8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20" draw:style-name="gr16" draw:text-style-name="P20" draw:layer="layout" svg:width="19.649cm" svg:height="4.991cm" svg:x="7.088cm" svg:y="6.842cm">
          <draw:text-box>
            <text:p text:style-name="P13"><text:span text:style-name="T21">fn</text:span><text:span text:style-name="T24"> main() {</text:span></text:p>
            <text:p text:style-name="P13"><text:span text:style-name="T30"><text:tab/></text:span><text:span text:style-name="T35">let</text:span><text:span text:style-name="T30"> a = 1;</text:span></text:p>
            <text:p text:style-name="P13"><text:span text:style-name="T30"><text:tab/></text:span><text:span text:style-name="T35">match </text:span><text:span text:style-name="T30">a {</text:span></text:p>
            <text:p text:style-name="P13"><text:span text:style-name="T30"><text:tab/></text:span><text:span text:style-name="T30"><text:tab/></text:span><text:span text:style-name="T30">1 =&gt; </text:span><text:span text:style-name="T31">println!</text:span><text:span text:style-name="T30">(</text:span><text:span text:style-name="T48">"a == 1"</text:span><text:span text:style-name="T30">),</text:span></text:p>
            <text:p text:style-name="P13"><text:span text:style-name="T30"><text:tab/></text:span><text:span text:style-name="T30"><text:tab/></text:span><text:span text:style-name="T30">_ =&gt; </text:span><text:span text:style-name="T31">println!</text:span><text:span text:style-name="T30">(</text:span><text:span text:style-name="T48">"a != 1"</text:span><text:span text:style-name="T30">),</text:span></text:p>
            <text:p text:style-name="P13"><text:span text:style-name="T30"><text:tab/></text:span><text:span text:style-name="T30">}</text:span></text:p>
            <text:p text:style-name="P13"><text:span text:style-name="T24">}</text:span></text:p>
          </draw:text-box>
        </draw:frame>
        <draw:frame draw:style-name="gr17" draw:text-style-name="P18" draw:layer="layout" svg:width="18cm" svg:height="1.52cm" svg:x="7cm" svg:y="13cm">
          <draw:text-box>
            <text:p><text:span text:style-name="T25">&gt; a == 1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3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Master1-Layout2-obj-Başlık-ve-İçerik" presentation:presentation-page-layout-name="AL2T18">
        <draw:frame draw:name="Başlık 1_21" presentation:style-name="pr4" draw:text-style-name="P10" draw:layer="layout" svg:width="29.21cm" svg:height="3.682cm" svg:x="2.328cm" svg:y="1.014cm" presentation:class="title">
          <draw:text-box>
            <text:p text:style-name="P1"><text:span text:style-name="T3">Syntax</text:span></text:p>
          </draw:text-box>
        </draw:frame>
        <draw:frame draw:name="İçerik Yer Tutucusu 2_18" presentation:style-name="pr8" draw:text-style-name="P10" draw:layer="layout" svg:width="19.625cm" svg:height="1.513cm" svg:x="7.112cm" svg:y="5.329cm" presentation:class="outline" presentation:user-transformed="true">
          <draw:text-box>
            <text:list text:style-name="L2">
              <text:list-item>
                <text:p text:style-name="P3"><text:span text:style-name="T5">match</text:span></text:p>
              </text:list-item>
            </text:list>
          </draw:text-box>
        </draw:frame>
        <draw:custom-shape draw:name="Dikdörtgen 4_21" draw:style-name="gr8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21" draw:style-name="gr16" draw:text-style-name="P20" draw:layer="layout" svg:width="19.649cm" svg:height="4.991cm" svg:x="7.088cm" svg:y="6.842cm">
          <draw:text-box>
            <text:p text:style-name="P13"><text:span text:style-name="T21">fn</text:span><text:span text:style-name="T24"> main() {</text:span></text:p>
            <text:p text:style-name="P13"><text:span text:style-name="T30"><text:tab/></text:span><text:span text:style-name="T35">let</text:span><text:span text:style-name="T30"> a = 5;</text:span></text:p>
            <text:p text:style-name="P13"><text:span text:style-name="T30"><text:tab/></text:span><text:span text:style-name="T35">match </text:span><text:span text:style-name="T30">a {</text:span></text:p>
            <text:p text:style-name="P13"><text:span text:style-name="T30"><text:tab/></text:span><text:span text:style-name="T30"><text:tab/></text:span><text:span text:style-name="T30">0..=4 <text:s/>=&gt; </text:span><text:span text:style-name="T31">println!</text:span><text:span text:style-name="T30">(</text:span><text:span text:style-name="T48">"0 ≤ a ≤ 4"</text:span><text:span text:style-name="T30">),</text:span></text:p>
            <text:p text:style-name="P13"><text:span text:style-name="T30"><text:tab/></text:span><text:span text:style-name="T30"><text:tab/></text:span><text:span text:style-name="T30">5..=10 =&gt; </text:span><text:span text:style-name="T31">println!</text:span><text:span text:style-name="T30">(</text:span><text:span text:style-name="T48">"5 ≤ a ≤ 10"</text:span><text:span text:style-name="T30">),</text:span></text:p>
            <text:p text:style-name="P13"><text:span text:style-name="T30"><text:tab/></text:span><text:span text:style-name="T30"><text:tab/></text:span><text:span text:style-name="T30">_ =&gt; (),</text:span></text:p>
            <text:p text:style-name="P13"><text:span text:style-name="T30"><text:tab/></text:span><text:span text:style-name="T30">}</text:span></text:p>
            <text:p text:style-name="P13"><text:span text:style-name="T24">}</text:span></text:p>
          </draw:text-box>
        </draw:frame>
        <draw:frame draw:style-name="gr17" draw:text-style-name="P18" draw:layer="layout" svg:width="18cm" svg:height="1.52cm" svg:x="7cm" svg:y="13cm">
          <draw:text-box>
            <text:p><text:span text:style-name="T25">&gt; 5 ≤ a &lt; 10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4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Master1-Layout2-obj-Başlık-ve-İçerik" presentation:presentation-page-layout-name="AL2T18">
        <draw:frame draw:name="Başlık 1_24" presentation:style-name="pr4" draw:text-style-name="P10" draw:layer="layout" svg:width="29.21cm" svg:height="3.682cm" svg:x="2.328cm" svg:y="1.014cm" presentation:class="title">
          <draw:text-box>
            <text:p text:style-name="P1"><text:span text:style-name="T3">Syntax</text:span></text:p>
          </draw:text-box>
        </draw:frame>
        <draw:frame draw:name="İçerik Yer Tutucusu 2_21" presentation:style-name="pr8" draw:text-style-name="P10" draw:layer="layout" svg:width="19.625cm" svg:height="1.513cm" svg:x="7.112cm" svg:y="5.329cm" presentation:class="outline" presentation:user-transformed="true">
          <draw:text-box>
            <text:list text:style-name="L2">
              <text:list-item>
                <text:p text:style-name="P3"><text:span text:style-name="T5">Loops: for</text:span></text:p>
              </text:list-item>
            </text:list>
          </draw:text-box>
        </draw:frame>
        <draw:custom-shape draw:name="Dikdörtgen 4_24" draw:style-name="gr8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24" draw:style-name="gr16" draw:text-style-name="P20" draw:layer="layout" svg:width="19.649cm" svg:height="4.991cm" svg:x="7.088cm" svg:y="6.842cm">
          <draw:text-box>
            <text:p text:style-name="P13"><text:span text:style-name="T21">fn</text:span><text:span text:style-name="T24"> main() {</text:span><text:span text:style-name="T30"><text:tab/></text:span></text:p>
            <text:p text:style-name="P13"><text:span text:style-name="T30"><text:tab/></text:span><text:span text:style-name="T35">for</text:span><text:span text:style-name="T30"> i </text:span><text:span text:style-name="T35">in</text:span><text:span text:style-name="T30"> 1..=41 {</text:span></text:p>
            <text:p text:style-name="P13"><text:span text:style-name="T30"><text:tab/></text:span><text:span text:style-name="T30"><text:tab/></text:span><text:span text:style-name="T31">println!</text:span><text:span text:style-name="T30">(</text:span><text:span text:style-name="T48">"maşaallah"</text:span><text:span text:style-name="T30">);</text:span></text:p>
            <text:p text:style-name="P13"><text:span text:style-name="T30"><text:tab/></text:span><text:span text:style-name="T30">}</text:span></text:p>
            <text:p text:style-name="P13"><text:span text:style-name="T24">}</text:span></text:p>
          </draw:text-box>
        </draw:frame>
        <draw:frame draw:style-name="gr20" draw:text-style-name="P18" draw:layer="layout" svg:width="18cm" svg:height="1.943cm" svg:x="7cm" svg:y="13cm">
          <draw:text-box>
            <text:p><text:span text:style-name="T25">&gt; maşaallah</text:span></text:p>
            <text:p><text:span text:style-name="T25">&gt; maşaallah</text:span></text:p>
            <text:p><text:span text:style-name="T25">&gt; maşaallah</text:span></text:p>
            <text:p><text:span text:style-name="T25">&gt; ..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5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Master1-Layout2-obj-Başlık-ve-İçerik" presentation:presentation-page-layout-name="AL2T18">
        <draw:frame draw:name="Başlık 1_25" presentation:style-name="pr4" draw:text-style-name="P10" draw:layer="layout" svg:width="29.21cm" svg:height="3.682cm" svg:x="2.328cm" svg:y="1.014cm" presentation:class="title">
          <draw:text-box>
            <text:p text:style-name="P1"><text:span text:style-name="T3">Syntax</text:span></text:p>
          </draw:text-box>
        </draw:frame>
        <draw:frame draw:name="İçerik Yer Tutucusu 2_22" presentation:style-name="pr8" draw:text-style-name="P10" draw:layer="layout" svg:width="19.625cm" svg:height="1.513cm" svg:x="7.112cm" svg:y="5.329cm" presentation:class="outline" presentation:user-transformed="true">
          <draw:text-box>
            <text:list text:style-name="L2">
              <text:list-item>
                <text:p text:style-name="P3"><text:span text:style-name="T5">Loops: while</text:span></text:p>
              </text:list-item>
            </text:list>
          </draw:text-box>
        </draw:frame>
        <draw:custom-shape draw:name="Dikdörtgen 4_25" draw:style-name="gr8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25" draw:style-name="gr11" draw:text-style-name="P20" draw:layer="layout" svg:width="19.649cm" svg:height="5.583cm" svg:x="7.088cm" svg:y="6.842cm">
          <draw:text-box>
            <text:p text:style-name="P13"><text:span text:style-name="T21">fn</text:span><text:span text:style-name="T24"> main() {</text:span></text:p>
            <text:p text:style-name="P13"><text:span text:style-name="T24"><text:tab/></text:span><text:span text:style-name="T21">let mut</text:span><text:span text:style-name="T24"> i = 1;</text:span></text:p>
            <text:p text:style-name="P13"><text:span text:style-name="T24"/></text:p>
            <text:p text:style-name="P13"><text:span text:style-name="T24"><text:tab/></text:span><text:span text:style-name="T21">while</text:span><text:span text:style-name="T24"> i &lt;= 41 {</text:span></text:p>
            <text:p text:style-name="P13"><text:span text:style-name="T30"><text:tab/></text:span><text:span text:style-name="T30"><text:tab/></text:span><text:span text:style-name="T31">println!</text:span><text:span text:style-name="T30">(</text:span><text:span text:style-name="T48">"maşaallah"</text:span><text:span text:style-name="T30">);</text:span></text:p>
            <text:p text:style-name="P13"><text:span text:style-name="T30"><text:tab/></text:span><text:span text:style-name="T30"><text:tab/></text:span></text:p>
            <text:p text:style-name="P13"><text:span text:style-name="T30"><text:tab/></text:span><text:span text:style-name="T30"><text:tab/></text:span><text:span text:style-name="T30">i += 1;</text:span></text:p>
            <text:p text:style-name="P13"><text:span text:style-name="T30"><text:tab/></text:span><text:span text:style-name="T30">}</text:span></text:p>
            <text:p text:style-name="P13"><text:span text:style-name="T24">}</text:span></text:p>
          </draw:text-box>
        </draw:frame>
        <draw:frame draw:style-name="gr20" draw:text-style-name="P18" draw:layer="layout" svg:width="18cm" svg:height="1.943cm" svg:x="7cm" svg:y="13cm">
          <draw:text-box>
            <text:p><text:span text:style-name="T25">&gt; maşaallah</text:span></text:p>
            <text:p><text:span text:style-name="T25">&gt; maşaallah</text:span></text:p>
            <text:p><text:span text:style-name="T25">&gt; maşaallah</text:span></text:p>
            <text:p><text:span text:style-name="T25">&gt; ..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6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Master1-Layout2-obj-Başlık-ve-İçerik" presentation:presentation-page-layout-name="AL2T18">
        <draw:frame draw:name="Başlık 1_26" presentation:style-name="pr4" draw:text-style-name="P10" draw:layer="layout" svg:width="29.21cm" svg:height="3.682cm" svg:x="2.328cm" svg:y="1.014cm" presentation:class="title">
          <draw:text-box>
            <text:p text:style-name="P1"><text:span text:style-name="T3">Syntax</text:span></text:p>
          </draw:text-box>
        </draw:frame>
        <draw:frame draw:name="İçerik Yer Tutucusu 2_23" presentation:style-name="pr8" draw:text-style-name="P10" draw:layer="layout" svg:width="19.625cm" svg:height="1.513cm" svg:x="7.112cm" svg:y="5.329cm" presentation:class="outline" presentation:user-transformed="true">
          <draw:text-box>
            <text:list text:style-name="L2">
              <text:list-item>
                <text:p text:style-name="P3"><text:span text:style-name="T5">Loops: loop</text:span></text:p>
              </text:list-item>
            </text:list>
          </draw:text-box>
        </draw:frame>
        <draw:custom-shape draw:name="Dikdörtgen 4_26" draw:style-name="gr8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26" draw:style-name="gr21" draw:text-style-name="P20" draw:layer="layout" svg:width="19.649cm" svg:height="7.359cm" svg:x="7.088cm" svg:y="6.842cm">
          <draw:text-box>
            <text:p text:style-name="P13"><text:span text:style-name="T21">fn</text:span><text:span text:style-name="T24"> main() {</text:span></text:p>
            <text:p text:style-name="P13"><text:span text:style-name="T24"><text:tab/></text:span><text:span text:style-name="T21">let mut</text:span><text:span text:style-name="T24"> i = 1;</text:span></text:p>
            <text:p text:style-name="P13"><text:span text:style-name="T24"/></text:p>
            <text:p text:style-name="P13"><text:span text:style-name="T24"><text:tab/></text:span><text:span text:style-name="T21">loop</text:span><text:span text:style-name="T24"> {</text:span></text:p>
            <text:p text:style-name="P13"><text:span text:style-name="T30"><text:tab/></text:span><text:span text:style-name="T30"><text:tab/></text:span><text:span text:style-name="T31">println!</text:span><text:span text:style-name="T30">(</text:span><text:span text:style-name="T48">"maşaallah"</text:span><text:span text:style-name="T30">);</text:span></text:p>
            <text:p text:style-name="P13"><text:span text:style-name="T30"><text:tab/></text:span><text:span text:style-name="T30"><text:tab/></text:span></text:p>
            <text:p text:style-name="P13"><text:span text:style-name="T30"><text:tab/></text:span><text:span text:style-name="T30"><text:tab/></text:span><text:span text:style-name="T30">i += 1;</text:span></text:p>
            <text:p text:style-name="P13"><text:span text:style-name="T30"><text:tab/></text:span><text:span text:style-name="T30"><text:tab/></text:span><text:span text:style-name="T35">if</text:span><text:span text:style-name="T30"> i &gt; 41 {</text:span></text:p>
            <text:p text:style-name="P13"><text:span text:style-name="T30"><text:tab/></text:span><text:span text:style-name="T30"><text:tab/></text:span><text:span text:style-name="T30"><text:tab/></text:span><text:span text:style-name="T35">break</text:span><text:span text:style-name="T30">;</text:span></text:p>
            <text:p text:style-name="P13"><text:span text:style-name="T30"><text:tab/></text:span><text:span text:style-name="T30"><text:tab/></text:span><text:span text:style-name="T30">}</text:span></text:p>
            <text:p text:style-name="P13"><text:span text:style-name="T30"><text:tab/></text:span><text:span text:style-name="T30">}</text:span></text:p>
            <text:p text:style-name="P13"><text:span text:style-name="T24">}</text:span></text:p>
          </draw:text-box>
        </draw:frame>
        <draw:frame draw:style-name="gr20" draw:text-style-name="P18" draw:layer="layout" svg:width="18cm" svg:height="1.943cm" svg:x="7cm" svg:y="14.5cm">
          <draw:text-box>
            <text:p><text:span text:style-name="T25">&gt; maşaallah</text:span></text:p>
            <text:p><text:span text:style-name="T25">&gt; maşaallah</text:span></text:p>
            <text:p><text:span text:style-name="T25">&gt; maşaallah</text:span></text:p>
            <text:p><text:span text:style-name="T25">&gt; ..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7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Master1-Layout2-obj-Başlık-ve-İçerik" presentation:presentation-page-layout-name="AL2T18">
        <draw:frame draw:name="Başlık 1_27" presentation:style-name="pr4" draw:text-style-name="P10" draw:layer="layout" svg:width="29.21cm" svg:height="3.682cm" svg:x="2.328cm" svg:y="1.014cm" presentation:class="title">
          <draw:text-box>
            <text:p text:style-name="P1"><text:span text:style-name="T3">Syntax</text:span></text:p>
          </draw:text-box>
        </draw:frame>
        <draw:frame draw:name="İçerik Yer Tutucusu 2_24" presentation:style-name="pr8" draw:text-style-name="P10" draw:layer="layout" svg:width="19.625cm" svg:height="1.513cm" svg:x="7.112cm" svg:y="5.329cm" presentation:class="outline" presentation:user-transformed="true">
          <draw:text-box>
            <text:list text:style-name="L2">
              <text:list-item>
                <text:p text:style-name="P3"><text:span text:style-name="T5">Loops: while let</text:span></text:p>
              </text:list-item>
            </text:list>
          </draw:text-box>
        </draw:frame>
        <draw:custom-shape draw:name="Dikdörtgen 4_27" draw:style-name="gr8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27" draw:style-name="gr16" draw:text-style-name="P20" draw:layer="layout" svg:width="19.649cm" svg:height="4.991cm" svg:x="7.088cm" svg:y="6.842cm">
          <draw:text-box>
            <text:p text:style-name="P13"><text:span text:style-name="T21">fn</text:span><text:span text:style-name="T24"> main() {</text:span></text:p>
            <text:p text:style-name="P13"><text:span text:style-name="T24"><text:tab/></text:span><text:span text:style-name="T35">let mut</text:span><text:span text:style-name="T30"> x = </text:span><text:span text:style-name="T31">vec!</text:span><text:span text:style-name="T30">[1, 2, 3];</text:span></text:p>
            <text:p text:style-name="P13"><text:span text:style-name="T30"/></text:p>
            <text:p text:style-name="P13"><text:span text:style-name="T30"><text:tab/></text:span><text:span text:style-name="T35">while let</text:span><text:span text:style-name="T30"> </text:span><text:span text:style-name="T49">Some</text:span><text:span text:style-name="T30">(deger) = x.pop() {</text:span></text:p>
            <text:p text:style-name="P13"><text:span text:style-name="T30"><text:tab/></text:span><text:span text:style-name="T30"><text:tab/></text:span><text:span text:style-name="T31">println!</text:span><text:span text:style-name="T30">(</text:span><text:span text:style-name="T48">"deger = {}"</text:span><text:span text:style-name="T30">, deger);</text:span></text:p>
            <text:p text:style-name="P13"><text:span text:style-name="T30"><text:tab/></text:span><text:span text:style-name="T30">}</text:span></text:p>
            <text:p text:style-name="P13"><text:span text:style-name="T24">}</text:span></text:p>
          </draw:text-box>
        </draw:frame>
        <draw:frame draw:style-name="gr17" draw:text-style-name="P18" draw:layer="layout" svg:width="18cm" svg:height="1.52cm" svg:x="7cm" svg:y="13cm">
          <draw:text-box>
            <text:p><text:span text:style-name="T25">&gt; deger = 3</text:span></text:p>
            <text:p><text:span text:style-name="T25">&gt; deger = 2</text:span></text:p>
            <text:p><text:span text:style-name="T25">&gt; deger = 1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8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Master1-Layout2-obj-Başlık-ve-İçerik" presentation:presentation-page-layout-name="AL2T18">
        <draw:frame draw:name="Başlık 1_28" presentation:style-name="pr4" draw:text-style-name="P10" draw:layer="layout" svg:width="29.21cm" svg:height="3.682cm" svg:x="2.328cm" svg:y="1.014cm" presentation:class="title">
          <draw:text-box>
            <text:p text:style-name="P1"><text:span text:style-name="T3">Homeworks</text:span></text:p>
          </draw:text-box>
        </draw:frame>
        <draw:custom-shape draw:name="Dikdörtgen 4_28" draw:style-name="gr8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style-name="gr22" draw:text-style-name="P24" draw:layer="layout" svg:width="30.211cm" svg:height="5.235cm" svg:x="1.828cm" svg:y="6cm">
          <draw:text-box>
            <text:list text:style-name="L4">
              <text:list-item>
                <text:p><text:span text:style-name="T50">Write </text:span><text:span text:style-name="T51">fn hello(name:&amp;str) -&gt; String </text:span><text:span text:style-name="T50"><text:tab/></text:span><text:span text:style-name="T50"><text:tab/></text:span><text:span text:style-name="T50">will return: "Hello {name}!"</text:span></text:p>
                <text:list>
                  <text:list-header>
                    <text:p><text:span text:style-name="T50"/></text:p>
                  </text:list-header>
                </text:list>
              </text:list-item>
              <text:list-item>
                <text:p><text:span text:style-name="T50">Write </text:span><text:span text:style-name="T51">fn make_double(num:i32) -&gt; i32</text:span><text:span text:style-name="T51"><text:tab/></text:span><text:span text:style-name="T50"><text:tab/></text:span><text:span text:style-name="T50">will return: 4 when given 2</text:span></text:p>
                <text:list>
                  <text:list-header>
                    <text:p><text:span text:style-name="T50"/></text:p>
                  </text:list-header>
                </text:list>
              </text:list-item>
              <text:list-item>
                <text:p><text:span text:style-name="T50">Write </text:span><text:span text:style-name="T51">fn multiply_pi(num:f32) -&gt; f32</text:span><text:span text:style-name="T51"><text:tab/></text:span><text:span text:style-name="T50"><text:tab/></text:span><text:span text:style-name="T50">will multiply the num with Pi(π) and return the result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9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 Light" svg:font-family="'Calibri Light'"/>
    <style:font-face style:name="Courier New1" svg:font-family="'Courier New'"/>
    <style:font-face style:name="Ubuntu Mono1" svg:font-family="'Ubuntu Mono'" style:font-pitch="fixed"/>
    <style:font-face style:name="Bitstream Vera Sans1" svg:font-family="'Bitstream Vera Sans'" style:font-pitch="variable"/>
    <style:font-face style:name="Calibri1" svg:font-family="Calibri" style:font-pitch="variable"/>
    <style:font-face style:name="Calibri Light1" svg:font-family="'Calibri Light'" style:font-pitch="variable"/>
    <style:font-face style:name="Courier New" svg:font-family="'Courier New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Ubuntu1" svg:font-family="Ubuntu" style:font-adornments="Light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Doldurulmuş" draw:style="linear" draw:start-color="#ffffff" draw:end-color="#cccccc" draw:start-intensity="100%" draw:end-intensity="100%" draw:angle="30deg" draw:border="0%"/>
    <draw:gradient draw:name="Dolgun_20_Kırmızı" draw:display-name="Dolgun Kırmızı" draw:style="linear" draw:start-color="#ff6d6d" draw:end-color="#c9211e" draw:start-intensity="100%" draw:end-intensity="100%" draw:angle="30deg" draw:border="0%"/>
    <draw:gradient draw:name="Dolgun_20_Mavi" draw:display-name="Dolgun Mavi" draw:style="linear" draw:start-color="#729fcf" draw:end-color="#355269" draw:start-intensity="100%" draw:end-intensity="100%" draw:angle="30deg" draw:border="0%"/>
    <draw:gradient draw:name="Dolgun_20_Sarı" draw:display-name="Dolgun Sarı" draw:style="linear" draw:start-color="#ffde59" draw:end-color="#b47804" draw:start-intensity="100%" draw:end-intensity="100%" draw:angle="30deg" draw:border="0%"/>
    <draw:gradient draw:name="Dolgun_20_Yeşil" draw:display-name="Dolgun Yeşil" draw:style="linear" draw:start-color="#77bc65" draw:end-color="#127622" draw:start-intensity="100%" draw:end-intensity="100%" draw:angle="30deg" draw:border="0%"/>
    <draw:gradient draw:name="Şekiller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tr" fo:country="TR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Dolgusu_20_ve_20_çizgisi_20_olmayan_20_nesne" style:display-name="Dolgusu ve çizgisi olmayan nes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Şekiller"/>
      <style:text-properties fo:font-size="14pt" fo:font-weight="bold"/>
    </style:style>
    <style:style style:name="Filled" style:family="graphic" style:parent-style-name="Shapes">
      <style:graphic-properties draw:fill="gradient" draw:fill-gradient-name="Doldurulmuş"/>
    </style:style>
    <style:style style:name="Filled_20_Blue" style:display-name="Filled Blue" style:family="graphic" style:parent-style-name="Filled">
      <style:graphic-properties draw:fill-gradient-name="Dolgun_20_Mavi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Dolgun_20_Yeşil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Dolgun_20_Kırmızı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Dolgun_20_Sarı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aster1-Ofis-Teması-background" style:family="presentation">
      <style:graphic-properties draw:stroke="none" draw:fill="solid" draw:fill-color="#ffffff" draw:opacity="100%"/>
      <style:text-properties style:letter-kerning="true"/>
    </style:style>
    <style:style style:name="Master1-Ofis-Teması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is-Teması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is-Teması-outline1" style:family="presentation">
      <style:graphic-properties draw:stroke="none" draw:fill="none" draw:auto-grow-height="false" draw:fit-to-size="false" style:shrink-to-fit="true">
        <text:list-style style:name="Master1-Ofis-Teması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is-Teması-outline2" style:family="presentation" style:parent-style-name="Master1-Ofis-Teması-outline1">
      <style:paragraph-properties fo:margin-top="0.4cm" fo:margin-bottom="0cm"/>
      <style:text-properties fo:font-size="28pt" style:font-size-asian="28pt" style:font-size-complex="28pt"/>
    </style:style>
    <style:style style:name="Master1-Ofis-Teması-outline3" style:family="presentation" style:parent-style-name="Master1-Ofis-Teması-outline2">
      <style:paragraph-properties fo:margin-top="0.3cm" fo:margin-bottom="0cm"/>
      <style:text-properties fo:font-size="24pt" style:font-size-asian="24pt" style:font-size-complex="24pt"/>
    </style:style>
    <style:style style:name="Master1-Ofis-Teması-outline4" style:family="presentation" style:parent-style-name="Master1-Ofis-Teması-outline3">
      <style:paragraph-properties fo:margin-top="0.2cm" fo:margin-bottom="0cm"/>
      <style:text-properties fo:font-size="20pt" style:font-size-asian="20pt" style:font-size-complex="20pt"/>
    </style:style>
    <style:style style:name="Master1-Ofis-Teması-outline5" style:family="presentation" style:parent-style-name="Master1-Ofis-Teması-outline4">
      <style:paragraph-properties fo:margin-top="0.1cm" fo:margin-bottom="0cm"/>
      <style:text-properties fo:font-size="20pt" style:font-size-asian="20pt" style:font-size-complex="20pt"/>
    </style:style>
    <style:style style:name="Master1-Ofis-Teması-outline6" style:family="presentation" style:parent-style-name="Master1-Ofis-Teması-outline5">
      <style:paragraph-properties fo:margin-top="0.1cm" fo:margin-bottom="0cm"/>
      <style:text-properties fo:font-size="20pt" style:font-size-asian="20pt" style:font-size-complex="20pt"/>
    </style:style>
    <style:style style:name="Master1-Ofis-Teması-outline7" style:family="presentation" style:parent-style-name="Master1-Ofis-Teması-outline6">
      <style:paragraph-properties fo:margin-top="0.1cm" fo:margin-bottom="0cm"/>
      <style:text-properties fo:font-size="20pt" style:font-size-asian="20pt" style:font-size-complex="20pt"/>
    </style:style>
    <style:style style:name="Master1-Ofis-Teması-outline8" style:family="presentation" style:parent-style-name="Master1-Ofis-Teması-outline7">
      <style:paragraph-properties fo:margin-top="0.1cm" fo:margin-bottom="0cm"/>
      <style:text-properties fo:font-size="20pt" style:font-size-asian="20pt" style:font-size-complex="20pt"/>
    </style:style>
    <style:style style:name="Master1-Ofis-Teması-outline9" style:family="presentation" style:parent-style-name="Master1-Ofis-Teması-outline8">
      <style:paragraph-properties fo:margin-top="0.1cm" fo:margin-bottom="0cm"/>
      <style:text-properties fo:font-size="20pt" style:font-size-asian="20pt" style:font-size-complex="20pt"/>
    </style:style>
    <style:style style:name="Master1-Ofis-Teması-subtitle" style:family="presentation">
      <style:graphic-properties draw:stroke="none" draw:fill="none" draw:textarea-vertical-align="middle">
        <text:list-style style:name="Master1-Ofis-Teması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is-Teması-title" style:family="presentation">
      <style:graphic-properties draw:stroke="none" draw:fill="none" draw:textarea-vertical-align="middle">
        <text:list-style style:name="Master1-Ofis-Teması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Başlık-Slaydı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Başlık-Slaydı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Başlık-Slaydı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Başlık-Slaydı-outline1" style:family="presentation">
      <style:graphic-properties draw:stroke="none" draw:fill="none" draw:auto-grow-height="false" draw:fit-to-size="false" style:shrink-to-fit="true">
        <text:list-style style:name="Master1-Layout1-title-Başlık-Slaydı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Başlık-Slaydı-outline2" style:family="presentation" style:parent-style-name="Master1-Layout1-title-Başlık-Slaydı-outline1">
      <style:paragraph-properties fo:margin-top="0.4cm" fo:margin-bottom="0cm"/>
      <style:text-properties fo:font-size="28pt" style:font-size-asian="28pt" style:font-size-complex="28pt"/>
    </style:style>
    <style:style style:name="Master1-Layout1-title-Başlık-Slaydı-outline3" style:family="presentation" style:parent-style-name="Master1-Layout1-title-Başlık-Slaydı-outline2">
      <style:paragraph-properties fo:margin-top="0.3cm" fo:margin-bottom="0cm"/>
      <style:text-properties fo:font-size="24pt" style:font-size-asian="24pt" style:font-size-complex="24pt"/>
    </style:style>
    <style:style style:name="Master1-Layout1-title-Başlık-Slaydı-outline4" style:family="presentation" style:parent-style-name="Master1-Layout1-title-Başlık-Slaydı-outline3">
      <style:paragraph-properties fo:margin-top="0.2cm" fo:margin-bottom="0cm"/>
      <style:text-properties fo:font-size="20pt" style:font-size-asian="20pt" style:font-size-complex="20pt"/>
    </style:style>
    <style:style style:name="Master1-Layout1-title-Başlık-Slaydı-outline5" style:family="presentation" style:parent-style-name="Master1-Layout1-title-Başlık-Slaydı-outline4">
      <style:paragraph-properties fo:margin-top="0.1cm" fo:margin-bottom="0cm"/>
      <style:text-properties fo:font-size="20pt" style:font-size-asian="20pt" style:font-size-complex="20pt"/>
    </style:style>
    <style:style style:name="Master1-Layout1-title-Başlık-Slaydı-outline6" style:family="presentation" style:parent-style-name="Master1-Layout1-title-Başlık-Slaydı-outline5">
      <style:paragraph-properties fo:margin-top="0.1cm" fo:margin-bottom="0cm"/>
      <style:text-properties fo:font-size="20pt" style:font-size-asian="20pt" style:font-size-complex="20pt"/>
    </style:style>
    <style:style style:name="Master1-Layout1-title-Başlık-Slaydı-outline7" style:family="presentation" style:parent-style-name="Master1-Layout1-title-Başlık-Slaydı-outline6">
      <style:paragraph-properties fo:margin-top="0.1cm" fo:margin-bottom="0cm"/>
      <style:text-properties fo:font-size="20pt" style:font-size-asian="20pt" style:font-size-complex="20pt"/>
    </style:style>
    <style:style style:name="Master1-Layout1-title-Başlık-Slaydı-outline8" style:family="presentation" style:parent-style-name="Master1-Layout1-title-Başlık-Slaydı-outline7">
      <style:paragraph-properties fo:margin-top="0.1cm" fo:margin-bottom="0cm"/>
      <style:text-properties fo:font-size="20pt" style:font-size-asian="20pt" style:font-size-complex="20pt"/>
    </style:style>
    <style:style style:name="Master1-Layout1-title-Başlık-Slaydı-outline9" style:family="presentation" style:parent-style-name="Master1-Layout1-title-Başlık-Slaydı-outline8">
      <style:paragraph-properties fo:margin-top="0.1cm" fo:margin-bottom="0cm"/>
      <style:text-properties fo:font-size="20pt" style:font-size-asian="20pt" style:font-size-complex="20pt"/>
    </style:style>
    <style:style style:name="Master1-Layout1-title-Başlık-Slaydı-subtitle" style:family="presentation">
      <style:graphic-properties draw:stroke="none" draw:fill="none" draw:textarea-vertical-align="middle">
        <text:list-style style:name="Master1-Layout1-title-Başlık-Slaydı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Başlık-Slaydı-title" style:family="presentation">
      <style:graphic-properties draw:stroke="none" draw:fill="none" draw:textarea-vertical-align="middle">
        <text:list-style style:name="Master1-Layout1-title-Başlık-Slaydı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Başlık-ve-İçeri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Başlık-ve-İçeri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Başlık-ve-İçeri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Başlık-ve-İçerik-outline1" style:family="presentation">
      <style:graphic-properties draw:stroke="none" draw:fill="none" draw:auto-grow-height="false" draw:fit-to-size="false" style:shrink-to-fit="true">
        <text:list-style style:name="Master1-Layout2-obj-Başlık-ve-İçeri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Başlık-ve-İçerik-outline2" style:family="presentation" style:parent-style-name="Master1-Layout2-obj-Başlık-ve-İçerik-outline1">
      <style:paragraph-properties fo:margin-top="0.4cm" fo:margin-bottom="0cm"/>
      <style:text-properties fo:font-size="28pt" style:font-size-asian="28pt" style:font-size-complex="28pt"/>
    </style:style>
    <style:style style:name="Master1-Layout2-obj-Başlık-ve-İçerik-outline3" style:family="presentation" style:parent-style-name="Master1-Layout2-obj-Başlık-ve-İçerik-outline2">
      <style:paragraph-properties fo:margin-top="0.3cm" fo:margin-bottom="0cm"/>
      <style:text-properties fo:font-size="24pt" style:font-size-asian="24pt" style:font-size-complex="24pt"/>
    </style:style>
    <style:style style:name="Master1-Layout2-obj-Başlık-ve-İçerik-outline4" style:family="presentation" style:parent-style-name="Master1-Layout2-obj-Başlık-ve-İçerik-outline3">
      <style:paragraph-properties fo:margin-top="0.2cm" fo:margin-bottom="0cm"/>
      <style:text-properties fo:font-size="20pt" style:font-size-asian="20pt" style:font-size-complex="20pt"/>
    </style:style>
    <style:style style:name="Master1-Layout2-obj-Başlık-ve-İçerik-outline5" style:family="presentation" style:parent-style-name="Master1-Layout2-obj-Başlık-ve-İçerik-outline4">
      <style:paragraph-properties fo:margin-top="0.1cm" fo:margin-bottom="0cm"/>
      <style:text-properties fo:font-size="20pt" style:font-size-asian="20pt" style:font-size-complex="20pt"/>
    </style:style>
    <style:style style:name="Master1-Layout2-obj-Başlık-ve-İçerik-outline6" style:family="presentation" style:parent-style-name="Master1-Layout2-obj-Başlık-ve-İçerik-outline5">
      <style:paragraph-properties fo:margin-top="0.1cm" fo:margin-bottom="0cm"/>
      <style:text-properties fo:font-size="20pt" style:font-size-asian="20pt" style:font-size-complex="20pt"/>
    </style:style>
    <style:style style:name="Master1-Layout2-obj-Başlık-ve-İçerik-outline7" style:family="presentation" style:parent-style-name="Master1-Layout2-obj-Başlık-ve-İçerik-outline6">
      <style:paragraph-properties fo:margin-top="0.1cm" fo:margin-bottom="0cm"/>
      <style:text-properties fo:font-size="20pt" style:font-size-asian="20pt" style:font-size-complex="20pt"/>
    </style:style>
    <style:style style:name="Master1-Layout2-obj-Başlık-ve-İçerik-outline8" style:family="presentation" style:parent-style-name="Master1-Layout2-obj-Başlık-ve-İçerik-outline7">
      <style:paragraph-properties fo:margin-top="0.1cm" fo:margin-bottom="0cm"/>
      <style:text-properties fo:font-size="20pt" style:font-size-asian="20pt" style:font-size-complex="20pt"/>
    </style:style>
    <style:style style:name="Master1-Layout2-obj-Başlık-ve-İçerik-outline9" style:family="presentation" style:parent-style-name="Master1-Layout2-obj-Başlık-ve-İçerik-outline8">
      <style:paragraph-properties fo:margin-top="0.1cm" fo:margin-bottom="0cm"/>
      <style:text-properties fo:font-size="20pt" style:font-size-asian="20pt" style:font-size-complex="20pt"/>
    </style:style>
    <style:style style:name="Master1-Layout2-obj-Başlık-ve-İçerik-subtitle" style:family="presentation">
      <style:graphic-properties draw:stroke="none" draw:fill="none" draw:textarea-vertical-align="middle">
        <text:list-style style:name="Master1-Layout2-obj-Başlık-ve-İçeri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Başlık-ve-İçerik-title" style:family="presentation">
      <style:graphic-properties draw:stroke="none" draw:fill="none" draw:textarea-vertical-align="middle">
        <text:list-style style:name="Master1-Layout2-obj-Başlık-ve-İçeri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Bölüm-Üstbilgisi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Bölüm-Üstbilgis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Bölüm-Üstbilgisi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Bölüm-Üstbilgisi-outline1" style:family="presentation">
      <style:graphic-properties draw:stroke="none" draw:fill="none" draw:auto-grow-height="false" draw:fit-to-size="false" style:shrink-to-fit="true">
        <text:list-style style:name="Master1-Layout3-secHead-Bölüm-Üstbilgis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Bölüm-Üstbilgisi-outline2" style:family="presentation" style:parent-style-name="Master1-Layout3-secHead-Bölüm-Üstbilgisi-outline1">
      <style:paragraph-properties fo:margin-top="0.4cm" fo:margin-bottom="0cm"/>
      <style:text-properties fo:font-size="28pt" style:font-size-asian="28pt" style:font-size-complex="28pt"/>
    </style:style>
    <style:style style:name="Master1-Layout3-secHead-Bölüm-Üstbilgisi-outline3" style:family="presentation" style:parent-style-name="Master1-Layout3-secHead-Bölüm-Üstbilgisi-outline2">
      <style:paragraph-properties fo:margin-top="0.3cm" fo:margin-bottom="0cm"/>
      <style:text-properties fo:font-size="24pt" style:font-size-asian="24pt" style:font-size-complex="24pt"/>
    </style:style>
    <style:style style:name="Master1-Layout3-secHead-Bölüm-Üstbilgisi-outline4" style:family="presentation" style:parent-style-name="Master1-Layout3-secHead-Bölüm-Üstbilgisi-outline3">
      <style:paragraph-properties fo:margin-top="0.2cm" fo:margin-bottom="0cm"/>
      <style:text-properties fo:font-size="20pt" style:font-size-asian="20pt" style:font-size-complex="20pt"/>
    </style:style>
    <style:style style:name="Master1-Layout3-secHead-Bölüm-Üstbilgisi-outline5" style:family="presentation" style:parent-style-name="Master1-Layout3-secHead-Bölüm-Üstbilgisi-outline4">
      <style:paragraph-properties fo:margin-top="0.1cm" fo:margin-bottom="0cm"/>
      <style:text-properties fo:font-size="20pt" style:font-size-asian="20pt" style:font-size-complex="20pt"/>
    </style:style>
    <style:style style:name="Master1-Layout3-secHead-Bölüm-Üstbilgisi-outline6" style:family="presentation" style:parent-style-name="Master1-Layout3-secHead-Bölüm-Üstbilgisi-outline5">
      <style:paragraph-properties fo:margin-top="0.1cm" fo:margin-bottom="0cm"/>
      <style:text-properties fo:font-size="20pt" style:font-size-asian="20pt" style:font-size-complex="20pt"/>
    </style:style>
    <style:style style:name="Master1-Layout3-secHead-Bölüm-Üstbilgisi-outline7" style:family="presentation" style:parent-style-name="Master1-Layout3-secHead-Bölüm-Üstbilgisi-outline6">
      <style:paragraph-properties fo:margin-top="0.1cm" fo:margin-bottom="0cm"/>
      <style:text-properties fo:font-size="20pt" style:font-size-asian="20pt" style:font-size-complex="20pt"/>
    </style:style>
    <style:style style:name="Master1-Layout3-secHead-Bölüm-Üstbilgisi-outline8" style:family="presentation" style:parent-style-name="Master1-Layout3-secHead-Bölüm-Üstbilgisi-outline7">
      <style:paragraph-properties fo:margin-top="0.1cm" fo:margin-bottom="0cm"/>
      <style:text-properties fo:font-size="20pt" style:font-size-asian="20pt" style:font-size-complex="20pt"/>
    </style:style>
    <style:style style:name="Master1-Layout3-secHead-Bölüm-Üstbilgisi-outline9" style:family="presentation" style:parent-style-name="Master1-Layout3-secHead-Bölüm-Üstbilgisi-outline8">
      <style:paragraph-properties fo:margin-top="0.1cm" fo:margin-bottom="0cm"/>
      <style:text-properties fo:font-size="20pt" style:font-size-asian="20pt" style:font-size-complex="20pt"/>
    </style:style>
    <style:style style:name="Master1-Layout3-secHead-Bölüm-Üstbilgisi-subtitle" style:family="presentation">
      <style:graphic-properties draw:stroke="none" draw:fill="none" draw:textarea-vertical-align="middle">
        <text:list-style style:name="Master1-Layout3-secHead-Bölüm-Üstbilgisi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Bölüm-Üstbilgisi-title" style:family="presentation">
      <style:graphic-properties draw:stroke="none" draw:fill="none" draw:textarea-vertical-align="middle">
        <text:list-style style:name="Master1-Layout3-secHead-Bölüm-Üstbilgisi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İki-İçeri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İki-İçeri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İki-İçeri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İki-İçerik-outline1" style:family="presentation">
      <style:graphic-properties draw:stroke="none" draw:fill="none" draw:auto-grow-height="false" draw:fit-to-size="false" style:shrink-to-fit="true">
        <text:list-style style:name="Master1-Layout4-twoObj-İki-İçeri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İki-İçerik-outline2" style:family="presentation" style:parent-style-name="Master1-Layout4-twoObj-İki-İçerik-outline1">
      <style:paragraph-properties fo:margin-top="0.4cm" fo:margin-bottom="0cm"/>
      <style:text-properties fo:font-size="28pt" style:font-size-asian="28pt" style:font-size-complex="28pt"/>
    </style:style>
    <style:style style:name="Master1-Layout4-twoObj-İki-İçerik-outline3" style:family="presentation" style:parent-style-name="Master1-Layout4-twoObj-İki-İçerik-outline2">
      <style:paragraph-properties fo:margin-top="0.3cm" fo:margin-bottom="0cm"/>
      <style:text-properties fo:font-size="24pt" style:font-size-asian="24pt" style:font-size-complex="24pt"/>
    </style:style>
    <style:style style:name="Master1-Layout4-twoObj-İki-İçerik-outline4" style:family="presentation" style:parent-style-name="Master1-Layout4-twoObj-İki-İçerik-outline3">
      <style:paragraph-properties fo:margin-top="0.2cm" fo:margin-bottom="0cm"/>
      <style:text-properties fo:font-size="20pt" style:font-size-asian="20pt" style:font-size-complex="20pt"/>
    </style:style>
    <style:style style:name="Master1-Layout4-twoObj-İki-İçerik-outline5" style:family="presentation" style:parent-style-name="Master1-Layout4-twoObj-İki-İçerik-outline4">
      <style:paragraph-properties fo:margin-top="0.1cm" fo:margin-bottom="0cm"/>
      <style:text-properties fo:font-size="20pt" style:font-size-asian="20pt" style:font-size-complex="20pt"/>
    </style:style>
    <style:style style:name="Master1-Layout4-twoObj-İki-İçerik-outline6" style:family="presentation" style:parent-style-name="Master1-Layout4-twoObj-İki-İçerik-outline5">
      <style:paragraph-properties fo:margin-top="0.1cm" fo:margin-bottom="0cm"/>
      <style:text-properties fo:font-size="20pt" style:font-size-asian="20pt" style:font-size-complex="20pt"/>
    </style:style>
    <style:style style:name="Master1-Layout4-twoObj-İki-İçerik-outline7" style:family="presentation" style:parent-style-name="Master1-Layout4-twoObj-İki-İçerik-outline6">
      <style:paragraph-properties fo:margin-top="0.1cm" fo:margin-bottom="0cm"/>
      <style:text-properties fo:font-size="20pt" style:font-size-asian="20pt" style:font-size-complex="20pt"/>
    </style:style>
    <style:style style:name="Master1-Layout4-twoObj-İki-İçerik-outline8" style:family="presentation" style:parent-style-name="Master1-Layout4-twoObj-İki-İçerik-outline7">
      <style:paragraph-properties fo:margin-top="0.1cm" fo:margin-bottom="0cm"/>
      <style:text-properties fo:font-size="20pt" style:font-size-asian="20pt" style:font-size-complex="20pt"/>
    </style:style>
    <style:style style:name="Master1-Layout4-twoObj-İki-İçerik-outline9" style:family="presentation" style:parent-style-name="Master1-Layout4-twoObj-İki-İçerik-outline8">
      <style:paragraph-properties fo:margin-top="0.1cm" fo:margin-bottom="0cm"/>
      <style:text-properties fo:font-size="20pt" style:font-size-asian="20pt" style:font-size-complex="20pt"/>
    </style:style>
    <style:style style:name="Master1-Layout4-twoObj-İki-İçerik-subtitle" style:family="presentation">
      <style:graphic-properties draw:stroke="none" draw:fill="none" draw:textarea-vertical-align="middle">
        <text:list-style style:name="Master1-Layout4-twoObj-İki-İçeri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İki-İçerik-title" style:family="presentation">
      <style:graphic-properties draw:stroke="none" draw:fill="none" draw:textarea-vertical-align="middle">
        <text:list-style style:name="Master1-Layout4-twoObj-İki-İçeri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Karşılaştırm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Karşılaştırm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Karşılaştırm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Karşılaştırma-outline1" style:family="presentation">
      <style:graphic-properties draw:stroke="none" draw:fill="none" draw:auto-grow-height="false" draw:fit-to-size="false" style:shrink-to-fit="true">
        <text:list-style style:name="Master1-Layout5-twoTxTwoObj-Karşılaştırm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Karşılaştırma-outline2" style:family="presentation" style:parent-style-name="Master1-Layout5-twoTxTwoObj-Karşılaştırma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Karşılaştırma-outline3" style:family="presentation" style:parent-style-name="Master1-Layout5-twoTxTwoObj-Karşılaştırma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Karşılaştırma-outline4" style:family="presentation" style:parent-style-name="Master1-Layout5-twoTxTwoObj-Karşılaştırma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Karşılaştırma-outline5" style:family="presentation" style:parent-style-name="Master1-Layout5-twoTxTwoObj-Karşılaştırma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Karşılaştırma-outline6" style:family="presentation" style:parent-style-name="Master1-Layout5-twoTxTwoObj-Karşılaştırma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Karşılaştırma-outline7" style:family="presentation" style:parent-style-name="Master1-Layout5-twoTxTwoObj-Karşılaştırma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Karşılaştırma-outline8" style:family="presentation" style:parent-style-name="Master1-Layout5-twoTxTwoObj-Karşılaştırma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Karşılaştırma-outline9" style:family="presentation" style:parent-style-name="Master1-Layout5-twoTxTwoObj-Karşılaştırma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Karşılaştırma-subtitle" style:family="presentation">
      <style:graphic-properties draw:stroke="none" draw:fill="none" draw:textarea-vertical-align="middle">
        <text:list-style style:name="Master1-Layout5-twoTxTwoObj-Karşılaştırm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Karşılaştırma-title" style:family="presentation">
      <style:graphic-properties draw:stroke="none" draw:fill="none" draw:textarea-vertical-align="middle">
        <text:list-style style:name="Master1-Layout5-twoTxTwoObj-Karşılaştırm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Yalnızca-Başlı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Yalnızca-Başlı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Yalnızca-Başlı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Yalnızca-Başlık-outline1" style:family="presentation">
      <style:graphic-properties draw:stroke="none" draw:fill="none" draw:auto-grow-height="false" draw:fit-to-size="false" style:shrink-to-fit="true">
        <text:list-style style:name="Master1-Layout6-titleOnly-Yalnızca-Başlı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Yalnızca-Başlık-outline2" style:family="presentation" style:parent-style-name="Master1-Layout6-titleOnly-Yalnızca-Başlık-outline1">
      <style:paragraph-properties fo:margin-top="0.4cm" fo:margin-bottom="0cm"/>
      <style:text-properties fo:font-size="28pt" style:font-size-asian="28pt" style:font-size-complex="28pt"/>
    </style:style>
    <style:style style:name="Master1-Layout6-titleOnly-Yalnızca-Başlık-outline3" style:family="presentation" style:parent-style-name="Master1-Layout6-titleOnly-Yalnızca-Başlık-outline2">
      <style:paragraph-properties fo:margin-top="0.3cm" fo:margin-bottom="0cm"/>
      <style:text-properties fo:font-size="24pt" style:font-size-asian="24pt" style:font-size-complex="24pt"/>
    </style:style>
    <style:style style:name="Master1-Layout6-titleOnly-Yalnızca-Başlık-outline4" style:family="presentation" style:parent-style-name="Master1-Layout6-titleOnly-Yalnızca-Başlık-outline3">
      <style:paragraph-properties fo:margin-top="0.2cm" fo:margin-bottom="0cm"/>
      <style:text-properties fo:font-size="20pt" style:font-size-asian="20pt" style:font-size-complex="20pt"/>
    </style:style>
    <style:style style:name="Master1-Layout6-titleOnly-Yalnızca-Başlık-outline5" style:family="presentation" style:parent-style-name="Master1-Layout6-titleOnly-Yalnızca-Başlık-outline4">
      <style:paragraph-properties fo:margin-top="0.1cm" fo:margin-bottom="0cm"/>
      <style:text-properties fo:font-size="20pt" style:font-size-asian="20pt" style:font-size-complex="20pt"/>
    </style:style>
    <style:style style:name="Master1-Layout6-titleOnly-Yalnızca-Başlık-outline6" style:family="presentation" style:parent-style-name="Master1-Layout6-titleOnly-Yalnızca-Başlık-outline5">
      <style:paragraph-properties fo:margin-top="0.1cm" fo:margin-bottom="0cm"/>
      <style:text-properties fo:font-size="20pt" style:font-size-asian="20pt" style:font-size-complex="20pt"/>
    </style:style>
    <style:style style:name="Master1-Layout6-titleOnly-Yalnızca-Başlık-outline7" style:family="presentation" style:parent-style-name="Master1-Layout6-titleOnly-Yalnızca-Başlık-outline6">
      <style:paragraph-properties fo:margin-top="0.1cm" fo:margin-bottom="0cm"/>
      <style:text-properties fo:font-size="20pt" style:font-size-asian="20pt" style:font-size-complex="20pt"/>
    </style:style>
    <style:style style:name="Master1-Layout6-titleOnly-Yalnızca-Başlık-outline8" style:family="presentation" style:parent-style-name="Master1-Layout6-titleOnly-Yalnızca-Başlık-outline7">
      <style:paragraph-properties fo:margin-top="0.1cm" fo:margin-bottom="0cm"/>
      <style:text-properties fo:font-size="20pt" style:font-size-asian="20pt" style:font-size-complex="20pt"/>
    </style:style>
    <style:style style:name="Master1-Layout6-titleOnly-Yalnızca-Başlık-outline9" style:family="presentation" style:parent-style-name="Master1-Layout6-titleOnly-Yalnızca-Başlık-outline8">
      <style:paragraph-properties fo:margin-top="0.1cm" fo:margin-bottom="0cm"/>
      <style:text-properties fo:font-size="20pt" style:font-size-asian="20pt" style:font-size-complex="20pt"/>
    </style:style>
    <style:style style:name="Master1-Layout6-titleOnly-Yalnızca-Başlık-subtitle" style:family="presentation">
      <style:graphic-properties draw:stroke="none" draw:fill="none" draw:textarea-vertical-align="middle">
        <text:list-style style:name="Master1-Layout6-titleOnly-Yalnızca-Başlı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Yalnızca-Başlık-title" style:family="presentation">
      <style:graphic-properties draw:stroke="none" draw:fill="none" draw:textarea-vertical-align="middle">
        <text:list-style style:name="Master1-Layout6-titleOnly-Yalnızca-Başlı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oş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o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o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oş-outline1" style:family="presentation">
      <style:graphic-properties draw:stroke="none" draw:fill="none" draw:auto-grow-height="false" draw:fit-to-size="false" style:shrink-to-fit="true">
        <text:list-style style:name="Master1-Layout7-blank-Bo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oş-outline2" style:family="presentation" style:parent-style-name="Master1-Layout7-blank-Boş-outline1">
      <style:paragraph-properties fo:margin-top="0.4cm" fo:margin-bottom="0cm"/>
      <style:text-properties fo:font-size="28pt" style:font-size-asian="28pt" style:font-size-complex="28pt"/>
    </style:style>
    <style:style style:name="Master1-Layout7-blank-Boş-outline3" style:family="presentation" style:parent-style-name="Master1-Layout7-blank-Boş-outline2">
      <style:paragraph-properties fo:margin-top="0.3cm" fo:margin-bottom="0cm"/>
      <style:text-properties fo:font-size="24pt" style:font-size-asian="24pt" style:font-size-complex="24pt"/>
    </style:style>
    <style:style style:name="Master1-Layout7-blank-Boş-outline4" style:family="presentation" style:parent-style-name="Master1-Layout7-blank-Boş-outline3">
      <style:paragraph-properties fo:margin-top="0.2cm" fo:margin-bottom="0cm"/>
      <style:text-properties fo:font-size="20pt" style:font-size-asian="20pt" style:font-size-complex="20pt"/>
    </style:style>
    <style:style style:name="Master1-Layout7-blank-Boş-outline5" style:family="presentation" style:parent-style-name="Master1-Layout7-blank-Boş-outline4">
      <style:paragraph-properties fo:margin-top="0.1cm" fo:margin-bottom="0cm"/>
      <style:text-properties fo:font-size="20pt" style:font-size-asian="20pt" style:font-size-complex="20pt"/>
    </style:style>
    <style:style style:name="Master1-Layout7-blank-Boş-outline6" style:family="presentation" style:parent-style-name="Master1-Layout7-blank-Boş-outline5">
      <style:paragraph-properties fo:margin-top="0.1cm" fo:margin-bottom="0cm"/>
      <style:text-properties fo:font-size="20pt" style:font-size-asian="20pt" style:font-size-complex="20pt"/>
    </style:style>
    <style:style style:name="Master1-Layout7-blank-Boş-outline7" style:family="presentation" style:parent-style-name="Master1-Layout7-blank-Boş-outline6">
      <style:paragraph-properties fo:margin-top="0.1cm" fo:margin-bottom="0cm"/>
      <style:text-properties fo:font-size="20pt" style:font-size-asian="20pt" style:font-size-complex="20pt"/>
    </style:style>
    <style:style style:name="Master1-Layout7-blank-Boş-outline8" style:family="presentation" style:parent-style-name="Master1-Layout7-blank-Boş-outline7">
      <style:paragraph-properties fo:margin-top="0.1cm" fo:margin-bottom="0cm"/>
      <style:text-properties fo:font-size="20pt" style:font-size-asian="20pt" style:font-size-complex="20pt"/>
    </style:style>
    <style:style style:name="Master1-Layout7-blank-Boş-outline9" style:family="presentation" style:parent-style-name="Master1-Layout7-blank-Boş-outline8">
      <style:paragraph-properties fo:margin-top="0.1cm" fo:margin-bottom="0cm"/>
      <style:text-properties fo:font-size="20pt" style:font-size-asian="20pt" style:font-size-complex="20pt"/>
    </style:style>
    <style:style style:name="Master1-Layout7-blank-Boş-subtitle" style:family="presentation">
      <style:graphic-properties draw:stroke="none" draw:fill="none" draw:textarea-vertical-align="middle">
        <text:list-style style:name="Master1-Layout7-blank-Bo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oş-title" style:family="presentation">
      <style:graphic-properties draw:stroke="none" draw:fill="none" draw:textarea-vertical-align="middle">
        <text:list-style style:name="Master1-Layout7-blank-Bo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Başlıklı-İçeri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Başlıklı-İçeri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Başlıklı-İçeri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Başlıklı-İçerik-outline1" style:family="presentation">
      <style:graphic-properties draw:stroke="none" draw:fill="none" draw:auto-grow-height="false" draw:fit-to-size="false" style:shrink-to-fit="true">
        <text:list-style style:name="Master1-Layout8-objTx-Başlıklı-İçeri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Başlıklı-İçerik-outline2" style:family="presentation" style:parent-style-name="Master1-Layout8-objTx-Başlıklı-İçerik-outline1">
      <style:paragraph-properties fo:margin-top="0.4cm" fo:margin-bottom="0cm"/>
      <style:text-properties fo:font-size="28pt" style:font-size-asian="28pt" style:font-size-complex="28pt"/>
    </style:style>
    <style:style style:name="Master1-Layout8-objTx-Başlıklı-İçerik-outline3" style:family="presentation" style:parent-style-name="Master1-Layout8-objTx-Başlıklı-İçerik-outline2">
      <style:paragraph-properties fo:margin-top="0.3cm" fo:margin-bottom="0cm"/>
      <style:text-properties fo:font-size="24pt" style:font-size-asian="24pt" style:font-size-complex="24pt"/>
    </style:style>
    <style:style style:name="Master1-Layout8-objTx-Başlıklı-İçerik-outline4" style:family="presentation" style:parent-style-name="Master1-Layout8-objTx-Başlıklı-İçerik-outline3">
      <style:paragraph-properties fo:margin-top="0.2cm" fo:margin-bottom="0cm"/>
      <style:text-properties fo:font-size="20pt" style:font-size-asian="20pt" style:font-size-complex="20pt"/>
    </style:style>
    <style:style style:name="Master1-Layout8-objTx-Başlıklı-İçerik-outline5" style:family="presentation" style:parent-style-name="Master1-Layout8-objTx-Başlıklı-İçerik-outline4">
      <style:paragraph-properties fo:margin-top="0.1cm" fo:margin-bottom="0cm"/>
      <style:text-properties fo:font-size="20pt" style:font-size-asian="20pt" style:font-size-complex="20pt"/>
    </style:style>
    <style:style style:name="Master1-Layout8-objTx-Başlıklı-İçerik-outline6" style:family="presentation" style:parent-style-name="Master1-Layout8-objTx-Başlıklı-İçerik-outline5">
      <style:paragraph-properties fo:margin-top="0.1cm" fo:margin-bottom="0cm"/>
      <style:text-properties fo:font-size="20pt" style:font-size-asian="20pt" style:font-size-complex="20pt"/>
    </style:style>
    <style:style style:name="Master1-Layout8-objTx-Başlıklı-İçerik-outline7" style:family="presentation" style:parent-style-name="Master1-Layout8-objTx-Başlıklı-İçerik-outline6">
      <style:paragraph-properties fo:margin-top="0.1cm" fo:margin-bottom="0cm"/>
      <style:text-properties fo:font-size="20pt" style:font-size-asian="20pt" style:font-size-complex="20pt"/>
    </style:style>
    <style:style style:name="Master1-Layout8-objTx-Başlıklı-İçerik-outline8" style:family="presentation" style:parent-style-name="Master1-Layout8-objTx-Başlıklı-İçerik-outline7">
      <style:paragraph-properties fo:margin-top="0.1cm" fo:margin-bottom="0cm"/>
      <style:text-properties fo:font-size="20pt" style:font-size-asian="20pt" style:font-size-complex="20pt"/>
    </style:style>
    <style:style style:name="Master1-Layout8-objTx-Başlıklı-İçerik-outline9" style:family="presentation" style:parent-style-name="Master1-Layout8-objTx-Başlıklı-İçerik-outline8">
      <style:paragraph-properties fo:margin-top="0.1cm" fo:margin-bottom="0cm"/>
      <style:text-properties fo:font-size="20pt" style:font-size-asian="20pt" style:font-size-complex="20pt"/>
    </style:style>
    <style:style style:name="Master1-Layout8-objTx-Başlıklı-İçerik-subtitle" style:family="presentation">
      <style:graphic-properties draw:stroke="none" draw:fill="none" draw:textarea-vertical-align="middle">
        <text:list-style style:name="Master1-Layout8-objTx-Başlıklı-İçeri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Başlıklı-İçerik-title" style:family="presentation">
      <style:graphic-properties draw:stroke="none" draw:fill="none" draw:textarea-vertical-align="middle">
        <text:list-style style:name="Master1-Layout8-objTx-Başlıklı-İçeri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aşlıklı-Resim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Başlıklı-Resi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aşlıklı-Resi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aşlıklı-Resim-outline1" style:family="presentation">
      <style:graphic-properties draw:stroke="none" draw:fill="none" draw:auto-grow-height="false" draw:fit-to-size="false" style:shrink-to-fit="true">
        <text:list-style style:name="Master1-Layout9-picTx-Başlıklı-Resi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aşlıklı-Resim-outline2" style:family="presentation" style:parent-style-name="Master1-Layout9-picTx-Başlıklı-Resim-outline1">
      <style:paragraph-properties fo:margin-top="0.4cm" fo:margin-bottom="0cm"/>
      <style:text-properties fo:font-size="28pt" style:font-size-asian="28pt" style:font-size-complex="28pt"/>
    </style:style>
    <style:style style:name="Master1-Layout9-picTx-Başlıklı-Resim-outline3" style:family="presentation" style:parent-style-name="Master1-Layout9-picTx-Başlıklı-Resim-outline2">
      <style:paragraph-properties fo:margin-top="0.3cm" fo:margin-bottom="0cm"/>
      <style:text-properties fo:font-size="24pt" style:font-size-asian="24pt" style:font-size-complex="24pt"/>
    </style:style>
    <style:style style:name="Master1-Layout9-picTx-Başlıklı-Resim-outline4" style:family="presentation" style:parent-style-name="Master1-Layout9-picTx-Başlıklı-Resim-outline3">
      <style:paragraph-properties fo:margin-top="0.2cm" fo:margin-bottom="0cm"/>
      <style:text-properties fo:font-size="20pt" style:font-size-asian="20pt" style:font-size-complex="20pt"/>
    </style:style>
    <style:style style:name="Master1-Layout9-picTx-Başlıklı-Resim-outline5" style:family="presentation" style:parent-style-name="Master1-Layout9-picTx-Başlıklı-Resim-outline4">
      <style:paragraph-properties fo:margin-top="0.1cm" fo:margin-bottom="0cm"/>
      <style:text-properties fo:font-size="20pt" style:font-size-asian="20pt" style:font-size-complex="20pt"/>
    </style:style>
    <style:style style:name="Master1-Layout9-picTx-Başlıklı-Resim-outline6" style:family="presentation" style:parent-style-name="Master1-Layout9-picTx-Başlıklı-Resim-outline5">
      <style:paragraph-properties fo:margin-top="0.1cm" fo:margin-bottom="0cm"/>
      <style:text-properties fo:font-size="20pt" style:font-size-asian="20pt" style:font-size-complex="20pt"/>
    </style:style>
    <style:style style:name="Master1-Layout9-picTx-Başlıklı-Resim-outline7" style:family="presentation" style:parent-style-name="Master1-Layout9-picTx-Başlıklı-Resim-outline6">
      <style:paragraph-properties fo:margin-top="0.1cm" fo:margin-bottom="0cm"/>
      <style:text-properties fo:font-size="20pt" style:font-size-asian="20pt" style:font-size-complex="20pt"/>
    </style:style>
    <style:style style:name="Master1-Layout9-picTx-Başlıklı-Resim-outline8" style:family="presentation" style:parent-style-name="Master1-Layout9-picTx-Başlıklı-Resim-outline7">
      <style:paragraph-properties fo:margin-top="0.1cm" fo:margin-bottom="0cm"/>
      <style:text-properties fo:font-size="20pt" style:font-size-asian="20pt" style:font-size-complex="20pt"/>
    </style:style>
    <style:style style:name="Master1-Layout9-picTx-Başlıklı-Resim-outline9" style:family="presentation" style:parent-style-name="Master1-Layout9-picTx-Başlıklı-Resim-outline8">
      <style:paragraph-properties fo:margin-top="0.1cm" fo:margin-bottom="0cm"/>
      <style:text-properties fo:font-size="20pt" style:font-size-asian="20pt" style:font-size-complex="20pt"/>
    </style:style>
    <style:style style:name="Master1-Layout9-picTx-Başlıklı-Resim-subtitle" style:family="presentation">
      <style:graphic-properties draw:stroke="none" draw:fill="none" draw:textarea-vertical-align="middle">
        <text:list-style style:name="Master1-Layout9-picTx-Başlıklı-Resi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aşlıklı-Resim-title" style:family="presentation">
      <style:graphic-properties draw:stroke="none" draw:fill="none" draw:textarea-vertical-align="middle">
        <text:list-style style:name="Master1-Layout9-picTx-Başlıklı-Resi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Başlık_2c_-Dikey-Metin-background" style:display-name="Master1-Layout10-vertTx-Başlık,-Dikey-Meti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Başlık_2c_-Dikey-Metin-backgroundobjects" style:display-name="Master1-Layout10-vertTx-Başlık,-Dikey-Meti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Başlık_2c_-Dikey-Metin-notes" style:display-name="Master1-Layout10-vertTx-Başlık,-Dikey-Met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Başlık_2c_-Dikey-Metin-outline1" style:display-name="Master1-Layout10-vertTx-Başlık,-Dikey-Metin-outline1" style:family="presentation">
      <style:graphic-properties draw:stroke="none" draw:fill="none" draw:auto-grow-height="false" draw:fit-to-size="false" style:shrink-to-fit="true">
        <text:list-style style:name="Master1-Layout10-vertTx-Başlık_2c_-Dikey-Metin-outline1" style:display-name="Master1-Layout10-vertTx-Başlık,-Dikey-Meti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Başlık_2c_-Dikey-Metin-outline2" style:display-name="Master1-Layout10-vertTx-Başlık,-Dikey-Metin-outline2" style:family="presentation" style:parent-style-name="Master1-Layout10-vertTx-Başlık_2c_-Dikey-Metin-outline1">
      <style:paragraph-properties fo:margin-top="0.4cm" fo:margin-bottom="0cm"/>
      <style:text-properties fo:font-size="28pt" style:font-size-asian="28pt" style:font-size-complex="28pt"/>
    </style:style>
    <style:style style:name="Master1-Layout10-vertTx-Başlık_2c_-Dikey-Metin-outline3" style:display-name="Master1-Layout10-vertTx-Başlık,-Dikey-Metin-outline3" style:family="presentation" style:parent-style-name="Master1-Layout10-vertTx-Başlık_2c_-Dikey-Metin-outline2">
      <style:paragraph-properties fo:margin-top="0.3cm" fo:margin-bottom="0cm"/>
      <style:text-properties fo:font-size="24pt" style:font-size-asian="24pt" style:font-size-complex="24pt"/>
    </style:style>
    <style:style style:name="Master1-Layout10-vertTx-Başlık_2c_-Dikey-Metin-outline4" style:display-name="Master1-Layout10-vertTx-Başlık,-Dikey-Metin-outline4" style:family="presentation" style:parent-style-name="Master1-Layout10-vertTx-Başlık_2c_-Dikey-Metin-outline3">
      <style:paragraph-properties fo:margin-top="0.2cm" fo:margin-bottom="0cm"/>
      <style:text-properties fo:font-size="20pt" style:font-size-asian="20pt" style:font-size-complex="20pt"/>
    </style:style>
    <style:style style:name="Master1-Layout10-vertTx-Başlık_2c_-Dikey-Metin-outline5" style:display-name="Master1-Layout10-vertTx-Başlık,-Dikey-Metin-outline5" style:family="presentation" style:parent-style-name="Master1-Layout10-vertTx-Başlık_2c_-Dikey-Metin-outline4">
      <style:paragraph-properties fo:margin-top="0.1cm" fo:margin-bottom="0cm"/>
      <style:text-properties fo:font-size="20pt" style:font-size-asian="20pt" style:font-size-complex="20pt"/>
    </style:style>
    <style:style style:name="Master1-Layout10-vertTx-Başlık_2c_-Dikey-Metin-outline6" style:display-name="Master1-Layout10-vertTx-Başlık,-Dikey-Metin-outline6" style:family="presentation" style:parent-style-name="Master1-Layout10-vertTx-Başlık_2c_-Dikey-Metin-outline5">
      <style:paragraph-properties fo:margin-top="0.1cm" fo:margin-bottom="0cm"/>
      <style:text-properties fo:font-size="20pt" style:font-size-asian="20pt" style:font-size-complex="20pt"/>
    </style:style>
    <style:style style:name="Master1-Layout10-vertTx-Başlık_2c_-Dikey-Metin-outline7" style:display-name="Master1-Layout10-vertTx-Başlık,-Dikey-Metin-outline7" style:family="presentation" style:parent-style-name="Master1-Layout10-vertTx-Başlık_2c_-Dikey-Metin-outline6">
      <style:paragraph-properties fo:margin-top="0.1cm" fo:margin-bottom="0cm"/>
      <style:text-properties fo:font-size="20pt" style:font-size-asian="20pt" style:font-size-complex="20pt"/>
    </style:style>
    <style:style style:name="Master1-Layout10-vertTx-Başlık_2c_-Dikey-Metin-outline8" style:display-name="Master1-Layout10-vertTx-Başlık,-Dikey-Metin-outline8" style:family="presentation" style:parent-style-name="Master1-Layout10-vertTx-Başlık_2c_-Dikey-Metin-outline7">
      <style:paragraph-properties fo:margin-top="0.1cm" fo:margin-bottom="0cm"/>
      <style:text-properties fo:font-size="20pt" style:font-size-asian="20pt" style:font-size-complex="20pt"/>
    </style:style>
    <style:style style:name="Master1-Layout10-vertTx-Başlık_2c_-Dikey-Metin-outline9" style:display-name="Master1-Layout10-vertTx-Başlık,-Dikey-Metin-outline9" style:family="presentation" style:parent-style-name="Master1-Layout10-vertTx-Başlık_2c_-Dikey-Metin-outline8">
      <style:paragraph-properties fo:margin-top="0.1cm" fo:margin-bottom="0cm"/>
      <style:text-properties fo:font-size="20pt" style:font-size-asian="20pt" style:font-size-complex="20pt"/>
    </style:style>
    <style:style style:name="Master1-Layout10-vertTx-Başlık_2c_-Dikey-Metin-subtitle" style:display-name="Master1-Layout10-vertTx-Başlık,-Dikey-Metin-subtitle" style:family="presentation">
      <style:graphic-properties draw:stroke="none" draw:fill="none" draw:textarea-vertical-align="middle">
        <text:list-style style:name="Master1-Layout10-vertTx-Başlık_2c_-Dikey-Metin-subtitle" style:display-name="Master1-Layout10-vertTx-Başlık,-Dikey-Meti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Başlık_2c_-Dikey-Metin-title" style:display-name="Master1-Layout10-vertTx-Başlık,-Dikey-Metin-title" style:family="presentation">
      <style:graphic-properties draw:stroke="none" draw:fill="none" draw:textarea-vertical-align="middle">
        <text:list-style style:name="Master1-Layout10-vertTx-Başlık_2c_-Dikey-Metin-title" style:display-name="Master1-Layout10-vertTx-Başlık,-Dikey-Met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Dikey-Başlık-ve-Meti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Dikey-Başlık-ve-Meti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Dikey-Başlık-ve-Met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Dikey-Başlık-ve-Metin-outline1" style:family="presentation">
      <style:graphic-properties draw:stroke="none" draw:fill="none" draw:auto-grow-height="false" draw:fit-to-size="false" style:shrink-to-fit="true">
        <text:list-style style:name="Master1-Layout11-vertTitleAndTx-Dikey-Başlık-ve-Meti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Dikey-Başlık-ve-Metin-outline2" style:family="presentation" style:parent-style-name="Master1-Layout11-vertTitleAndTx-Dikey-Başlık-ve-Metin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Dikey-Başlık-ve-Metin-outline3" style:family="presentation" style:parent-style-name="Master1-Layout11-vertTitleAndTx-Dikey-Başlık-ve-Metin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Dikey-Başlık-ve-Metin-outline4" style:family="presentation" style:parent-style-name="Master1-Layout11-vertTitleAndTx-Dikey-Başlık-ve-Metin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Dikey-Başlık-ve-Metin-outline5" style:family="presentation" style:parent-style-name="Master1-Layout11-vertTitleAndTx-Dikey-Başlık-ve-Metin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Dikey-Başlık-ve-Metin-outline6" style:family="presentation" style:parent-style-name="Master1-Layout11-vertTitleAndTx-Dikey-Başlık-ve-Metin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Dikey-Başlık-ve-Metin-outline7" style:family="presentation" style:parent-style-name="Master1-Layout11-vertTitleAndTx-Dikey-Başlık-ve-Metin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Dikey-Başlık-ve-Metin-outline8" style:family="presentation" style:parent-style-name="Master1-Layout11-vertTitleAndTx-Dikey-Başlık-ve-Metin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Dikey-Başlık-ve-Metin-outline9" style:family="presentation" style:parent-style-name="Master1-Layout11-vertTitleAndTx-Dikey-Başlık-ve-Metin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Dikey-Başlık-ve-Metin-subtitle" style:family="presentation">
      <style:graphic-properties draw:stroke="none" draw:fill="none" draw:textarea-vertical-align="middle">
        <text:list-style style:name="Master1-Layout11-vertTitleAndTx-Dikey-Başlık-ve-Meti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Dikey-Başlık-ve-Metin-title" style:family="presentation">
      <style:graphic-properties draw:stroke="none" draw:fill="none" draw:textarea-vertical-align="middle">
        <text:list-style style:name="Master1-Layout11-vertTitleAndTx-Dikey-Başlık-ve-Met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Master1-Ofis-Teması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is-Teması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is-Teması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is-Teması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is-Teması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aster1-Ofis-Teması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aster1-Layout1-title-Başlık-Slaydı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Başlık-Slaydı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Başlık-Slaydı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Başlık-Slaydı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Başlık-Slaydı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aster1-Layout1-title-Başlık-Slaydı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Master1-Layout2-obj-Başlık-ve-İçerik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2-obj-Başlık-ve-İçerik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Başlık-ve-İçeri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Başlık-ve-İçeri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Başlık-ve-İçeri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Master1-Layout2-obj-Başlık-ve-İçeri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Master1-Layout3-secHead-Bölüm-Üstbilgisi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3-secHead-Bölüm-Üstbilgisi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3-secHead-Bölüm-Üstbilgisi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Bölüm-Üstbilgisi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Bölüm-Üstbilgisi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Master1-Layout3-secHead-Bölüm-Üstbilgisi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5" style:family="presentation" style:parent-style-name="Master1-Layout4-twoObj-İki-İçerik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4-twoObj-İki-İçerik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4-twoObj-İki-İçeri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4-twoObj-İki-İçeri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İki-İçeri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0" style:family="presentation" style:parent-style-name="Master1-Layout4-twoObj-İki-İçeri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1" style:family="presentation" style:parent-style-name="Master1-Layout5-twoTxTwoObj-Karşılaştırma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5-twoTxTwoObj-Karşılaştırma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5-twoTxTwoObj-Karşılaştırma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5-twoTxTwoObj-Karşılaştırm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5-twoTxTwoObj-Karşılaştırma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Karşılaştırm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7" style:family="presentation" style:parent-style-name="Master1-Layout5-twoTxTwoObj-Karşılaştırm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8" style:family="presentation" style:parent-style-name="Master1-Layout6-titleOnly-Yalnızca-Başlık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6-titleOnly-Yalnızca-Başlı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6-titleOnly-Yalnızca-Başlı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6-titleOnly-Yalnızca-Başlı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2" style:family="presentation" style:parent-style-name="Master1-Layout6-titleOnly-Yalnızca-Başlı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3" style:family="presentation" style:parent-style-name="Master1-Layout7-blank-Boş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7-blank-Boş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7-blank-Boş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6" style:family="presentation" style:parent-style-name="Master1-Layout7-blank-Boş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7" style:family="presentation" style:parent-style-name="Master1-Layout8-objTx-Başlıklı-İçerik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8-objTx-Başlıklı-İçerik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8-objTx-Başlıklı-İçerik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8-objTx-Başlıklı-İçeri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8-objTx-Başlıklı-İçeri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8-objTx-Başlıklı-İçeri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3" style:family="presentation" style:parent-style-name="Master1-Layout8-objTx-Başlıklı-İçeri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4" style:family="presentation" style:parent-style-name="Master1-Layout9-picTx-Başlıklı-Resim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9-picTx-Başlıklı-Resim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9-picTx-Başlıklı-Resim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9-picTx-Başlıklı-Resim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9-picTx-Başlıklı-Resim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9-picTx-Başlıklı-Resim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0" style:family="presentation" style:parent-style-name="Master1-Layout9-picTx-Başlıklı-Resim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1" style:family="presentation" style:parent-style-name="Master1-Layout10-vertTx-Başlık_2c_-Dikey-Meti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10-vertTx-Başlık_2c_-Dikey-Metin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Başlık_2c_-Dikey-Meti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10-vertTx-Başlık_2c_-Dikey-Meti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10-vertTx-Başlık_2c_-Dikey-Met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6" style:family="presentation" style:parent-style-name="Master1-Layout10-vertTx-Başlık_2c_-Dikey-Met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7" style:family="presentation" style:parent-style-name="Master1-Layout11-vertTitleAndTx-Dikey-Başlık-ve-Metin-title">
      <style:graphic-properties draw:stroke="none" draw:fill="none" draw:textarea-horizontal-align="center" draw:textarea-vertical-align="top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Dikey-Başlık-ve-Metin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Dikey-Başlık-ve-Meti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11-vertTitleAndTx-Dikey-Başlık-ve-Meti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1-vertTitleAndTx-Dikey-Başlık-ve-Met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2" style:family="presentation" style:parent-style-name="Master1-Layout11-vertTitleAndTx-Dikey-Başlık-ve-Met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17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12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24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tr" fo:country="T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32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9</text:page-number></text:span></text:p>
        </draw:text-box>
      </draw:frame>
    </style:handout-master>
    <style:master-page style:name="Master1-Ofis-Teması" style:page-layout-name="PM1" draw:style-name="Mdp1">
      <draw:frame draw:name="Başlık Yer Tutucusu 1" presentation:style-name="Mpr1" draw:text-style-name="MP6" draw:layer="backgroundobjects" svg:width="29.21cm" svg:height="3.682cm" svg:x="2.328cm" svg:y="1.014cm" presentation:class="title">
        <draw:text-box>
          <text:p text:style-name="MP5"><text:span text:style-name="MT2">Asıl başlık stili için tıklatın</text:span></text:p>
        </draw:text-box>
      </draw:frame>
      <draw:frame draw:name="Metin Yer Tutucusu 2" presentation:style-name="Mpr2" draw:text-style-name="MP6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Asıl metin stillerini düzenlemek için tıklatın</text:span></text:p>
              <text:list>
                <text:list-item>
                  <text:p text:style-name="MP8"><text:span text:style-name="MT4">İkinci düzey</text:span></text:p>
                  <text:list>
                    <text:list-item>
                      <text:p text:style-name="MP9"><text:span text:style-name="MT5">Üçüncü düzey</text:span></text:p>
                      <text:list>
                        <text:list-item>
                          <text:p text:style-name="MP10"><text:span text:style-name="MT6">Dördüncü düzey</text:span></text:p>
                          <text:list>
                            <text:list-item>
                              <text:p text:style-name="MP11"><text:span text:style-name="MT6">Beşinci düzey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Veri Yer Tutucusu 3" presentation:style-name="Mpr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1-27">27.01.22</text:date></text:span></text:p>
        </draw:text-box>
      </draw:frame>
      <draw:frame draw:name="Altbilgi Yer Tutucusu 4" presentation:style-name="Mpr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5" presentation:style-name="Mpr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9</text:page-number></text:span></text:p>
        </draw:text-box>
      </draw:frame>
      <presentation:notes style:page-layout-name="PM0">
        <draw:page-thumbnail presentation:style-name="Master1-Ofis-Teması-title" draw:layer="backgroundobjects" svg:width="19.798cm" svg:height="11.136cm" svg:x="0.6cm" svg:y="2.257cm" presentation:class="page"/>
        <draw:frame presentation:style-name="Master1-Ofis-Teması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Master1-Layout1-title-Başlık-Slaydı" style:page-layout-name="PM1" draw:style-name="Mdp1">
      <draw:frame draw:name="Başlık 1" presentation:style-name="Mpr7" draw:text-style-name="MP6" draw:layer="backgroundobjects" svg:width="25.4cm" svg:height="6.632cm" svg:x="4.233cm" svg:y="3.118cm" presentation:class="title">
        <draw:text-box>
          <text:p text:style-name="MP14"><text:span text:style-name="MT8">Asıl başlık stili için tıklatın</text:span></text:p>
        </draw:text-box>
      </draw:frame>
      <draw:frame draw:name="Alt Başlık 2" presentation:style-name="Mpr8" draw:text-style-name="MP6" draw:layer="backgroundobjects" svg:width="25.4cm" svg:height="4.599cm" svg:x="4.233cm" svg:y="10.006cm" presentation:class="subtitle">
        <draw:text-box>
          <text:p text:style-name="MP15"><text:span text:style-name="MT4">Asıl alt başlık stilini düzenlemek için tıklatın</text:span></text:p>
        </draw:text-box>
      </draw:frame>
      <draw:frame draw:name="Veri Yer Tutucusu 3" presentation:style-name="Mpr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1-27">27.01.22</text:date></text:span></text:p>
        </draw:text-box>
      </draw:frame>
      <draw:frame draw:name="Altbilgi Yer Tutucusu 4" presentation:style-name="Mpr1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5" presentation:style-name="Mpr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9</text:page-number></text:span></text:p>
        </draw:text-box>
      </draw:frame>
      <draw:frame presentation:style-name="Master1-Layout1-title-Başlık-Slaydı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1-title-Başlık-Slaydı-title" draw:layer="backgroundobjects" svg:width="0.001cm" svg:height="0.001cm" svg:x="0cm" svg:y="2.257cm" presentation:class="page"/>
        <draw:frame presentation:style-name="Master1-Layout1-title-Başlık-Slaydı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Master1-Layout2-obj-Başlık-ve-İçerik" style:page-layout-name="PM1" draw:style-name="Mdp1">
      <draw:frame draw:name="Başlık 1" presentation:style-name="Mpr13" draw:text-style-name="MP6" draw:layer="backgroundobjects" svg:width="29.21cm" svg:height="3.682cm" svg:x="2.328cm" svg:y="1.014cm" presentation:class="title">
        <draw:text-box>
          <text:p text:style-name="MP5"><text:span text:style-name="MT2">Asıl başlık stili için tıklatın</text:span></text:p>
        </draw:text-box>
      </draw:frame>
      <draw:frame draw:name="İçerik Yer Tutucusu 2" presentation:style-name="Mpr14" draw:text-style-name="MP6" draw:layer="backgroundobjects" svg:width="29.21cm" svg:height="12.087cm" svg:x="2.328cm" svg:y="5.071cm" presentation:class="title">
        <draw:text-box>
          <text:list text:style-name="ML4">
            <text:list-item>
              <text:p text:style-name="MP7"><text:span text:style-name="MT3">Asıl metin stillerini düzenlemek için tıklatın</text:span><text:span text:style-name="MT3"><text:line-break/></text:span><text:span text:style-name="MT4">İkinci düzey</text:span><text:span text:style-name="MT4"><text:line-break/></text:span><text:span text:style-name="MT5">Üçüncü düzey</text:span><text:span text:style-name="MT5"><text:line-break/></text:span><text:span text:style-name="MT6">Dördüncü düzey</text:span><text:span text:style-name="MT6"><text:line-break/></text:span><text:span text:style-name="MT6">Beşinci düzey</text:span></text:p>
            </text:list-item>
          </text:list>
        </draw:text-box>
      </draw:frame>
      <draw:frame draw:name="Veri Yer Tutucusu 3" presentation:style-name="Mpr15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1-27">27.01.22</text:date></text:span></text:p>
        </draw:text-box>
      </draw:frame>
      <draw:frame draw:name="Altbilgi Yer Tutucusu 4" presentation:style-name="Mpr16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5" presentation:style-name="Mpr15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9</text:page-number></text:span></text:p>
        </draw:text-box>
      </draw:frame>
      <draw:frame presentation:style-name="Master1-Layout2-obj-Başlık-ve-İçerik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Başlık-ve-İçerik-title" draw:layer="backgroundobjects" svg:width="0.001cm" svg:height="0.001cm" svg:x="0cm" svg:y="2.257cm" presentation:class="page"/>
        <draw:frame presentation:style-name="Master1-Layout2-obj-Başlık-ve-İçerik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Master1-Layout3-secHead-Bölüm-Üstbilgisi" style:page-layout-name="PM1" draw:style-name="Mdp1">
      <draw:frame draw:name="Başlık 1" presentation:style-name="Mpr19" draw:text-style-name="MP6" draw:layer="backgroundobjects" svg:width="29.21cm" svg:height="7.924cm" svg:x="2.311cm" svg:y="4.749cm" presentation:class="title">
        <draw:text-box>
          <text:p text:style-name="MP5"><text:span text:style-name="MT8">Asıl başlık stili için tıklatın</text:span></text:p>
        </draw:text-box>
      </draw:frame>
      <draw:frame draw:name="Metin Yer Tutucusu 2" presentation:style-name="Mpr20" draw:text-style-name="MP6" draw:layer="backgroundobjects" svg:width="29.21cm" svg:height="4.167cm" svg:x="2.311cm" svg:y="12.749cm" presentation:class="outline">
        <draw:text-box>
          <text:list text:style-name="ML2">
            <text:list-item>
              <text:p text:style-name="MP16"><text:span text:style-name="MT9">Asıl metin stillerini düzenlemek için tıklatın</text:span></text:p>
            </text:list-item>
          </text:list>
        </draw:text-box>
      </draw:frame>
      <draw:frame draw:name="Veri Yer Tutucusu 3" presentation:style-name="Mpr21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1-27">27.01.22</text:date></text:span></text:p>
        </draw:text-box>
      </draw:frame>
      <draw:frame draw:name="Altbilgi Yer Tutucusu 4" presentation:style-name="Mpr22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5" presentation:style-name="Mpr21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9</text:page-number></text:span></text:p>
        </draw:text-box>
      </draw:frame>
      <presentation:notes style:page-layout-name="PM0">
        <draw:page-thumbnail presentation:style-name="Master1-Layout3-secHead-Bölüm-Üstbilgisi-title" draw:layer="backgroundobjects" svg:width="0.001cm" svg:height="0.001cm" svg:x="0cm" svg:y="2.257cm" presentation:class="page"/>
        <draw:frame presentation:style-name="Master1-Layout3-secHead-Bölüm-Üstbilgisi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Master1-Layout4-twoObj-İki-İçerik" style:page-layout-name="PM1" draw:style-name="Mdp1">
      <draw:frame draw:name="Başlık 1" presentation:style-name="Mpr25" draw:text-style-name="MP6" draw:layer="backgroundobjects" svg:width="29.21cm" svg:height="3.682cm" svg:x="2.328cm" svg:y="1.014cm" presentation:class="title">
        <draw:text-box>
          <text:p text:style-name="MP5"><text:span text:style-name="MT2">Asıl başlık stili için tıklatın</text:span></text:p>
        </draw:text-box>
      </draw:frame>
      <draw:frame draw:name="İçerik Yer Tutucusu 2" presentation:style-name="Mpr26" draw:text-style-name="MP6" draw:layer="backgroundobjects" svg:width="14.393cm" svg:height="12.087cm" svg:x="2.328cm" svg:y="5.071cm" presentation:class="title">
        <draw:text-box>
          <text:list text:style-name="ML4">
            <text:list-item>
              <text:p text:style-name="MP7"><text:span text:style-name="MT3">Asıl metin stillerini düzenlemek için tıklatın</text:span><text:span text:style-name="MT3"><text:line-break/></text:span><text:span text:style-name="MT4">İkinci düzey</text:span><text:span text:style-name="MT4"><text:line-break/></text:span><text:span text:style-name="MT5">Üçüncü düzey</text:span><text:span text:style-name="MT5"><text:line-break/></text:span><text:span text:style-name="MT6">Dördüncü düzey</text:span><text:span text:style-name="MT6"><text:line-break/></text:span><text:span text:style-name="MT6">Beşinci düzey</text:span></text:p>
            </text:list-item>
          </text:list>
        </draw:text-box>
      </draw:frame>
      <draw:frame draw:name="İçerik Yer Tutucusu 3" presentation:style-name="Mpr26" draw:text-style-name="MP6" draw:layer="backgroundobjects" svg:width="14.393cm" svg:height="12.087cm" svg:x="17.145cm" svg:y="5.071cm" presentation:class="title">
        <draw:text-box>
          <text:list text:style-name="ML4">
            <text:list-item>
              <text:p text:style-name="MP7"><text:span text:style-name="MT3">Asıl metin stillerini düzenlemek için tıklatın</text:span><text:span text:style-name="MT3"><text:line-break/></text:span><text:span text:style-name="MT4">İkinci düzey</text:span><text:span text:style-name="MT4"><text:line-break/></text:span><text:span text:style-name="MT5">Üçüncü düzey</text:span><text:span text:style-name="MT5"><text:line-break/></text:span><text:span text:style-name="MT6">Dördüncü düzey</text:span><text:span text:style-name="MT6"><text:line-break/></text:span><text:span text:style-name="MT6">Beşinci düzey</text:span></text:p>
            </text:list-item>
          </text:list>
        </draw:text-box>
      </draw:frame>
      <draw:frame draw:name="Veri Yer Tutucusu 4" presentation:style-name="Mpr2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1-27">27.01.22</text:date></text:span></text:p>
        </draw:text-box>
      </draw:frame>
      <draw:frame draw:name="Altbilgi Yer Tutucusu 5" presentation:style-name="Mpr2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6" presentation:style-name="Mpr2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9</text:page-number></text:span></text:p>
        </draw:text-box>
      </draw:frame>
      <presentation:notes style:page-layout-name="PM0">
        <draw:page-thumbnail presentation:style-name="Master1-Layout4-twoObj-İki-İçerik-title" draw:layer="backgroundobjects" svg:width="0.001cm" svg:height="0.001cm" svg:x="0cm" svg:y="2.257cm" presentation:class="page"/>
        <draw:frame presentation:style-name="Master1-Layout4-twoObj-İki-İçerik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Master1-Layout5-twoTxTwoObj-Karşılaştırma" style:page-layout-name="PM1" draw:style-name="Mdp1">
      <draw:frame draw:name="Başlık 1" presentation:style-name="Mpr31" draw:text-style-name="MP6" draw:layer="backgroundobjects" svg:width="29.21cm" svg:height="3.682cm" svg:x="2.333cm" svg:y="1.014cm" presentation:class="title">
        <draw:text-box>
          <text:p text:style-name="MP5"><text:span text:style-name="MT2">Asıl başlık stili için tıklatın</text:span></text:p>
        </draw:text-box>
      </draw:frame>
      <draw:frame draw:name="Metin Yer Tutucusu 2" presentation:style-name="Mpr32" draw:text-style-name="MP6" draw:layer="backgroundobjects" svg:width="14.327cm" svg:height="2.289cm" svg:x="2.333cm" svg:y="4.67cm" presentation:class="outline">
        <draw:text-box>
          <text:list text:style-name="ML2">
            <text:list-item>
              <text:p text:style-name="MP16"><text:span text:style-name="MT10">Asıl metin stillerini düzenlemek için tıklatın</text:span></text:p>
            </text:list-item>
          </text:list>
        </draw:text-box>
      </draw:frame>
      <draw:frame draw:name="İçerik Yer Tutucusu 3" presentation:style-name="Mpr33" draw:text-style-name="MP6" draw:layer="backgroundobjects" svg:width="14.327cm" svg:height="10.235cm" svg:x="2.333cm" svg:y="6.959cm" presentation:class="title">
        <draw:text-box>
          <text:list text:style-name="ML4">
            <text:list-item>
              <text:p text:style-name="MP7"><text:span text:style-name="MT3">Asıl metin stillerini düzenlemek için tıklatın</text:span><text:span text:style-name="MT3"><text:line-break/></text:span><text:span text:style-name="MT4">İkinci düzey</text:span><text:span text:style-name="MT4"><text:line-break/></text:span><text:span text:style-name="MT5">Üçüncü düzey</text:span><text:span text:style-name="MT5"><text:line-break/></text:span><text:span text:style-name="MT6">Dördüncü düzey</text:span><text:span text:style-name="MT6"><text:line-break/></text:span><text:span text:style-name="MT6">Beşinci düzey</text:span></text:p>
            </text:list-item>
          </text:list>
        </draw:text-box>
      </draw:frame>
      <draw:frame draw:name="Metin Yer Tutucusu 4" presentation:style-name="Mpr32" draw:text-style-name="MP6" draw:layer="backgroundobjects" svg:width="14.398cm" svg:height="2.289cm" svg:x="17.145cm" svg:y="4.67cm" presentation:class="outline">
        <draw:text-box>
          <text:list text:style-name="ML5">
            <text:list-item>
              <text:p text:style-name="MP16"><text:span text:style-name="MT10">Asıl metin stillerini düzenlemek için tıklatın</text:span></text:p>
            </text:list-item>
          </text:list>
        </draw:text-box>
      </draw:frame>
      <draw:frame draw:name="İçerik Yer Tutucusu 5" presentation:style-name="Mpr33" draw:text-style-name="MP6" draw:layer="backgroundobjects" svg:width="14.398cm" svg:height="10.235cm" svg:x="17.145cm" svg:y="6.959cm" presentation:class="title">
        <draw:text-box>
          <text:list text:style-name="ML4">
            <text:list-item>
              <text:p text:style-name="MP7"><text:span text:style-name="MT3">Asıl metin stillerini düzenlemek için tıklatın</text:span><text:span text:style-name="MT3"><text:line-break/></text:span><text:span text:style-name="MT4">İkinci düzey</text:span><text:span text:style-name="MT4"><text:line-break/></text:span><text:span text:style-name="MT5">Üçüncü düzey</text:span><text:span text:style-name="MT5"><text:line-break/></text:span><text:span text:style-name="MT6">Dördüncü düzey</text:span><text:span text:style-name="MT6"><text:line-break/></text:span><text:span text:style-name="MT6">Beşinci düzey</text:span></text:p>
            </text:list-item>
          </text:list>
        </draw:text-box>
      </draw:frame>
      <draw:frame draw:name="Veri Yer Tutucusu 6" presentation:style-name="Mpr34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1-27">27.01.22</text:date></text:span></text:p>
        </draw:text-box>
      </draw:frame>
      <draw:frame draw:name="Altbilgi Yer Tutucusu 7" presentation:style-name="Mpr35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8" presentation:style-name="Mpr34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9</text:page-number></text:span></text:p>
        </draw:text-box>
      </draw:frame>
      <presentation:notes style:page-layout-name="PM0">
        <draw:page-thumbnail presentation:style-name="Master1-Layout5-twoTxTwoObj-Karşılaştırma-title" draw:layer="backgroundobjects" svg:width="0.001cm" svg:height="0.001cm" svg:x="0cm" svg:y="2.257cm" presentation:class="page"/>
        <draw:frame presentation:style-name="Master1-Layout5-twoTxTwoObj-Karşılaştırma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Master1-Layout6-titleOnly-Yalnızca-Başlık" style:page-layout-name="PM1" draw:style-name="Mdp1">
      <draw:frame draw:name="Başlık 1" presentation:style-name="Mpr38" draw:text-style-name="MP6" draw:layer="backgroundobjects" svg:width="29.21cm" svg:height="3.682cm" svg:x="2.328cm" svg:y="1.014cm" presentation:class="title">
        <draw:text-box>
          <text:p text:style-name="MP5"><text:span text:style-name="MT2">Asıl başlık stili için tıklatın</text:span></text:p>
        </draw:text-box>
      </draw:frame>
      <draw:frame draw:name="Veri Yer Tutucusu 2" presentation:style-name="Mpr3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1-27">27.01.22</text:date></text:span></text:p>
        </draw:text-box>
      </draw:frame>
      <draw:frame draw:name="Altbilgi Yer Tutucusu 3" presentation:style-name="Mpr4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4" presentation:style-name="Mpr3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9</text:page-number></text:span></text:p>
        </draw:text-box>
      </draw:frame>
      <presentation:notes style:page-layout-name="PM0">
        <draw:page-thumbnail presentation:style-name="Master1-Layout6-titleOnly-Yalnızca-Başlık-title" draw:layer="backgroundobjects" svg:width="0.001cm" svg:height="0.001cm" svg:x="0cm" svg:y="2.257cm" presentation:class="page"/>
        <draw:frame presentation:style-name="Master1-Layout6-titleOnly-Yalnızca-Başlık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Master1-Layout7-blank-Boş" style:page-layout-name="PM1" draw:style-name="Mdp1">
      <draw:frame draw:name="Veri Yer Tutucusu 1" presentation:style-name="Mpr4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1-27">27.01.22</text:date></text:span></text:p>
        </draw:text-box>
      </draw:frame>
      <draw:frame draw:name="Altbilgi Yer Tutucusu 2" presentation:style-name="Mpr4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3" presentation:style-name="Mpr4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9</text:page-number></text:span></text:p>
        </draw:text-box>
      </draw:frame>
      <presentation:notes style:page-layout-name="PM0">
        <draw:page-thumbnail presentation:style-name="Master1-Layout7-blank-Boş-title" draw:layer="backgroundobjects" svg:width="0.001cm" svg:height="0.001cm" svg:x="0cm" svg:y="2.257cm" presentation:class="page"/>
        <draw:frame presentation:style-name="Master1-Layout7-blank-Boş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Master1-Layout8-objTx-Başlıklı-İçerik" style:page-layout-name="PM1" draw:style-name="Mdp1">
      <draw:frame draw:name="Başlık 1" presentation:style-name="Mpr47" draw:text-style-name="MP6" draw:layer="backgroundobjects" svg:width="10.923cm" svg:height="4.445cm" svg:x="2.333cm" svg:y="1.27cm" presentation:class="title">
        <draw:text-box>
          <text:p text:style-name="MP5"><text:span text:style-name="MT11">Asıl başlık stili için tıklatın</text:span></text:p>
        </draw:text-box>
      </draw:frame>
      <draw:frame draw:name="İçerik Yer Tutucusu 2" presentation:style-name="Mpr48" draw:text-style-name="MP6" draw:layer="backgroundobjects" svg:width="17.145cm" svg:height="13.538cm" svg:x="14.398cm" svg:y="2.743cm" presentation:class="title">
        <draw:text-box>
          <text:list text:style-name="ML4">
            <text:list-item>
              <text:p text:style-name="MP7"><text:span text:style-name="MT12">Asıl metin stillerini düzenlemek için tıklatın</text:span><text:span text:style-name="MT12"><text:line-break/></text:span><text:span text:style-name="MT3">İkinci düzey</text:span><text:span text:style-name="MT3"><text:line-break/></text:span><text:span text:style-name="MT4">Üçüncü düzey</text:span><text:span text:style-name="MT4"><text:line-break/></text:span><text:span text:style-name="MT5">Dördüncü düzey</text:span><text:span text:style-name="MT5"><text:line-break/></text:span><text:span text:style-name="MT5">Beşinci düzey</text:span></text:p>
            </text:list-item>
          </text:list>
        </draw:text-box>
      </draw:frame>
      <draw:frame draw:name="Metin Yer Tutucusu 3" presentation:style-name="Mpr49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16"><text:span text:style-name="MT13">Asıl metin stillerini düzenlemek için tıklatın</text:span></text:p>
            </text:list-item>
          </text:list>
        </draw:text-box>
      </draw:frame>
      <draw:frame draw:name="Veri Yer Tutucusu 4" presentation:style-name="Mpr5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1-27">27.01.22</text:date></text:span></text:p>
        </draw:text-box>
      </draw:frame>
      <draw:frame draw:name="Altbilgi Yer Tutucusu 5" presentation:style-name="Mpr5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6" presentation:style-name="Mpr5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9</text:page-number></text:span></text:p>
        </draw:text-box>
      </draw:frame>
      <presentation:notes style:page-layout-name="PM0">
        <draw:page-thumbnail presentation:style-name="Master1-Layout8-objTx-Başlıklı-İçerik-title" draw:layer="backgroundobjects" svg:width="0.001cm" svg:height="0.001cm" svg:x="0cm" svg:y="2.257cm" presentation:class="page"/>
        <draw:frame presentation:style-name="Master1-Layout8-objTx-Başlıklı-İçerik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Master1-Layout9-picTx-Başlıklı-Resim" style:page-layout-name="PM1" draw:style-name="Mdp1">
      <draw:frame draw:name="Başlık 1" presentation:style-name="Mpr54" draw:text-style-name="MP6" draw:layer="backgroundobjects" svg:width="10.923cm" svg:height="4.445cm" svg:x="2.333cm" svg:y="1.27cm" presentation:class="title">
        <draw:text-box>
          <text:p text:style-name="MP5"><text:span text:style-name="MT11">Asıl başlık stili için tıklatın</text:span></text:p>
        </draw:text-box>
      </draw:frame>
      <draw:frame draw:name="Resim Yer Tutucusu 2" presentation:style-name="Mpr55" draw:text-style-name="MP6" draw:layer="backgroundobjects" svg:width="17.145cm" svg:height="13.538cm" svg:x="14.398cm" svg:y="2.743cm" presentation:class="title">
        <draw:text-box>
          <text:p/>
        </draw:text-box>
      </draw:frame>
      <draw:frame draw:name="Metin Yer Tutucusu 3" presentation:style-name="Mpr56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16"><text:span text:style-name="MT13">Asıl metin stillerini düzenlemek için tıklatın</text:span></text:p>
            </text:list-item>
          </text:list>
        </draw:text-box>
      </draw:frame>
      <draw:frame draw:name="Veri Yer Tutucusu 4" presentation:style-name="Mpr5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1-27">27.01.22</text:date></text:span></text:p>
        </draw:text-box>
      </draw:frame>
      <draw:frame draw:name="Altbilgi Yer Tutucusu 5" presentation:style-name="Mpr5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6" presentation:style-name="Mpr5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9</text:page-number></text:span></text:p>
        </draw:text-box>
      </draw:frame>
      <presentation:notes style:page-layout-name="PM0">
        <draw:page-thumbnail presentation:style-name="Master1-Layout9-picTx-Başlıklı-Resim-title" draw:layer="backgroundobjects" svg:width="0.001cm" svg:height="0.001cm" svg:x="0cm" svg:y="2.257cm" presentation:class="page"/>
        <draw:frame presentation:style-name="Master1-Layout9-picTx-Başlıklı-Resim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Master1-Layout10-vertTx-Başlık_2c_-Dikey-Metin" style:display-name="Master1-Layout10-vertTx-Başlık,-Dikey-Metin" style:page-layout-name="PM1" draw:style-name="Mdp1">
      <draw:frame draw:name="Başlık 1" presentation:style-name="Mpr61" draw:text-style-name="MP6" draw:layer="backgroundobjects" svg:width="29.21cm" svg:height="3.682cm" svg:x="2.328cm" svg:y="1.014cm" presentation:class="title">
        <draw:text-box>
          <text:p text:style-name="MP5"><text:span text:style-name="MT2">Asıl başlık stili için tıklatın</text:span></text:p>
        </draw:text-box>
      </draw:frame>
      <draw:frame draw:name="Dikey Metin Yer Tutucusu 2" presentation:style-name="Mpr62" draw:text-style-name="MP17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Asıl metin stillerini düzenlemek için tıklatın</text:span></text:p>
              <text:list>
                <text:list-item>
                  <text:p text:style-name="MP8"><text:span text:style-name="MT4">İkinci düzey</text:span></text:p>
                  <text:list>
                    <text:list-item>
                      <text:p text:style-name="MP9"><text:span text:style-name="MT5">Üçüncü düzey</text:span></text:p>
                      <text:list>
                        <text:list-item>
                          <text:p text:style-name="MP10"><text:span text:style-name="MT6">Dördüncü düzey</text:span></text:p>
                          <text:list>
                            <text:list-item>
                              <text:p text:style-name="MP11"><text:span text:style-name="MT6">Beşinci düzey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Veri Yer Tutucusu 3" presentation:style-name="Mpr6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1-27">27.01.22</text:date></text:span></text:p>
        </draw:text-box>
      </draw:frame>
      <draw:frame draw:name="Altbilgi Yer Tutucusu 4" presentation:style-name="Mpr6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5" presentation:style-name="Mpr6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9</text:page-number></text:span></text:p>
        </draw:text-box>
      </draw:frame>
      <presentation:notes style:page-layout-name="PM0">
        <draw:page-thumbnail presentation:style-name="Master1-Layout10-vertTx-Başlık_2c_-Dikey-Metin-title" draw:layer="backgroundobjects" svg:width="0.001cm" svg:height="0.001cm" svg:x="0cm" svg:y="2.257cm" presentation:class="page"/>
        <draw:frame presentation:style-name="Master1-Layout10-vertTx-Başlık_2c_-Dikey-Metin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Master1-Layout11-vertTitleAndTx-Dikey-Başlık-ve-Metin" style:page-layout-name="PM1" draw:style-name="Mdp1">
      <draw:frame draw:name="Dikey Başlık 1" presentation:style-name="Mpr67" draw:text-style-name="MP17" draw:layer="backgroundobjects" svg:width="7.302cm" svg:height="16.144cm" svg:x="24.236cm" svg:y="1.014cm" presentation:class="title">
        <draw:text-box>
          <text:p text:style-name="MP5"><text:span text:style-name="MT2">Asıl başlık stili için tıklatın</text:span></text:p>
        </draw:text-box>
      </draw:frame>
      <draw:frame draw:name="Dikey Metin Yer Tutucusu 2" presentation:style-name="Mpr68" draw:text-style-name="MP17" draw:layer="backgroundobjects" svg:width="21.484cm" svg:height="16.144cm" svg:x="2.328cm" svg:y="1.014cm" presentation:class="outline">
        <draw:text-box>
          <text:list text:style-name="ML2">
            <text:list-item>
              <text:p text:style-name="MP7"><text:span text:style-name="MT3">Asıl metin stillerini düzenlemek için tıklatın</text:span></text:p>
              <text:list>
                <text:list-item>
                  <text:p text:style-name="MP8"><text:span text:style-name="MT4">İkinci düzey</text:span></text:p>
                  <text:list>
                    <text:list-item>
                      <text:p text:style-name="MP9"><text:span text:style-name="MT5">Üçüncü düzey</text:span></text:p>
                      <text:list>
                        <text:list-item>
                          <text:p text:style-name="MP10"><text:span text:style-name="MT6">Dördüncü düzey</text:span></text:p>
                          <text:list>
                            <text:list-item>
                              <text:p text:style-name="MP11"><text:span text:style-name="MT6">Beşinci düzey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Veri Yer Tutucusu 3" presentation:style-name="Mpr6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1-27">27.01.22</text:date></text:span></text:p>
        </draw:text-box>
      </draw:frame>
      <draw:frame draw:name="Altbilgi Yer Tutucusu 4" presentation:style-name="Mpr7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5" presentation:style-name="Mpr6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9</text:page-number></text:span></text:p>
        </draw:text-box>
      </draw:frame>
      <presentation:notes style:page-layout-name="PM0">
        <draw:page-thumbnail presentation:style-name="Master1-Layout11-vertTitleAndTx-Dikey-Başlık-ve-Metin-title" draw:layer="backgroundobjects" svg:width="0.001cm" svg:height="0.001cm" svg:x="0cm" svg:y="2.257cm" presentation:class="page"/>
        <draw:frame presentation:style-name="Master1-Layout11-vertTitleAndTx-Dikey-Başlık-ve-Metin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title>PowerPoint Sunusu</dc:title>
    <meta:initial-creator/>
    <meta:creation-date>2022-01-24T11:25:28Z</meta:creation-date>
    <dc:date>2022-01-27T13:49:35.456300507</dc:date>
    <meta:editing-cycles>241</meta:editing-cycles>
    <meta:editing-duration>PT3H9M39S</meta:editing-duration>
    <meta:document-statistic meta:object-count="393"/>
  </office:meta>
</office:document-meta>
</file>